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1.009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1.07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d428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d428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d428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ffd428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Comparison - Sequential and Parallel with PThreads" table:style-name="ta1">
        <table:shapes>
          <draw:frame draw:z-index="0" draw:style-name="gr1" draw:text-style-name="P1" svg:width="14.785in" svg:height="8.3161in" svg:x="0in" svg:y="13.9823in">
            <draw:object draw:notify-on-update-of-ranges="'Performance Comparison - Sequential and Parallel with PThreads'.B45:'Performance Comparison - Sequential and Parallel with PThreads'.S46 'Performance Comparison - Sequential and Parallel with PThreads'.A47:'Performance Comparison - Sequential and Parallel with PThreads'.A47 'Performance Comparison - Sequential and Parallel with PThreads'.B47:'Performance Comparison - Sequential and Parallel with PThreads'.S47 'Performance Comparison - Sequential and Parallel with PThreads'.A48:'Performance Comparison - Sequential and Parallel with PThreads'.A48 'Performance Comparison - Sequential and Parallel with PThreads'.B48:'Performance Comparison - Sequential and Parallel with PThreads'.S48 'Performance Comparison - Sequential and Parallel with PThreads'.A49:'Performance Comparison - Sequential and Parallel with PThreads'.A49 'Performance Comparison - Sequential and Parallel with PThreads'.B49:'Performance Comparison - Sequential and Parallel with PThreads'.S49 'Performance Comparison - Sequential and Parallel with PThreads'.A50:'Performance Comparison - Sequential and Parallel with PThreads'.A50 'Performance Comparison - Sequential and Parallel with PThreads'.B50:'Performance Comparison - Sequential and Parallel with PThreads'.S50 'Performance Comparison - Sequential and Parallel with PThreads'.A51:'Performance Comparison - Sequential and Parallel with PThreads'.A51 'Performance Comparison - Sequential and Parallel with PThreads'.B51:'Performance Comparison - Sequential and Parallel with PThreads'.S51 'Performance Comparison - Sequential and Parallel with PThreads'.A52:'Performance Comparison - Sequential and Parallel with PThreads'.A52 'Performance Comparison - Sequential and Parallel with PThreads'.B52:'Performance Comparison - Sequential and Parallel with PThreads'.S52 'Performance Comparison - Sequential and Parallel with PThreads'.A53:'Performance Comparison - Sequential and Parallel with PThreads'.A53 'Performance Comparison - Sequential and Parallel with PThreads'.B53:'Performance Comparison - Sequential and Parallel with PThreads'.S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984in" svg:height="8.3236in" svg:x="0in" svg:y="22.8685in">
            <draw:object draw:notify-on-update-of-ranges="'Performance Comparison - Sequential and Parallel with PThreads'.A61:'Performance Comparison - Sequential and Parallel with PThreads'.A67 'Performance Comparison - Sequential and Parallel with PThreads'.B59:'Performance Comparison - Sequential and Parallel with PThreads'.B60 'Performance Comparison - Sequential and Parallel with PThreads'.B61:'Performance Comparison - Sequential and Parallel with PThreads'.B67 'Performance Comparison - Sequential and Parallel with PThreads'.C59:'Performance Comparison - Sequential and Parallel with PThreads'.C60 'Performance Comparison - Sequential and Parallel with PThreads'.C61:'Performance Comparison - Sequential and Parallel with PThreads'.C67 'Performance Comparison - Sequential and Parallel with PThreads'.D59:'Performance Comparison - Sequential and Parallel with PThreads'.D60 'Performance Comparison - Sequential and Parallel with PThreads'.D61:'Performance Comparison - Sequential and Parallel with PThreads'.D67 'Performance Comparison - Sequential and Parallel with PThreads'.E59:'Performance Comparison - Sequential and Parallel with PThreads'.E60 'Performance Comparison - Sequential and Parallel with PThreads'.E61:'Performance Comparison - Sequential and Parallel with PThreads'.E67 'Performance Comparison - Sequential and Parallel with PThreads'.F59:'Performance Comparison - Sequential and Parallel with PThreads'.F60 'Performance Comparison - Sequential and Parallel with PThreads'.F61:'Performance Comparison - Sequential and Parallel with PThreads'.F67 'Performance Comparison - Sequential and Parallel with PThreads'.G59:'Performance Comparison - Sequential and Parallel with PThreads'.G60 'Performance Comparison - Sequential and Parallel with PThreads'.G61:'Performance Comparison - Sequential and Parallel with PThreads'.G67 'Performance Comparison - Sequential and Parallel with PThreads'.H59:'Performance Comparison - Sequential and Parallel with PThreads'.H60 'Performance Comparison - Sequential and Parallel with PThreads'.H61:'Performance Comparison - Sequential and Parallel with PThreads'.H67 'Performance Comparison - Sequential and Parallel with PThreads'.I59:'Performance Comparison - Sequential and Parallel with PThreads'.I60 'Performance Comparison - Sequential and Parallel with PThreads'.I61:'Performance Comparison - Sequential and Parallel with PThreads'.I67 'Performance Comparison - Sequential and Parallel with PThreads'.J59:'Performance Comparison - Sequential and Parallel with PThreads'.J60 'Performance Comparison - Sequential and Parallel with PThreads'.J61:'Performance Comparison - Sequential and Parallel with PThreads'.J67 'Performance Comparison - Sequential and Parallel with PThreads'.K59:'Performance Comparison - Sequential and Parallel with PThreads'.K60 'Performance Comparison - Sequential and Parallel with PThreads'.K61:'Performance Comparison - Sequential and Parallel with PThreads'.K67 'Performance Comparison - Sequential and Parallel with PThreads'.L59:'Performance Comparison - Sequential and Parallel with PThreads'.L60 'Performance Comparison - Sequential and Parallel with PThreads'.L61:'Performance Comparison - Sequential and Parallel with PThreads'.L67 'Performance Comparison - Sequential and Parallel with PThreads'.M59:'Performance Comparison - Sequential and Parallel with PThreads'.M60 'Performance Comparison - Sequential and Parallel with PThreads'.M61:'Performance Comparison - Sequential and Parallel with PThreads'.M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1693in" svg:height="5.7197in" svg:x="19.6299in" svg:y="2.6146in">
            <draw:object draw:notify-on-update-of-ranges="'Performance Comparison - Sequential and Parallel with PThreads'.W3:'Performance Comparison - Sequential and Parallel with PThreads'.AN4 'Performance Comparison - Sequential and Parallel with PThreads'.V5:'Performance Comparison - Sequential and Parallel with PThreads'.V5 'Performance Comparison - Sequential and Parallel with PThreads'.W5:'Performance Comparison - Sequential and Parallel with PThreads'.AN5 'Performance Comparison - Sequential and Parallel with PThreads'.V6:'Performance Comparison - Sequential and Parallel with PThreads'.V6 'Performance Comparison - Sequential and Parallel with PThreads'.W6:'Performance Comparison - Sequential and Parallel with PThreads'.AN6 'Performance Comparison - Sequential and Parallel with PThreads'.V7:'Performance Comparison - Sequential and Parallel with PThreads'.V7 'Performance Comparison - Sequential and Parallel with PThreads'.W7:'Performance Comparison - Sequential and Parallel with PThreads'.AN7 'Performance Comparison - Sequential and Parallel with PThreads'.V8:'Performance Comparison - Sequential and Parallel with PThreads'.V8 'Performance Comparison - Sequential and Parallel with PThreads'.W8:'Performance Comparison - Sequential and Parallel with PThreads'.AN8 'Performance Comparison - Sequential and Parallel with PThreads'.V9:'Performance Comparison - Sequential and Parallel with PThreads'.V9 'Performance Comparison - Sequential and Parallel with PThreads'.W9:'Performance Comparison - Sequential and Parallel with PThreads'.AN9 'Performance Comparison - Sequential and Parallel with PThreads'.V10:'Performance Comparison - Sequential and Parallel with PThreads'.V10 'Performance Comparison - Sequential and Parallel with PThreads'.W10:'Performance Comparison - Sequential and Parallel with PThreads'.AN10 'Performance Comparison - Sequential and Parallel with PThreads'.V11:'Performance Comparison - Sequential and Parallel with PThreads'.V11 'Performance Comparison - Sequential and Parallel with PThreads'.W11:'Performance Comparison - Sequential and Parallel with PThreads'.AN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3406in" svg:height="8.5091in" svg:x="15.1421in" svg:y="22.7059in">
            <draw:object draw:notify-on-update-of-ranges="'Performance Comparison - Sequential and Parallel with PThreads'.V60:'Performance Comparison - Sequential and Parallel with PThreads'.V66 'Performance Comparison - Sequential and Parallel with PThreads'.W59:'Performance Comparison - Sequential and Parallel with PThreads'.W59 'Performance Comparison - Sequential and Parallel with PThreads'.W60:'Performance Comparison - Sequential and Parallel with PThreads'.W66 'Performance Comparison - Sequential and Parallel with PThreads'.X59:'Performance Comparison - Sequential and Parallel with PThreads'.X59 'Performance Comparison - Sequential and Parallel with PThreads'.X60:'Performance Comparison - Sequential and Parallel with PThreads'.X66 'Performance Comparison - Sequential and Parallel with PThreads'.Y59:'Performance Comparison - Sequential and Parallel with PThreads'.Y59 'Performance Comparison - Sequential and Parallel with PThreads'.Y60:'Performance Comparison - Sequential and Parallel with PThreads'.Y66 'Performance Comparison - Sequential and Parallel with PThreads'.Z59:'Performance Comparison - Sequential and Parallel with PThreads'.Z59 'Performance Comparison - Sequential and Parallel with PThreads'.Z60:'Performance Comparison - Sequential and Parallel with PThreads'.Z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6827in" svg:height="8.3067in" svg:x="15.1894in" svg:y="13.9673in">
            <draw:object draw:notify-on-update-of-ranges="'Performance Comparison - Sequential and Parallel with PThreads'.W46:'Performance Comparison - Sequential and Parallel with PThreads'.AB46 'Performance Comparison - Sequential and Parallel with PThreads'.V47:'Performance Comparison - Sequential and Parallel with PThreads'.V47 'Performance Comparison - Sequential and Parallel with PThreads'.W47:'Performance Comparison - Sequential and Parallel with PThreads'.AB47 'Performance Comparison - Sequential and Parallel with PThreads'.V48:'Performance Comparison - Sequential and Parallel with PThreads'.V48 'Performance Comparison - Sequential and Parallel with PThreads'.W48:'Performance Comparison - Sequential and Parallel with PThreads'.AB48 'Performance Comparison - Sequential and Parallel with PThreads'.V49:'Performance Comparison - Sequential and Parallel with PThreads'.V49 'Performance Comparison - Sequential and Parallel with PThreads'.W49:'Performance Comparison - Sequential and Parallel with PThreads'.AB49 'Performance Comparison - Sequential and Parallel with PThreads'.V50:'Performance Comparison - Sequential and Parallel with PThreads'.V50 'Performance Comparison - Sequential and Parallel with PThreads'.W50:'Performance Comparison - Sequential and Parallel with PThreads'.AB50 'Performance Comparison - Sequential and Parallel with PThreads'.V51:'Performance Comparison - Sequential and Parallel with PThreads'.V51 'Performance Comparison - Sequential and Parallel with PThreads'.W51:'Performance Comparison - Sequential and Parallel with PThreads'.AB51 'Performance Comparison - Sequential and Parallel with PThreads'.V52:'Performance Comparison - Sequential and Parallel with PThreads'.V52 'Performance Comparison - Sequential and Parallel with PThreads'.W52:'Performance Comparison - Sequential and Parallel with PThreads'.AB52 'Performance Comparison - Sequential and Parallel with PThreads'.V53:'Performance Comparison - Sequential and Parallel with PThreads'.V53 'Performance Comparison - Sequential and Parallel with PThreads'.W53:'Performance Comparison - Sequential and Parallel with PThreads'.AB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number-columns-repeated="19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6" table:default-cell-style-name="ce9"/>
        <table:table-column table:style-name="co3" table:number-columns-repeated="35" table:default-cell-style-name="ce9"/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9" table:number-rows-spanned="1">
            <text:p>Execution Times in Seconds (5 Runs/Executions)</text:p>
          </table:table-cell>
          <table:covered-table-cell table:number-columns-repeated="14" table:style-name="ce28"/>
          <table:covered-table-cell table:number-columns-repeated="4"/>
          <table:table-cell/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8" table:number-rows-spanned="1">
            <text:p>Execution Times in Seconds (Standard Deviation)</text:p>
          </table:table-cell>
          <table:covered-table-cell table:number-columns-repeated="14" table:style-name="ce28"/>
          <table:covered-table-cell table:number-columns-repeated="3"/>
          <table:table-cell table:number-columns-repeated="24"/>
        </table:table-row>
        <table:table-row table:style-name="ro1">
          <table:covered-table-cell table:style-name="ce2"/>
          <table:table-cell table:style-name="ce18" office:value-type="string" calcext:value-type="string" table:number-columns-spanned="1" table:number-rows-spanned="3">
            <text:p>No. Exec.</text:p>
          </table:table-cell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/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/>
          <table:covered-table-cell table:style-name="ce3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/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number-columns-repeated="24"/>
        </table:table-row>
        <table:table-row table:style-name="ro1">
          <table:table-cell table:style-name="ce6" office:value-type="float" office:value="1000" calcext:value-type="float" table:number-columns-spanned="1" table:number-rows-spanned="5">
            <text:p>1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/>
          <table:table-cell table:style-name="ce6" office:value-type="float" office:value="1000" calcext:value-type="float">
            <text:p>1000</text:p>
          </table:table-cell>
          <table:table-cell table:style-name="ce30" table:formula="of:=STDEV([.C5:.C9])" office:value-type="float" office:value="0.000447213595499958" calcext:value-type="float">
            <text:p>0.000</text:p>
          </table:table-cell>
          <table:table-cell table:style-name="ce30" table:formula="of:=STDEV([.D5:.D9])" office:value-type="float" office:value="0.00114017542509914" calcext:value-type="float">
            <text:p>0.001</text:p>
          </table:table-cell>
          <table:table-cell table:style-name="ce30" table:formula="of:=STDEV([.E5:.E9])" office:value-type="float" office:value="0.00134164078649987" calcext:value-type="float">
            <text:p>0.001</text:p>
          </table:table-cell>
          <table:table-cell table:style-name="ce30" table:formula="of:=STDEV([.F5:.F9])" office:value-type="float" office:value="0.000447213595499958" calcext:value-type="float">
            <text:p>0.000</text:p>
          </table:table-cell>
          <table:table-cell table:style-name="ce30" table:formula="of:=STDEV([.G5:.G9])" office:value-type="float" office:value="0.00173205080756888" calcext:value-type="float">
            <text:p>0.002</text:p>
          </table:table-cell>
          <table:table-cell table:style-name="ce30" table:formula="of:=STDEV([.H5:.H9])" office:value-type="float" office:value="0.00178885438199983" calcext:value-type="float">
            <text:p>0.002</text:p>
          </table:table-cell>
          <table:table-cell table:style-name="ce30" table:formula="of:=STDEV([.I5:.I9])" office:value-type="float" office:value="0.000447213595499958" calcext:value-type="float">
            <text:p>0.000</text:p>
          </table:table-cell>
          <table:table-cell table:style-name="ce30" table:formula="of:=STDEV([.J5:.J9])" office:value-type="float" office:value="0.002" calcext:value-type="float">
            <text:p>0.002</text:p>
          </table:table-cell>
          <table:table-cell table:style-name="ce30" table:formula="of:=STDEV([.K5:.K9])" office:value-type="float" office:value="0.002" calcext:value-type="float">
            <text:p>0.002</text:p>
          </table:table-cell>
          <table:table-cell table:style-name="ce30" table:formula="of:=STDEV([.L5:.L9])" office:value-type="float" office:value="0.00109544511501033" calcext:value-type="float">
            <text:p>0.001</text:p>
          </table:table-cell>
          <table:table-cell table:style-name="ce30" table:formula="of:=STDEV([.M5:.M9])" office:value-type="float" office:value="0.00204939015319192" calcext:value-type="float">
            <text:p>0.002</text:p>
          </table:table-cell>
          <table:table-cell table:style-name="ce30" table:formula="of:=STDEV([.N5:.N9])" office:value-type="float" office:value="0.00216794833886788" calcext:value-type="float">
            <text:p>0.002</text:p>
          </table:table-cell>
          <table:table-cell table:style-name="ce30" table:formula="of:=STDEV([.O5:.O9])" office:value-type="float" office:value="0.00109544511501033" calcext:value-type="float">
            <text:p>0.001</text:p>
          </table:table-cell>
          <table:table-cell table:style-name="ce30" table:formula="of:=STDEV([.P5:.P9])" office:value-type="float" office:value="0.00238746727726266" calcext:value-type="float">
            <text:p>0.002</text:p>
          </table:table-cell>
          <table:table-cell table:style-name="ce30" table:formula="of:=STDEV([.Q5:.Q9])" office:value-type="float" office:value="0.00282842712474619" calcext:value-type="float">
            <text:p>0.003</text:p>
          </table:table-cell>
          <table:table-cell table:style-name="ce30" table:formula="of:=STDEV([.R5:.R9])" office:value-type="float" office:value="0.000447213595499958" calcext:value-type="float">
            <text:p>0.000</text:p>
          </table:table-cell>
          <table:table-cell table:style-name="ce30" table:formula="of:=STDEV([.S5:.S9])" office:value-type="float" office:value="0.00151657508881031" calcext:value-type="float">
            <text:p>0.002</text:p>
          </table:table-cell>
          <table:table-cell table:style-name="ce30" table:formula="of:=STDEV([.T5:.T9])" office:value-type="float" office:value="0.00130384048104053" calcext:value-type="float">
            <text:p>0.001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4" calcext:value-type="float">
            <text:p>0.004</text:p>
          </table:table-cell>
          <table:table-cell/>
          <table:table-cell table:style-name="ce6" office:value-type="float" office:value="10000" calcext:value-type="float">
            <text:p>10000</text:p>
          </table:table-cell>
          <table:table-cell table:style-name="ce30" table:formula="of:=STDEV([.C10:.C14])" office:value-type="float" office:value="0.000447213595499958" calcext:value-type="float">
            <text:p>0.000</text:p>
          </table:table-cell>
          <table:table-cell table:style-name="ce30" table:formula="of:=STDEV([.D10:.D14])" office:value-type="float" office:value="0.00204939015319192" calcext:value-type="float">
            <text:p>0.002</text:p>
          </table:table-cell>
          <table:table-cell table:style-name="ce30" table:formula="of:=STDEV([.E10:.E14])" office:value-type="float" office:value="0.0018165902124585" calcext:value-type="float">
            <text:p>0.002</text:p>
          </table:table-cell>
          <table:table-cell table:style-name="ce30" table:formula="of:=STDEV([.F10:.F14])" office:value-type="float" office:value="0" calcext:value-type="float">
            <text:p>0.000</text:p>
          </table:table-cell>
          <table:table-cell table:style-name="ce30" table:formula="of:=STDEV([.G10:.G14])" office:value-type="float" office:value="0.00219089023002066" calcext:value-type="float">
            <text:p>0.002</text:p>
          </table:table-cell>
          <table:table-cell table:style-name="ce30" table:formula="of:=STDEV([.H10:.H14])" office:value-type="float" office:value="0.00219089023002066" calcext:value-type="float">
            <text:p>0.002</text:p>
          </table:table-cell>
          <table:table-cell table:style-name="ce30" table:formula="of:=STDEV([.I10:.I14])" office:value-type="float" office:value="0.00178885438199983" calcext:value-type="float">
            <text:p>0.002</text:p>
          </table:table-cell>
          <table:table-cell table:style-name="ce30" table:formula="of:=STDEV([.J10:.J14])" office:value-type="float" office:value="0.00367423461417477" calcext:value-type="float">
            <text:p>0.004</text:p>
          </table:table-cell>
          <table:table-cell table:style-name="ce30" table:formula="of:=STDEV([.K10:.K14])" office:value-type="float" office:value="0.00234520787991171" calcext:value-type="float">
            <text:p>0.002</text:p>
          </table:table-cell>
          <table:table-cell table:style-name="ce30" table:formula="of:=STDEV([.L10:.L14])" office:value-type="float" office:value="0.000447213595499958" calcext:value-type="float">
            <text:p>0.000</text:p>
          </table:table-cell>
          <table:table-cell table:style-name="ce30" table:formula="of:=STDEV([.M10:.M14])" office:value-type="float" office:value="0.002" calcext:value-type="float">
            <text:p>0.002</text:p>
          </table:table-cell>
          <table:table-cell table:style-name="ce30" table:formula="of:=STDEV([.N10:.N14])" office:value-type="float" office:value="0.00134164078649987" calcext:value-type="float">
            <text:p>0.001</text:p>
          </table:table-cell>
          <table:table-cell table:style-name="ce30" table:formula="of:=STDEV([.O10:.O14])" office:value-type="float" office:value="0" calcext:value-type="float">
            <text:p>0.000</text:p>
          </table:table-cell>
          <table:table-cell table:style-name="ce30" table:formula="of:=STDEV([.P10:.P14])" office:value-type="float" office:value="0.00248997991959775" calcext:value-type="float">
            <text:p>0.002</text:p>
          </table:table-cell>
          <table:table-cell table:style-name="ce30" table:formula="of:=STDEV([.Q10:.Q14])" office:value-type="float" office:value="0.00248997991959775" calcext:value-type="float">
            <text:p>0.002</text:p>
          </table:table-cell>
          <table:table-cell table:style-name="ce30" table:formula="of:=STDEV([.R10:.R14])" office:value-type="float" office:value="0.00178885438199983" calcext:value-type="float">
            <text:p>0.002</text:p>
          </table:table-cell>
          <table:table-cell table:style-name="ce30" table:formula="of:=STDEV([.S10:.S14])" office:value-type="float" office:value="0.00167332005306815" calcext:value-type="float">
            <text:p>0.002</text:p>
          </table:table-cell>
          <table:table-cell table:style-name="ce30" table:formula="of:=STDEV([.T10:.T14])" office:value-type="float" office:value="0.00356370593624109" calcext:value-type="float">
            <text:p>0.00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5" calcext:value-type="float">
            <text:p>0.005</text:p>
          </table:table-cell>
          <table:table-cell/>
          <table:table-cell table:style-name="ce6" office:value-type="float" office:value="100000" calcext:value-type="float">
            <text:p>100000</text:p>
          </table:table-cell>
          <table:table-cell table:style-name="ce30" table:formula="of:=STDEV([.C15:.C19])" office:value-type="float" office:value="0.000836660026534075" calcext:value-type="float">
            <text:p>0.001</text:p>
          </table:table-cell>
          <table:table-cell table:style-name="ce30" table:formula="of:=STDEV([.D15:.D19])" office:value-type="float" office:value="0.000547722557505166" calcext:value-type="float">
            <text:p>0.001</text:p>
          </table:table-cell>
          <table:table-cell table:style-name="ce30" table:formula="of:=STDEV([.E15:.E19])" office:value-type="float" office:value="0.000447213595499958" calcext:value-type="float">
            <text:p>0.000</text:p>
          </table:table-cell>
          <table:table-cell table:style-name="ce30" table:formula="of:=STDEV([.F15:.F19])" office:value-type="float" office:value="0.000447213595499958" calcext:value-type="float">
            <text:p>0.000</text:p>
          </table:table-cell>
          <table:table-cell table:style-name="ce30" table:formula="of:=STDEV([.G15:.G19])" office:value-type="float" office:value="0.00234520787991172" calcext:value-type="float">
            <text:p>0.002</text:p>
          </table:table-cell>
          <table:table-cell table:style-name="ce30" table:formula="of:=STDEV([.H15:.H19])" office:value-type="float" office:value="0.00260768096208106" calcext:value-type="float">
            <text:p>0.003</text:p>
          </table:table-cell>
          <table:table-cell table:style-name="ce30" table:formula="of:=STDEV([.I15:.I19])" office:value-type="float" office:value="0.00130384048104053" calcext:value-type="float">
            <text:p>0.001</text:p>
          </table:table-cell>
          <table:table-cell table:style-name="ce30" table:formula="of:=STDEV([.J15:.J19])" office:value-type="float" office:value="0.00458257569495584" calcext:value-type="float">
            <text:p>0.005</text:p>
          </table:table-cell>
          <table:table-cell table:style-name="ce30" table:formula="of:=STDEV([.K15:.K19])" office:value-type="float" office:value="0.00391152144312159" calcext:value-type="float">
            <text:p>0.004</text:p>
          </table:table-cell>
          <table:table-cell table:style-name="ce30" table:formula="of:=STDEV([.L15:.L19])" office:value-type="float" office:value="0.000894427190999916" calcext:value-type="float">
            <text:p>0.001</text:p>
          </table:table-cell>
          <table:table-cell table:style-name="ce30" table:formula="of:=STDEV([.M15:.M19])" office:value-type="float" office:value="0.00479583152331272" calcext:value-type="float">
            <text:p>0.005</text:p>
          </table:table-cell>
          <table:table-cell table:style-name="ce30" table:formula="of:=STDEV([.N15:.N19])" office:value-type="float" office:value="0.00496990945591567" calcext:value-type="float">
            <text:p>0.005</text:p>
          </table:table-cell>
          <table:table-cell table:style-name="ce30" table:formula="of:=STDEV([.O15:.O19])" office:value-type="float" office:value="0.00122474487139159" calcext:value-type="float">
            <text:p>0.001</text:p>
          </table:table-cell>
          <table:table-cell table:style-name="ce30" table:formula="of:=STDEV([.P15:.P19])" office:value-type="float" office:value="0.00489897948556636" calcext:value-type="float">
            <text:p>0.005</text:p>
          </table:table-cell>
          <table:table-cell table:style-name="ce30" table:formula="of:=STDEV([.Q15:.Q19])" office:value-type="float" office:value="0.00585662018573853" calcext:value-type="float">
            <text:p>0.006</text:p>
          </table:table-cell>
          <table:table-cell table:style-name="ce30" table:formula="of:=STDEV([.R15:.R19])" office:value-type="float" office:value="0.000447213595499958" calcext:value-type="float">
            <text:p>0.000</text:p>
          </table:table-cell>
          <table:table-cell table:style-name="ce30" table:formula="of:=STDEV([.S15:.S19])" office:value-type="float" office:value="0.00630079360080935" calcext:value-type="float">
            <text:p>0.006</text:p>
          </table:table-cell>
          <table:table-cell table:style-name="ce30" table:formula="of:=STDEV([.T15:.T19])" office:value-type="float" office:value="0.00609918027279076" calcext:value-type="float">
            <text:p>0.006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number-columns-repeated="2" table:style-name="ce31" office:value-type="float" office:value="0.002" calcext:value-type="float">
            <text:p>0.002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6" calcext:value-type="float">
            <text:p>0.006</text:p>
          </table:table-cell>
          <table:table-cell/>
          <table:table-cell table:style-name="ce6" office:value-type="float" office:value="1000000" calcext:value-type="float">
            <text:p>1000000</text:p>
          </table:table-cell>
          <table:table-cell table:style-name="ce30" table:formula="of:=STDEV([.C20:.C24])" office:value-type="float" office:value="0.00178885438199983" calcext:value-type="float">
            <text:p>0.002</text:p>
          </table:table-cell>
          <table:table-cell table:style-name="ce30" table:formula="of:=STDEV([.D20:.D24])" office:value-type="float" office:value="0.00178885438199983" calcext:value-type="float">
            <text:p>0.002</text:p>
          </table:table-cell>
          <table:table-cell table:style-name="ce30" table:formula="of:=STDEV([.E20:.E24])" office:value-type="float" office:value="0.000447213595499958" calcext:value-type="float">
            <text:p>0.000</text:p>
          </table:table-cell>
          <table:table-cell table:style-name="ce30" table:formula="of:=STDEV([.F20:.F24])" office:value-type="float" office:value="0.00357770876399966" calcext:value-type="float">
            <text:p>0.004</text:p>
          </table:table-cell>
          <table:table-cell table:style-name="ce30" table:formula="of:=STDEV([.G20:.G24])" office:value-type="float" office:value="0.00384707681233427" calcext:value-type="float">
            <text:p>0.004</text:p>
          </table:table-cell>
          <table:table-cell table:style-name="ce30" table:formula="of:=STDEV([.H20:.H24])" office:value-type="float" office:value="0.00258843582110896" calcext:value-type="float">
            <text:p>0.003</text:p>
          </table:table-cell>
          <table:table-cell table:style-name="ce30" table:formula="of:=STDEV([.I20:.I24])" office:value-type="float" office:value="0.000836660026534076" calcext:value-type="float">
            <text:p>0.001</text:p>
          </table:table-cell>
          <table:table-cell table:style-name="ce30" table:formula="of:=STDEV([.J20:.J24])" office:value-type="float" office:value="0.00277488738510232" calcext:value-type="float">
            <text:p>0.003</text:p>
          </table:table-cell>
          <table:table-cell table:style-name="ce30" table:formula="of:=STDEV([.K20:.K24])" office:value-type="float" office:value="0.00294957624075053" calcext:value-type="float">
            <text:p>0.003</text:p>
          </table:table-cell>
          <table:table-cell table:style-name="ce30" table:formula="of:=STDEV([.L20:.L24])" office:value-type="float" office:value="0.00141421356237309" calcext:value-type="float">
            <text:p>0.001</text:p>
          </table:table-cell>
          <table:table-cell table:style-name="ce30" table:formula="of:=STDEV([.M20:.M24])" office:value-type="float" office:value="0.00420713679359253" calcext:value-type="float">
            <text:p>0.004</text:p>
          </table:table-cell>
          <table:table-cell table:style-name="ce30" table:formula="of:=STDEV([.N20:.N24])" office:value-type="float" office:value="0.00248997991959775" calcext:value-type="float">
            <text:p>0.002</text:p>
          </table:table-cell>
          <table:table-cell table:style-name="ce30" table:formula="of:=STDEV([.O20:.O24])" office:value-type="float" office:value="0.00454972526643093" calcext:value-type="float">
            <text:p>0.005</text:p>
          </table:table-cell>
          <table:table-cell table:style-name="ce30" table:formula="of:=STDEV([.P20:.P24])" office:value-type="float" office:value="0.0276532095786366" calcext:value-type="float">
            <text:p>0.028</text:p>
          </table:table-cell>
          <table:table-cell table:style-name="ce30" table:formula="of:=STDEV([.Q20:.Q24])" office:value-type="float" office:value="0.00230217288664427" calcext:value-type="float">
            <text:p>0.002</text:p>
          </table:table-cell>
          <table:table-cell table:style-name="ce30" table:formula="of:=STDEV([.R20:.R24])" office:value-type="float" office:value="0.000547722557505166" calcext:value-type="float">
            <text:p>0.001</text:p>
          </table:table-cell>
          <table:table-cell table:style-name="ce30" table:formula="of:=STDEV([.S20:.S24])" office:value-type="float" office:value="0.00712741187248218" calcext:value-type="float">
            <text:p>0.007</text:p>
          </table:table-cell>
          <table:table-cell table:style-name="ce30" table:formula="of:=STDEV([.T20:.T24])" office:value-type="float" office:value="0.00650384501660364" calcext:value-type="float">
            <text:p>0.007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4" calcext:value-type="float">
            <text:p>0.004</text:p>
          </table:table-cell>
          <table:table-cell/>
          <table:table-cell table:style-name="ce6" office:value-type="float" office:value="10000000" calcext:value-type="float">
            <text:p>10000000</text:p>
          </table:table-cell>
          <table:table-cell table:style-name="ce30" table:formula="of:=STDEV([.C25:.C29])" office:value-type="float" office:value="0.00151657508881031" calcext:value-type="float">
            <text:p>0.002</text:p>
          </table:table-cell>
          <table:table-cell table:style-name="ce30" table:formula="of:=STDEV([.D25:.D29])" office:value-type="float" office:value="0.00294957624075053" calcext:value-type="float">
            <text:p>0.003</text:p>
          </table:table-cell>
          <table:table-cell table:style-name="ce30" table:formula="of:=STDEV([.E25:.E29])" office:value-type="float" office:value="0.00393700393700591" calcext:value-type="float">
            <text:p>0.004</text:p>
          </table:table-cell>
          <table:table-cell table:style-name="ce30" table:formula="of:=STDEV([.F25:.F29])" office:value-type="float" office:value="0.000547722557505167" calcext:value-type="float">
            <text:p>0.001</text:p>
          </table:table-cell>
          <table:table-cell table:style-name="ce30" table:formula="of:=STDEV([.G25:.G29])" office:value-type="float" office:value="0.00130384048104053" calcext:value-type="float">
            <text:p>0.001</text:p>
          </table:table-cell>
          <table:table-cell table:style-name="ce30" table:formula="of:=STDEV([.H25:.H29])" office:value-type="float" office:value="0.00178885438199983" calcext:value-type="float">
            <text:p>0.002</text:p>
          </table:table-cell>
          <table:table-cell table:style-name="ce30" table:formula="of:=STDEV([.I25:.I29])" office:value-type="float" office:value="0.394444292644728" calcext:value-type="float">
            <text:p>0.394</text:p>
          </table:table-cell>
          <table:table-cell table:style-name="ce30" table:formula="of:=STDEV([.J25:.J29])" office:value-type="float" office:value="0.00370135110466435" calcext:value-type="float">
            <text:p>0.004</text:p>
          </table:table-cell>
          <table:table-cell table:style-name="ce30" table:formula="of:=STDEV([.K25:.K29])" office:value-type="float" office:value="0.00216794833886788" calcext:value-type="float">
            <text:p>0.002</text:p>
          </table:table-cell>
          <table:table-cell table:style-name="ce30" table:formula="of:=STDEV([.L25:.L29])" office:value-type="float" office:value="0.003286335345031" calcext:value-type="float">
            <text:p>0.003</text:p>
          </table:table-cell>
          <table:table-cell table:style-name="ce30" table:formula="of:=STDEV([.M25:.M29])" office:value-type="float" office:value="0.0103198837202751" calcext:value-type="float">
            <text:p>0.010</text:p>
          </table:table-cell>
          <table:table-cell table:style-name="ce30" table:formula="of:=STDEV([.N25:.N29])" office:value-type="float" office:value="0.00313049516849971" calcext:value-type="float">
            <text:p>0.003</text:p>
          </table:table-cell>
          <table:table-cell table:style-name="ce30" table:formula="of:=STDEV([.O25:.O29])" office:value-type="float" office:value="0.0033466401061363" calcext:value-type="float">
            <text:p>0.003</text:p>
          </table:table-cell>
          <table:table-cell table:style-name="ce30" table:formula="of:=STDEV([.P25:.P29])" office:value-type="float" office:value="0.0246130046926417" calcext:value-type="float">
            <text:p>0.025</text:p>
          </table:table-cell>
          <table:table-cell table:style-name="ce30" table:formula="of:=STDEV([.Q25:.Q29])" office:value-type="float" office:value="0.00371483512420134" calcext:value-type="float">
            <text:p>0.004</text:p>
          </table:table-cell>
          <table:table-cell table:style-name="ce30" table:formula="of:=STDEV([.R25:.R29])" office:value-type="float" office:value="0.00360555127546399" calcext:value-type="float">
            <text:p>0.004</text:p>
          </table:table-cell>
          <table:table-cell table:style-name="ce30" table:formula="of:=STDEV([.S25:.S29])" office:value-type="float" office:value="0.0444612190566116" calcext:value-type="float">
            <text:p>0.044</text:p>
          </table:table-cell>
          <table:table-cell table:style-name="ce30" table:formula="of:=STDEV([.T25:.T29])" office:value-type="float" office:value="0.00219089023002066" calcext:value-type="float">
            <text:p>0.002</text:p>
          </table:table-cell>
          <table:table-cell table:number-columns-repeated="24"/>
        </table:table-row>
        <table:table-row table:style-name="ro1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/>
          <table:table-cell table:style-name="ce6" office:value-type="float" office:value="100000000" calcext:value-type="float">
            <text:p>100000000</text:p>
          </table:table-cell>
          <table:table-cell table:style-name="ce30" table:formula="of:=STDEV([.C30:.C34])" office:value-type="float" office:value="0.0299332590941915" calcext:value-type="float">
            <text:p>0.030</text:p>
          </table:table-cell>
          <table:table-cell table:style-name="ce30" table:formula="of:=STDEV([.D30:.D34])" office:value-type="float" office:value="0.0290560148678376" calcext:value-type="float">
            <text:p>0.029</text:p>
          </table:table-cell>
          <table:table-cell table:style-name="ce30" table:formula="of:=STDEV([.E30:.E34])" office:value-type="float" office:value="0.000547722557505166" calcext:value-type="float">
            <text:p>0.001</text:p>
          </table:table-cell>
          <table:table-cell table:style-name="ce30" table:formula="of:=STDEV([.F30:.F34])" office:value-type="float" office:value="0.00832466215530689" calcext:value-type="float">
            <text:p>0.008</text:p>
          </table:table-cell>
          <table:table-cell table:style-name="ce30" table:formula="of:=STDEV([.G30:.G34])" office:value-type="float" office:value="0.00898331787259027" calcext:value-type="float">
            <text:p>0.009</text:p>
          </table:table-cell>
          <table:table-cell table:style-name="ce30" table:formula="of:=STDEV([.H30:.H34])" office:value-type="float" office:value="0.00204939015319192" calcext:value-type="float">
            <text:p>0.002</text:p>
          </table:table-cell>
          <table:table-cell table:style-name="ce30" table:formula="of:=STDEV([.I30:.I34])" office:value-type="float" office:value="0.00526307894677631" calcext:value-type="float">
            <text:p>0.005</text:p>
          </table:table-cell>
          <table:table-cell table:style-name="ce30" table:formula="of:=STDEV([.J30:.J34])" office:value-type="float" office:value="0.00996493853468248" calcext:value-type="float">
            <text:p>0.010</text:p>
          </table:table-cell>
          <table:table-cell table:style-name="ce30" table:formula="of:=STDEV([.K30:.K34])" office:value-type="float" office:value="0.00219089023002066" calcext:value-type="float">
            <text:p>0.002</text:p>
          </table:table-cell>
          <table:table-cell table:style-name="ce30" table:formula="of:=STDEV([.L30:.L34])" office:value-type="float" office:value="0.00680441033448161" calcext:value-type="float">
            <text:p>0.007</text:p>
          </table:table-cell>
          <table:table-cell table:style-name="ce30" table:formula="of:=STDEV([.M30:.M34])" office:value-type="float" office:value="0.0242528348858437" calcext:value-type="float">
            <text:p>0.024</text:p>
          </table:table-cell>
          <table:table-cell table:style-name="ce30" table:formula="of:=STDEV([.N30:.N34])" office:value-type="float" office:value="0.00282842712474619" calcext:value-type="float">
            <text:p>0.003</text:p>
          </table:table-cell>
          <table:table-cell table:style-name="ce30" table:formula="of:=STDEV([.O30:.O34])" office:value-type="float" office:value="0.00474341649025257" calcext:value-type="float">
            <text:p>0.005</text:p>
          </table:table-cell>
          <table:table-cell table:style-name="ce30" table:formula="of:=STDEV([.P30:.P34])" office:value-type="float" office:value="0.0557718567021038" calcext:value-type="float">
            <text:p>0.056</text:p>
          </table:table-cell>
          <table:table-cell table:style-name="ce30" table:formula="of:=STDEV([.Q30:.Q34])" office:value-type="float" office:value="0.00357770876399966" calcext:value-type="float">
            <text:p>0.004</text:p>
          </table:table-cell>
          <table:table-cell table:style-name="ce30" table:formula="of:=STDEV([.R30:.R34])" office:value-type="float" office:value="0.00653452370108181" calcext:value-type="float">
            <text:p>0.007</text:p>
          </table:table-cell>
          <table:table-cell table:style-name="ce30" table:formula="of:=STDEV([.S30:.S34])" office:value-type="float" office:value="0.0146389890361323" calcext:value-type="float">
            <text:p>0.015</text:p>
          </table:table-cell>
          <table:table-cell table:style-name="ce30" table:formula="of:=STDEV([.T30:.T34])" office:value-type="float" office:value="0.00412310562561766" calcext:value-type="float">
            <text:p>0.00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9" calcext:value-type="float">
            <text:p>0.009</text:p>
          </table:table-cell>
          <table:table-cell/>
          <table:table-cell table:style-name="ce6" office:value-type="float" office:value="1000000000" calcext:value-type="float">
            <text:p>1000000000</text:p>
          </table:table-cell>
          <table:table-cell table:style-name="ce30" table:formula="of:=STDEV([.C35:.C39])" office:value-type="float" office:value="0.406148618119034" calcext:value-type="float">
            <text:p>0.406</text:p>
          </table:table-cell>
          <table:table-cell table:style-name="ce30" table:formula="of:=STDEV([.D35:.D39])" office:value-type="float" office:value="0.392252469718166" calcext:value-type="float">
            <text:p>0.392</text:p>
          </table:table-cell>
          <table:table-cell table:style-name="ce30" table:formula="of:=STDEV([.E35:.E39])" office:value-type="float" office:value="0.00313049516849971" calcext:value-type="float">
            <text:p>0.003</text:p>
          </table:table-cell>
          <table:table-cell table:style-name="ce30" table:formula="of:=STDEV([.F35:.F39])" office:value-type="float" office:value="0.309603456053062" calcext:value-type="float">
            <text:p>0.310</text:p>
          </table:table-cell>
          <table:table-cell table:style-name="ce30" table:formula="of:=STDEV([.G35:.G39])" office:value-type="float" office:value="0.285925689646803" calcext:value-type="float">
            <text:p>0.286</text:p>
          </table:table-cell>
          <table:table-cell table:style-name="ce30" table:formula="of:=STDEV([.H35:.H39])" office:value-type="float" office:value="0.00809320702811932" calcext:value-type="float">
            <text:p>0.008</text:p>
          </table:table-cell>
          <table:table-cell table:style-name="ce30" table:formula="of:=STDEV([.I35:.I39])" office:value-type="float" office:value="0.250876862225276" calcext:value-type="float">
            <text:p>0.251</text:p>
          </table:table-cell>
          <table:table-cell table:style-name="ce30" table:formula="of:=STDEV([.J35:.J39])" office:value-type="float" office:value="0.490929017272355" calcext:value-type="float">
            <text:p>0.491</text:p>
          </table:table-cell>
          <table:table-cell table:style-name="ce30" table:formula="of:=STDEV([.K35:.K39])" office:value-type="float" office:value="0.00151657508881031" calcext:value-type="float">
            <text:p>0.002</text:p>
          </table:table-cell>
          <table:table-cell table:style-name="ce30" table:formula="of:=STDEV([.L35:.L39])" office:value-type="float" office:value="0.135607890625878" calcext:value-type="float">
            <text:p>0.136</text:p>
          </table:table-cell>
          <table:table-cell table:style-name="ce30" table:formula="of:=STDEV([.M35:.M39])" office:value-type="float" office:value="0.563503061216175" calcext:value-type="float">
            <text:p>0.564</text:p>
          </table:table-cell>
          <table:table-cell table:style-name="ce30" table:formula="of:=STDEV([.N35:.N39])" office:value-type="float" office:value="0.00527257053058563" calcext:value-type="float">
            <text:p>0.005</text:p>
          </table:table-cell>
          <table:table-cell table:style-name="ce30" table:formula="of:=STDEV([.O35:.O39])" office:value-type="float" office:value="0.0319499608763452" calcext:value-type="float">
            <text:p>0.032</text:p>
          </table:table-cell>
          <table:table-cell table:style-name="ce30" table:formula="of:=STDEV([.P35:.P39])" office:value-type="float" office:value="0.19031868011312" calcext:value-type="float">
            <text:p>0.190</text:p>
          </table:table-cell>
          <table:table-cell table:style-name="ce30" table:formula="of:=STDEV([.Q35:.Q39])" office:value-type="float" office:value="0.00884307638777366" calcext:value-type="float">
            <text:p>0.009</text:p>
          </table:table-cell>
          <table:table-cell table:style-name="ce30" table:formula="of:=STDEV([.R35:.R39])" office:value-type="float" office:value="0.0262716577322407" calcext:value-type="float">
            <text:p>0.026</text:p>
          </table:table-cell>
          <table:table-cell table:style-name="ce30" table:formula="of:=STDEV([.S35:.S39])" office:value-type="float" office:value="0.197121028812249" calcext:value-type="float">
            <text:p>0.197</text:p>
          </table:table-cell>
          <table:table-cell table:style-name="ce30" table:formula="of:=STDEV([.T35:.T39])" office:value-type="float" office:value="0.013630847369111" calcext:value-type="float">
            <text:p>0.014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8" calcext:value-type="float">
            <text:p>0.008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1" calcext:value-type="float">
            <text:p>0.00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5" calcext:value-type="float">
            <text:p>0.00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07" calcext:value-type="float">
            <text:p>0.007</text:p>
          </table:table-cell>
          <table:table-cell table:number-columns-repeated="44"/>
        </table:table-row>
        <table:table-row table:style-name="ro1">
          <table:table-cell table:style-name="ce6" office:value-type="float" office:value="100000" calcext:value-type="float" table:number-columns-spanned="1" table:number-rows-spanned="5">
            <text:p>1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12" calcext:value-type="float">
            <text:p>0.012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5" calcext:value-type="float">
            <text:p>0.01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9" calcext:value-type="float">
            <text:p>0.009</text:p>
          </table:table-cell>
          <table:table-cell table:number-columns-repeated="2" table:style-name="ce31" office:value-type="float" office:value="0.005" calcext:value-type="float">
            <text:p>0.005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13" calcext:value-type="float">
            <text:p>0.013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0.013" calcext:value-type="float">
            <text:p>0.013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7" calcext:value-type="float">
            <text:p>0.007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.003" calcext:value-type="float">
            <text:p>0.003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11" calcext:value-type="float">
            <text:p>0.011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7" calcext:value-type="float">
            <text:p>0.007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.014" calcext:value-type="float">
            <text:p>0.014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1" calcext:value-type="float">
            <text:p>0.010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09" calcext:value-type="float">
            <text:p>0.009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003" calcext:value-type="float">
            <text:p>0.00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5" calcext:value-type="float">
            <text:p>0.005</text:p>
          </table:table-cell>
          <table:table-cell table:number-columns-repeated="2" table:style-name="ce31" office:value-type="float" office:value="0.007" calcext:value-type="float">
            <text:p>0.007</text:p>
          </table:table-cell>
          <table:table-cell table:number-columns-repeated="44"/>
        </table:table-row>
        <table:table-row table:style-name="ro1">
          <table:table-cell table:style-name="ce6" office:value-type="float" office:value="1000000" calcext:value-type="float" table:number-columns-spanned="1" table:number-rows-spanned="5">
            <text:p>1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049" calcext:value-type="float">
            <text:p>0.049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9" calcext:value-type="float">
            <text:p>0.039</text:p>
          </table:table-cell>
          <table:table-cell table:style-name="ce31" office:value-type="float" office:value="0.038" calcext:value-type="float">
            <text:p>0.03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32" calcext:value-type="float">
            <text:p>0.032</text:p>
          </table:table-cell>
          <table:table-cell table:style-name="ce31" office:value-type="float" office:value="0.058" calcext:value-type="float">
            <text:p>0.05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062" calcext:value-type="float">
            <text:p>0.062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08" calcext:value-type="float">
            <text:p>0.008</text:p>
          </table:table-cell>
          <table:table-cell table:style-name="ce31" office:value-type="float" office:value="0.039" calcext:value-type="float">
            <text:p>0.03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15" calcext:value-type="float">
            <text:p>0.015</text:p>
          </table:table-cell>
          <table:table-cell table:style-name="ce31" office:value-type="float" office:value="0.081" calcext:value-type="float">
            <text:p>0.081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053" calcext:value-type="float">
            <text:p>0.053</text:p>
          </table:table-cell>
          <table:table-cell table:style-name="ce31" office:value-type="float" office:value="0.052" calcext:value-type="float">
            <text:p>0.052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7" calcext:value-type="float">
            <text:p>0.047</text:p>
          </table:table-cell>
          <table:table-cell table:style-name="ce31" office:value-type="float" office:value="0.043" calcext:value-type="float">
            <text:p>0.043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3" calcext:value-type="float">
            <text:p>0.030</text:p>
          </table:table-cell>
          <table:table-cell table:style-name="ce31" office:value-type="float" office:value="0.057" calcext:value-type="float">
            <text:p>0.05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064" calcext:value-type="float">
            <text:p>0.06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04" calcext:value-type="float">
            <text:p>0.004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1" office:value-type="float" office:value="0.003" calcext:value-type="float">
            <text:p>0.003</text:p>
          </table:table-cell>
          <table:table-cell table:style-name="ce30" office:value-type="float" office:value="0.015" calcext:value-type="float">
            <text:p>0.015</text:p>
          </table:table-cell>
          <table:table-cell table:style-name="ce31" office:value-type="float" office:value="0.083" calcext:value-type="float">
            <text:p>0.083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052" calcext:value-type="float">
            <text:p>0.052</text:p>
          </table:table-cell>
          <table:table-cell table:style-name="ce31" office:value-type="float" office:value="0.051" calcext:value-type="float">
            <text:p>0.05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3" calcext:value-type="float">
            <text:p>0.043</text:p>
          </table:table-cell>
          <table:table-cell table:style-name="ce31" office:value-type="float" office:value="0.039" calcext:value-type="float">
            <text:p>0.03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32" calcext:value-type="float">
            <text:p>0.032</text:p>
          </table:table-cell>
          <table:table-cell table:style-name="ce31" office:value-type="float" office:value="0.054" calcext:value-type="float">
            <text:p>0.054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2" calcext:value-type="float">
            <text:p>0.020</text:p>
          </table:table-cell>
          <table:table-cell table:style-name="ce31" office:value-type="float" office:value="0.059" calcext:value-type="float">
            <text:p>0.059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1" office:value-type="float" office:value="0.022" calcext:value-type="float">
            <text:p>0.02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4" calcext:value-type="float">
            <text:p>0.014</text:p>
          </table:table-cell>
          <table:table-cell table:style-name="ce31" office:value-type="float" office:value="0.083" calcext:value-type="float">
            <text:p>0.083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049" calcext:value-type="float">
            <text:p>0.049</text:p>
          </table:table-cell>
          <table:table-cell table:style-name="ce31" office:value-type="float" office:value="0.048" calcext:value-type="float">
            <text:p>0.04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8" calcext:value-type="float">
            <text:p>0.048</text:p>
          </table:table-cell>
          <table:table-cell table:style-name="ce31" office:value-type="float" office:value="0.047" calcext:value-type="float">
            <text:p>0.04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1" calcext:value-type="float">
            <text:p>0.031</text:p>
          </table:table-cell>
          <table:table-cell table:style-name="ce31" office:value-type="float" office:value="0.056" calcext:value-type="float">
            <text:p>0.05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18" calcext:value-type="float">
            <text:p>0.018</text:p>
          </table:table-cell>
          <table:table-cell table:style-name="ce31" office:value-type="float" office:value="0.061" calcext:value-type="float">
            <text:p>0.06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3" calcext:value-type="float">
            <text:p>0.013</text:p>
          </table:table-cell>
          <table:table-cell table:style-name="ce31" office:value-type="float" office:value="0.075" calcext:value-type="float">
            <text:p>0.07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14" calcext:value-type="float">
            <text:p>0.014</text:p>
          </table:table-cell>
          <table:table-cell table:style-name="ce31" office:value-type="float" office:value="0.084" calcext:value-type="float">
            <text:p>0.084</text:p>
          </table:table-cell>
          <table:table-cell table:style-name="ce31" office:value-type="float" office:value="0.001" calcext:value-type="float">
            <text:p>0.001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05" calcext:value-type="float">
            <text:p>0.05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45" calcext:value-type="float">
            <text:p>0.045</text:p>
          </table:table-cell>
          <table:table-cell table:style-name="ce31" office:value-type="float" office:value="0.045" calcext:value-type="float">
            <text:p>0.04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31" calcext:value-type="float">
            <text:p>0.031</text:p>
          </table:table-cell>
          <table:table-cell table:style-name="ce31" office:value-type="float" office:value="0.051" calcext:value-type="float">
            <text:p>0.051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17" calcext:value-type="float">
            <text:p>0.017</text:p>
          </table:table-cell>
          <table:table-cell table:style-name="ce31" office:value-type="float" office:value="0.053" calcext:value-type="float">
            <text:p>0.05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4" calcext:value-type="float">
            <text:p>0.014</text:p>
          </table:table-cell>
          <table:table-cell table:style-name="ce31" office:value-type="float" office:value="0.078" calcext:value-type="float">
            <text:p>0.07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15" calcext:value-type="float">
            <text:p>0.015</text:p>
          </table:table-cell>
          <table:table-cell table:style-name="ce31" office:value-type="float" office:value="0.067" calcext:value-type="float">
            <text:p>0.067</text:p>
          </table:table-cell>
          <table:table-cell table:style-name="ce31" office:value-type="float" office:value="0.015" calcext:value-type="float">
            <text:p>0.015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" calcext:value-type="float" table:number-columns-spanned="1" table:number-rows-spanned="5">
            <text:p>1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0.201" calcext:value-type="float">
            <text:p>0.201</text:p>
          </table:table-cell>
          <table:table-cell table:style-name="ce31" office:value-type="float" office:value="0.201" calcext:value-type="float">
            <text:p>0.201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158" calcext:value-type="float">
            <text:p>0.158</text:p>
          </table:table-cell>
          <table:table-cell table:style-name="ce31" office:value-type="float" office:value="0.157" calcext:value-type="float">
            <text:p>0.15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7" calcext:value-type="float">
            <text:p>0.097</text:p>
          </table:table-cell>
          <table:table-cell table:style-name="ce31" office:value-type="float" office:value="0.185" calcext:value-type="float">
            <text:p>0.18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66" calcext:value-type="float">
            <text:p>0.066</text:p>
          </table:table-cell>
          <table:table-cell table:style-name="ce31" office:value-type="float" office:value="0.246" calcext:value-type="float">
            <text:p>0.24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56" calcext:value-type="float">
            <text:p>0.056</text:p>
          </table:table-cell>
          <table:table-cell table:style-name="ce31" office:value-type="float" office:value="0.386" calcext:value-type="float">
            <text:p>0.386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052" calcext:value-type="float">
            <text:p>0.052</text:p>
          </table:table-cell>
          <table:table-cell table:style-name="ce31" office:value-type="float" office:value="0.491" calcext:value-type="float">
            <text:p>0.491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0.202" calcext:value-type="float">
            <text:p>0.202</text:p>
          </table:table-cell>
          <table:table-cell table:style-name="ce31" office:value-type="float" office:value="0.194" calcext:value-type="float">
            <text:p>0.194</text:p>
          </table:table-cell>
          <table:table-cell table:style-name="ce31" office:value-type="float" office:value="0.009" calcext:value-type="float">
            <text:p>0.009</text:p>
          </table:table-cell>
          <table:table-cell table:style-name="ce30" office:value-type="float" office:value="0.158" calcext:value-type="float">
            <text:p>0.158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8" calcext:value-type="float">
            <text:p>0.098</text:p>
          </table:table-cell>
          <table:table-cell table:style-name="ce31" office:value-type="float" office:value="0.188" calcext:value-type="float">
            <text:p>0.188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63" calcext:value-type="float">
            <text:p>0.063</text:p>
          </table:table-cell>
          <table:table-cell table:style-name="ce31" office:value-type="float" office:value="0.225" calcext:value-type="float">
            <text:p>0.225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367" calcext:value-type="float">
            <text:p>0.367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7" calcext:value-type="float">
            <text:p>0.047</text:p>
          </table:table-cell>
          <table:table-cell table:style-name="ce31" office:value-type="float" office:value="0.374" calcext:value-type="float">
            <text:p>0.374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0.201" calcext:value-type="float">
            <text:p>0.201</text:p>
          </table:table-cell>
          <table:table-cell table:style-name="ce31" office:value-type="float" office:value="0.201" calcext:value-type="float">
            <text:p>0.20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58" calcext:value-type="float">
            <text:p>0.158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98" calcext:value-type="float">
            <text:p>0.980</text:p>
          </table:table-cell>
          <table:table-cell table:style-name="ce31" office:value-type="float" office:value="0.193" calcext:value-type="float">
            <text:p>0.193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71" calcext:value-type="float">
            <text:p>0.071</text:p>
          </table:table-cell>
          <table:table-cell table:style-name="ce31" office:value-type="float" office:value="0.248" calcext:value-type="float">
            <text:p>0.248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5" calcext:value-type="float">
            <text:p>0.050</text:p>
          </table:table-cell>
          <table:table-cell table:style-name="ce31" office:value-type="float" office:value="0.336" calcext:value-type="float">
            <text:p>0.336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051" calcext:value-type="float">
            <text:p>0.051</text:p>
          </table:table-cell>
          <table:table-cell table:style-name="ce31" office:value-type="float" office:value="0.457" calcext:value-type="float">
            <text:p>0.457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0.201" calcext:value-type="float">
            <text:p>0.201</text:p>
          </table:table-cell>
          <table:table-cell table:style-name="ce31" office:value-type="float" office:value="0.2" calcext:value-type="float">
            <text:p>0.20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59" calcext:value-type="float">
            <text:p>0.159</text:p>
          </table:table-cell>
          <table:table-cell table:style-name="ce31" office:value-type="float" office:value="0.155" calcext:value-type="float">
            <text:p>0.15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1" calcext:value-type="float">
            <text:p>0.100</text:p>
          </table:table-cell>
          <table:table-cell table:style-name="ce31" office:value-type="float" office:value="0.194" calcext:value-type="float">
            <text:p>0.19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65" calcext:value-type="float">
            <text:p>0.065</text:p>
          </table:table-cell>
          <table:table-cell table:style-name="ce31" office:value-type="float" office:value="0.245" calcext:value-type="float">
            <text:p>0.245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58" calcext:value-type="float">
            <text:p>0.058</text:p>
          </table:table-cell>
          <table:table-cell table:style-name="ce31" office:value-type="float" office:value="0.402" calcext:value-type="float">
            <text:p>0.402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3" calcext:value-type="float">
            <text:p>0.043</text:p>
          </table:table-cell>
          <table:table-cell table:style-name="ce31" office:value-type="float" office:value="0.411" calcext:value-type="float">
            <text:p>0.411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0.198" calcext:value-type="float">
            <text:p>0.198</text:p>
          </table:table-cell>
          <table:table-cell table:style-name="ce31" office:value-type="float" office:value="0.198" calcext:value-type="float">
            <text:p>0.19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159" calcext:value-type="float">
            <text:p>0.159</text:p>
          </table:table-cell>
          <table:table-cell table:style-name="ce31" office:value-type="float" office:value="0.158" calcext:value-type="float">
            <text:p>0.158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97" calcext:value-type="float">
            <text:p>0.097</text:p>
          </table:table-cell>
          <table:table-cell table:style-name="ce31" office:value-type="float" office:value="0.189" calcext:value-type="float">
            <text:p>0.18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063" calcext:value-type="float">
            <text:p>0.063</text:p>
          </table:table-cell>
          <table:table-cell table:style-name="ce31" office:value-type="float" office:value="0.231" calcext:value-type="float">
            <text:p>0.23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054" calcext:value-type="float">
            <text:p>0.054</text:p>
          </table:table-cell>
          <table:table-cell table:style-name="ce31" office:value-type="float" office:value="0.376" calcext:value-type="float">
            <text:p>0.376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047" calcext:value-type="float">
            <text:p>0.047</text:p>
          </table:table-cell>
          <table:table-cell table:style-name="ce31" office:value-type="float" office:value="0.435" calcext:value-type="float">
            <text:p>0.435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0" calcext:value-type="float" table:number-columns-spanned="1" table:number-rows-spanned="5">
            <text:p>1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.693" calcext:value-type="float">
            <text:p>1.693</text:p>
          </table:table-cell>
          <table:table-cell table:style-name="ce31" office:value-type="float" office:value="1.69" calcext:value-type="float">
            <text:p>1.690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1.223" calcext:value-type="float">
            <text:p>1.223</text:p>
          </table:table-cell>
          <table:table-cell table:style-name="ce31" office:value-type="float" office:value="1.215" calcext:value-type="float">
            <text:p>1.215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643" calcext:value-type="float">
            <text:p>0.643</text:p>
          </table:table-cell>
          <table:table-cell table:style-name="ce31" office:value-type="float" office:value="1.276" calcext:value-type="float">
            <text:p>1.276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382" calcext:value-type="float">
            <text:p>0.382</text:p>
          </table:table-cell>
          <table:table-cell table:style-name="ce31" office:value-type="float" office:value="1.461" calcext:value-type="float">
            <text:p>1.46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88" calcext:value-type="float">
            <text:p>0.288</text:p>
          </table:table-cell>
          <table:table-cell table:style-name="ce31" office:value-type="float" office:value="1.906" calcext:value-type="float">
            <text:p>1.906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212" calcext:value-type="float">
            <text:p>0.212</text:p>
          </table:table-cell>
          <table:table-cell table:style-name="ce31" office:value-type="float" office:value="2.256" calcext:value-type="float">
            <text:p>2.256</text:p>
          </table:table-cell>
          <table:table-cell table:style-name="ce31" office:value-type="float" office:value="0.004" calcext:value-type="float">
            <text:p>0.004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1.749" calcext:value-type="float">
            <text:p>1.749</text:p>
          </table:table-cell>
          <table:table-cell table:style-name="ce31" office:value-type="float" office:value="1.749" calcext:value-type="float">
            <text:p>1.74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1.243" calcext:value-type="float">
            <text:p>1.243</text:p>
          </table:table-cell>
          <table:table-cell table:style-name="ce31" office:value-type="float" office:value="1.238" calcext:value-type="float">
            <text:p>1.23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64" calcext:value-type="float">
            <text:p>0.640</text:p>
          </table:table-cell>
          <table:table-cell table:style-name="ce31" office:value-type="float" office:value="1.275" calcext:value-type="float">
            <text:p>1.275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381" calcext:value-type="float">
            <text:p>0.381</text:p>
          </table:table-cell>
          <table:table-cell table:style-name="ce31" office:value-type="float" office:value="1.494" calcext:value-type="float">
            <text:p>1.494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0.282" calcext:value-type="float">
            <text:p>0.282</text:p>
          </table:table-cell>
          <table:table-cell table:style-name="ce31" office:value-type="float" office:value="1.99" calcext:value-type="float">
            <text:p>1.99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06" calcext:value-type="float">
            <text:p>0.206</text:p>
          </table:table-cell>
          <table:table-cell table:style-name="ce31" office:value-type="float" office:value="2.249" calcext:value-type="float">
            <text:p>2.249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1.748" calcext:value-type="float">
            <text:p>1.748</text:p>
          </table:table-cell>
          <table:table-cell table:style-name="ce31" office:value-type="float" office:value="1.747" calcext:value-type="float">
            <text:p>1.74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.223" calcext:value-type="float">
            <text:p>1.223</text:p>
          </table:table-cell>
          <table:table-cell table:style-name="ce31" office:value-type="float" office:value="1.218" calcext:value-type="float">
            <text:p>1.21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647" calcext:value-type="float">
            <text:p>0.647</text:p>
          </table:table-cell>
          <table:table-cell table:style-name="ce31" office:value-type="float" office:value="1.285" calcext:value-type="float">
            <text:p>1.28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383" calcext:value-type="float">
            <text:p>0.383</text:p>
          </table:table-cell>
          <table:table-cell table:style-name="ce31" office:value-type="float" office:value="1.506" calcext:value-type="float">
            <text:p>1.50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81" calcext:value-type="float">
            <text:p>0.281</text:p>
          </table:table-cell>
          <table:table-cell table:style-name="ce31" office:value-type="float" office:value="1.955" calcext:value-type="float">
            <text:p>1.955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0.207" calcext:value-type="float">
            <text:p>0.207</text:p>
          </table:table-cell>
          <table:table-cell table:style-name="ce31" office:value-type="float" office:value="2.23" calcext:value-type="float">
            <text:p>2.230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1.775" calcext:value-type="float">
            <text:p>1.775</text:p>
          </table:table-cell>
          <table:table-cell table:style-name="ce31" office:value-type="float" office:value="1.767" calcext:value-type="float">
            <text:p>1.76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.226" calcext:value-type="float">
            <text:p>1.226</text:p>
          </table:table-cell>
          <table:table-cell table:style-name="ce31" office:value-type="float" office:value="1.223" calcext:value-type="float">
            <text:p>1.223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645" calcext:value-type="float">
            <text:p>0.645</text:p>
          </table:table-cell>
          <table:table-cell table:style-name="ce31" office:value-type="float" office:value="1.278" calcext:value-type="float">
            <text:p>1.278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0.39" calcext:value-type="float">
            <text:p>0.390</text:p>
          </table:table-cell>
          <table:table-cell table:style-name="ce31" office:value-type="float" office:value="1.5" calcext:value-type="float">
            <text:p>1.5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84" calcext:value-type="float">
            <text:p>0.284</text:p>
          </table:table-cell>
          <table:table-cell table:style-name="ce31" office:value-type="float" office:value="2" calcext:value-type="float">
            <text:p>2.00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2" calcext:value-type="float">
            <text:p>0.220</text:p>
          </table:table-cell>
          <table:table-cell table:style-name="ce31" office:value-type="float" office:value="2.233" calcext:value-type="float">
            <text:p>2.233</text:p>
          </table:table-cell>
          <table:table-cell table:style-name="ce31" office:value-type="float" office:value="0.005" calcext:value-type="float">
            <text:p>0.005</text:p>
          </table:table-cell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1.745" calcext:value-type="float">
            <text:p>1.745</text:p>
          </table:table-cell>
          <table:table-cell table:style-name="ce31" office:value-type="float" office:value="1.7444" calcext:value-type="float">
            <text:p>1.744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.228" calcext:value-type="float">
            <text:p>1.228</text:p>
          </table:table-cell>
          <table:table-cell table:style-name="ce31" office:value-type="float" office:value="1.227" calcext:value-type="float">
            <text:p>1.22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654" calcext:value-type="float">
            <text:p>0.654</text:p>
          </table:table-cell>
          <table:table-cell table:style-name="ce31" office:value-type="float" office:value="1.299" calcext:value-type="float">
            <text:p>1.29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0.397" calcext:value-type="float">
            <text:p>0.397</text:p>
          </table:table-cell>
          <table:table-cell table:style-name="ce31" office:value-type="float" office:value="1.528" calcext:value-type="float">
            <text:p>1.528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0.275" calcext:value-type="float">
            <text:p>0.275</text:p>
          </table:table-cell>
          <table:table-cell table:style-name="ce31" office:value-type="float" office:value="1.869" calcext:value-type="float">
            <text:p>1.869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0.219" calcext:value-type="float">
            <text:p>0.219</text:p>
          </table:table-cell>
          <table:table-cell table:style-name="ce31" office:value-type="float" office:value="2.264" calcext:value-type="float">
            <text:p>2.264</text:p>
          </table:table-cell>
          <table:table-cell table:style-name="ce31" office:value-type="float" office:value="0.012" calcext:value-type="float">
            <text:p>0.012</text:p>
          </table:table-cell>
          <table:table-cell table:number-columns-repeated="44"/>
        </table:table-row>
        <table:table-row table:style-name="ro1">
          <table:table-cell table:style-name="ce6" office:value-type="float" office:value="1000000000" calcext:value-type="float" table:number-columns-spanned="1" table:number-rows-spanned="5">
            <text:p>10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 office:value-type="float" office:value="17.62" calcext:value-type="float">
            <text:p>17.620</text:p>
          </table:table-cell>
          <table:table-cell table:style-name="ce31" office:value-type="float" office:value="17.619" calcext:value-type="float">
            <text:p>17.61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394" calcext:value-type="float">
            <text:p>12.394</text:p>
          </table:table-cell>
          <table:table-cell table:style-name="ce31" office:value-type="float" office:value="12.39" calcext:value-type="float">
            <text:p>12.39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6.15" calcext:value-type="float">
            <text:p>6.150</text:p>
          </table:table-cell>
          <table:table-cell table:style-name="ce31" office:value-type="float" office:value="12.259" calcext:value-type="float">
            <text:p>12.25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3.988" calcext:value-type="float">
            <text:p>3.988</text:p>
          </table:table-cell>
          <table:table-cell table:style-name="ce31" office:value-type="float" office:value="15.741" calcext:value-type="float">
            <text:p>15.74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2.67" calcext:value-type="float">
            <text:p>2.670</text:p>
          </table:table-cell>
          <table:table-cell table:style-name="ce31" office:value-type="float" office:value="19.037" calcext:value-type="float">
            <text:p>19.037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0" office:value-type="float" office:value="2.066" calcext:value-type="float">
            <text:p>2.066</text:p>
          </table:table-cell>
          <table:table-cell table:style-name="ce31" office:value-type="float" office:value="22.463" calcext:value-type="float">
            <text:p>22.463</text:p>
          </table:table-cell>
          <table:table-cell table:style-name="ce31" office:value-type="float" office:value="0.06" calcext:value-type="float">
            <text:p>0.060</text:p>
          </table:table-cell>
          <table:table-cell table:number-columns-repeated="44"/>
        </table:table-row>
        <table:table-row table:style-name="ro1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17.447" calcext:value-type="float">
            <text:p>17.447</text:p>
          </table:table-cell>
          <table:table-cell table:style-name="ce31" office:value-type="float" office:value="17.447" calcext:value-type="float">
            <text:p>17.44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45" calcext:value-type="float">
            <text:p>12.450</text:p>
          </table:table-cell>
          <table:table-cell table:style-name="ce31" office:value-type="float" office:value="12.45" calcext:value-type="float">
            <text:p>12.450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6.41" calcext:value-type="float">
            <text:p>6.410</text:p>
          </table:table-cell>
          <table:table-cell table:style-name="ce31" office:value-type="float" office:value="12.717" calcext:value-type="float">
            <text:p>12.717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4.13" calcext:value-type="float">
            <text:p>4.130</text:p>
          </table:table-cell>
          <table:table-cell table:style-name="ce31" office:value-type="float" office:value="16.363" calcext:value-type="float">
            <text:p>16.363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2.728" calcext:value-type="float">
            <text:p>2.728</text:p>
          </table:table-cell>
          <table:table-cell table:style-name="ce31" office:value-type="float" office:value="19.099" calcext:value-type="float">
            <text:p>19.099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2.094" calcext:value-type="float">
            <text:p>2.094</text:p>
          </table:table-cell>
          <table:table-cell table:style-name="ce31" office:value-type="float" office:value="22.546" calcext:value-type="float">
            <text:p>22.546</text:p>
          </table:table-cell>
          <table:table-cell table:style-name="ce31" office:value-type="float" office:value="0.061" calcext:value-type="float">
            <text:p>0.061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3" calcext:value-type="float">
            <text:p>3</text:p>
          </table:table-cell>
          <table:table-cell table:style-name="ce30" office:value-type="float" office:value="18.199" calcext:value-type="float">
            <text:p>18.199</text:p>
          </table:table-cell>
          <table:table-cell table:style-name="ce31" office:value-type="float" office:value="18.199" calcext:value-type="float">
            <text:p>18.19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593" calcext:value-type="float">
            <text:p>12.593</text:p>
          </table:table-cell>
          <table:table-cell table:style-name="ce31" office:value-type="float" office:value="12.583" calcext:value-type="float">
            <text:p>12.583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6.488" calcext:value-type="float">
            <text:p>6.488</text:p>
          </table:table-cell>
          <table:table-cell table:style-name="ce31" office:value-type="float" office:value="12.856" calcext:value-type="float">
            <text:p>12.856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4.035" calcext:value-type="float">
            <text:p>4.035</text:p>
          </table:table-cell>
          <table:table-cell table:style-name="ce31" office:value-type="float" office:value="15.542" calcext:value-type="float">
            <text:p>15.542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2.639" calcext:value-type="float">
            <text:p>2.639</text:p>
          </table:table-cell>
          <table:table-cell table:style-name="ce31" office:value-type="float" office:value="18.622" calcext:value-type="float">
            <text:p>18.622</text:p>
          </table:table-cell>
          <table:table-cell table:style-name="ce31" office:value-type="float" office:value="0.024" calcext:value-type="float">
            <text:p>0.024</text:p>
          </table:table-cell>
          <table:table-cell table:style-name="ce30" office:value-type="float" office:value="2.1" calcext:value-type="float">
            <text:p>2.100</text:p>
          </table:table-cell>
          <table:table-cell table:style-name="ce31" office:value-type="float" office:value="22.759" calcext:value-type="float">
            <text:p>22.759</text:p>
          </table:table-cell>
          <table:table-cell table:style-name="ce31" office:value-type="float" office:value="0.056" calcext:value-type="float">
            <text:p>0.056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4" calcext:value-type="float">
            <text:p>4</text:p>
          </table:table-cell>
          <table:table-cell table:style-name="ce30" office:value-type="float" office:value="17.266" calcext:value-type="float">
            <text:p>17.266</text:p>
          </table:table-cell>
          <table:table-cell table:style-name="ce31" office:value-type="float" office:value="17.266" calcext:value-type="float">
            <text:p>17.266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0" office:value-type="float" office:value="12.819" calcext:value-type="float">
            <text:p>12.819</text:p>
          </table:table-cell>
          <table:table-cell table:style-name="ce31" office:value-type="float" office:value="12.819" calcext:value-type="float">
            <text:p>12.819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6.271" calcext:value-type="float">
            <text:p>6.271</text:p>
          </table:table-cell>
          <table:table-cell table:style-name="ce31" office:value-type="float" office:value="12.51" calcext:value-type="float">
            <text:p>12.510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3.762" calcext:value-type="float">
            <text:p>3.762</text:p>
          </table:table-cell>
          <table:table-cell table:style-name="ce31" office:value-type="float" office:value="14.808" calcext:value-type="float">
            <text:p>14.808</text:p>
          </table:table-cell>
          <table:table-cell table:style-name="ce31" office:value-type="float" office:value="0.016" calcext:value-type="float">
            <text:p>0.016</text:p>
          </table:table-cell>
          <table:table-cell table:style-name="ce30" office:value-type="float" office:value="2.68" calcext:value-type="float">
            <text:p>2.680</text:p>
          </table:table-cell>
          <table:table-cell table:style-name="ce31" office:value-type="float" office:value="18.821" calcext:value-type="float">
            <text:p>18.821</text:p>
          </table:table-cell>
          <table:table-cell table:style-name="ce31" office:value-type="float" office:value="0" calcext:value-type="float">
            <text:p>0.000</text:p>
          </table:table-cell>
          <table:table-cell table:style-name="ce30" office:value-type="float" office:value="2.037" calcext:value-type="float">
            <text:p>2.037</text:p>
          </table:table-cell>
          <table:table-cell table:style-name="ce31" office:value-type="float" office:value="22.836" calcext:value-type="float">
            <text:p>22.836</text:p>
          </table:table-cell>
          <table:table-cell table:style-name="ce31" office:value-type="float" office:value="0.028" calcext:value-type="float">
            <text:p>0.028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5" calcext:value-type="float">
            <text:p>5</text:p>
          </table:table-cell>
          <table:table-cell table:style-name="ce30" office:value-type="float" office:value="18.094" calcext:value-type="float">
            <text:p>18.094</text:p>
          </table:table-cell>
          <table:table-cell table:style-name="ce31" office:value-type="float" office:value="18.029" calcext:value-type="float">
            <text:p>18.029</text:p>
          </table:table-cell>
          <table:table-cell table:style-name="ce31" office:value-type="float" office:value="0.008" calcext:value-type="float">
            <text:p>0.008</text:p>
          </table:table-cell>
          <table:table-cell table:style-name="ce30" office:value-type="float" office:value="13.151" calcext:value-type="float">
            <text:p>13.151</text:p>
          </table:table-cell>
          <table:table-cell table:style-name="ce31" office:value-type="float" office:value="13.083" calcext:value-type="float">
            <text:p>13.083</text:p>
          </table:table-cell>
          <table:table-cell table:style-name="ce31" office:value-type="float" office:value="0.02" calcext:value-type="float">
            <text:p>0.020</text:p>
          </table:table-cell>
          <table:table-cell table:style-name="ce30" office:value-type="float" office:value="6.81" calcext:value-type="float">
            <text:p>6.810</text:p>
          </table:table-cell>
          <table:table-cell table:style-name="ce31" office:value-type="float" office:value="13.561" calcext:value-type="float">
            <text:p>13.561</text:p>
          </table:table-cell>
          <table:table-cell table:style-name="ce31" office:value-type="float" office:value="0.004" calcext:value-type="float">
            <text:p>0.004</text:p>
          </table:table-cell>
          <table:table-cell table:style-name="ce30" office:value-type="float" office:value="3.955" calcext:value-type="float">
            <text:p>3.955</text:p>
          </table:table-cell>
          <table:table-cell table:style-name="ce31" office:value-type="float" office:value="15.395" calcext:value-type="float">
            <text:p>15.395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0" office:value-type="float" office:value="2.68" calcext:value-type="float">
            <text:p>2.680</text:p>
          </table:table-cell>
          <table:table-cell table:style-name="ce31" office:value-type="float" office:value="18.957" calcext:value-type="float">
            <text:p>18.957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30" office:value-type="float" office:value="2.092" calcext:value-type="float">
            <text:p>2.092</text:p>
          </table:table-cell>
          <table:table-cell table:style-name="ce31" office:value-type="float" office:value="22.932" calcext:value-type="float">
            <text:p>22.932</text:p>
          </table:table-cell>
          <table:table-cell table:style-name="ce31" office:value-type="float" office:value="0.048" calcext:value-type="float">
            <text:p>0.048</text:p>
          </table:table-cell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2" table:number-rows-repeated="3">
          <table:table-cell table:style-name="Default" table:number-columns-repeated="19"/>
          <table:table-cell table:number-columns-repeated="9"/>
          <table:table-cell table:style-name="Default" table:number-columns-repeated="9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8" table:number-rows-spanned="1">
            <text:p>Execution Times in Seconds (Average)</text:p>
          </table:table-cell>
          <table:covered-table-cell table:number-columns-repeated="14" table:style-name="ce28"/>
          <table:covered-table-cell table:number-columns-repeated="3"/>
          <table:table-cell table:number-columns-repeated="2"/>
          <table:table-cell table:style-name="Default" table:number-columns-repeated="16"/>
          <table:table-cell table:number-columns-repeated="27"/>
        </table:table-row>
        <table:table-row table:style-name="ro1"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style-name="Default"/>
          <table:table-cell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1" office:value-type="string" calcext:value-type="string" table:number-columns-spanned="6" table:number-rows-spanned="1">
            <text:p>Execution Times in Seconds (Average)</text:p>
          </table:table-cell>
          <table:covered-table-cell table:number-columns-repeated="5" table:style-name="ce28"/>
          <table:table-cell table:style-name="Default" table:number-columns-repeated="9"/>
          <table:table-cell table:number-columns-repeated="2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style-name="Default"/>
          <table:table-cell/>
          <table:covered-table-cell table:style-name="ce2"/>
          <table:table-cell table:style-name="ce44"/>
          <table:table-cell table:style-name="ce26" office:value-type="string" calcext:value-type="string" table:number-columns-spanned="5" table:number-rows-spanned="1">
            <text:p>Parallel with Multi-Threading</text:p>
          </table:table-cell>
          <table:covered-table-cell table:number-columns-repeated="4" table:style-name="ce41"/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/>
          <table:table-cell/>
          <table:covered-table-cell table:style-name="ce3"/>
          <table:table-cell table:style-name="ce23" office:value-type="string" calcext:value-type="string">
            <text:p>Sequential</text:p>
          </table:table-cell>
          <table:table-cell table:style-name="ce27" office:value-type="string" calcext:value-type="string">
            <text:p>1 Thread</text:p>
          </table:table-cell>
          <table:table-cell table:style-name="ce27" office:value-type="string" calcext:value-type="string">
            <text:p>2 Threads</text:p>
          </table:table-cell>
          <table:table-cell table:style-name="ce27" office:value-type="string" calcext:value-type="string">
            <text:p>4 Threads</text:p>
          </table:table-cell>
          <table:table-cell table:style-name="ce27" office:value-type="string" calcext:value-type="string">
            <text:p>8 Threads</text:p>
          </table:table-cell>
          <table:table-cell table:style-name="ce27" office:value-type="string" calcext:value-type="string">
            <text:p>12 Threads</text:p>
          </table:table-cell>
          <table:table-cell table:style-name="Default" table:number-columns-repeated="10"/>
          <table:table-cell table:number-columns-repeated="8"/>
          <table:table-cell table:style-name="Default" table:number-columns-repeated="18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float" office:value="0.0032" calcext:value-type="float">
            <text:p>0.003</text:p>
          </table:table-cell>
          <table:table-cell table:style-name="ce31" table:formula="of:= AVERAGE([.D5:.D9])" office:value-type="float" office:value="0.0016" calcext:value-type="float">
            <text:p>0.002</text:p>
          </table:table-cell>
          <table:table-cell table:style-name="ce31" table:formula="of:= AVERAGE([.E5:.E9])" office:value-type="float" office:value="0.0016" calcext:value-type="float">
            <text:p>0.002</text:p>
          </table:table-cell>
          <table:table-cell table:style-name="ce30" table:formula="of:= AVERAGE([.F5:.F9])" office:value-type="float" office:value="0.0038" calcext:value-type="float">
            <text:p>0.004</text:p>
          </table:table-cell>
          <table:table-cell table:style-name="ce31" table:formula="of:= AVERAGE([.G5:.G9])" office:value-type="float" office:value="0.003" calcext:value-type="float">
            <text:p>0.003</text:p>
          </table:table-cell>
          <table:table-cell table:style-name="ce31" table:formula="of:= AVERAGE([.H5:.H9])" office:value-type="float" office:value="0.0008" calcext:value-type="float">
            <text:p>0.001</text:p>
          </table:table-cell>
          <table:table-cell table:style-name="ce30" table:formula="of:= AVERAGE([.I5:.I9])" office:value-type="float" office:value="0.0038" calcext:value-type="float">
            <text:p>0.004</text:p>
          </table:table-cell>
          <table:table-cell table:style-name="ce31" table:formula="of:= AVERAGE([.J5:.J9])" office:value-type="float" office:value="0.002" calcext:value-type="float">
            <text:p>0.002</text:p>
          </table:table-cell>
          <table:table-cell table:style-name="ce31" table:formula="of:= AVERAGE([.K5:.K9])" office:value-type="float" office:value="0.002" calcext:value-type="float">
            <text:p>0.002</text:p>
          </table:table-cell>
          <table:table-cell table:style-name="ce30" table:formula="of:= AVERAGE([.L5:.L9])" office:value-type="float" office:value="0.0032" calcext:value-type="float">
            <text:p>0.003</text:p>
          </table:table-cell>
          <table:table-cell table:style-name="ce31" table:formula="of:= AVERAGE([.M5:.M9])" office:value-type="float" office:value="0.0022" calcext:value-type="float">
            <text:p>0.002</text:p>
          </table:table-cell>
          <table:table-cell table:style-name="ce31" table:formula="of:= AVERAGE([.N5:.N9])" office:value-type="float" office:value="0.0018" calcext:value-type="float">
            <text:p>0.002</text:p>
          </table:table-cell>
          <table:table-cell table:style-name="ce30" table:formula="of:= AVERAGE([.O5:.O9])" office:value-type="float" office:value="0.0038" calcext:value-type="float">
            <text:p>0.004</text:p>
          </table:table-cell>
          <table:table-cell table:style-name="ce31" table:formula="of:= AVERAGE([.P5:.P9])" office:value-type="float" office:value="0.0018" calcext:value-type="float">
            <text:p>0.002</text:p>
          </table:table-cell>
          <table:table-cell table:style-name="ce31" table:formula="of:= AVERAGE([.Q5:.Q9])" office:value-type="float" office:value="0.004" calcext:value-type="float">
            <text:p>0.004</text:p>
          </table:table-cell>
          <table:table-cell table:style-name="ce30" table:formula="of:= AVERAGE([.R5:.R9])" office:value-type="float" office:value="0.0038" calcext:value-type="float">
            <text:p>0.004</text:p>
          </table:table-cell>
          <table:table-cell table:style-name="ce31" table:formula="of:= AVERAGE([.S5:.S9])" office:value-type="float" office:value="0.0014" calcext:value-type="float">
            <text:p>0.001</text:p>
          </table:table-cell>
          <table:table-cell table:style-name="ce31" table:formula="of:= AVERAGE([.T5:.T9])" office:value-type="float" office:value="0.0052" calcext:value-type="float">
            <text:p>0.005</text:p>
          </table:table-cell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float" office:value="0.0032" calcext:value-type="float">
            <text:p>0.003</text:p>
          </table:table-cell>
          <table:table-cell table:style-name="ce30" table:formula="of:=AVERAGE([.F5:.F9])" office:value-type="float" office:value="0.0038" calcext:value-type="float">
            <text:p>0.004</text:p>
          </table:table-cell>
          <table:table-cell table:style-name="ce30" table:formula="of:=AVERAGE([.I5:.I9])" office:value-type="float" office:value="0.0038" calcext:value-type="float">
            <text:p>0.004</text:p>
          </table:table-cell>
          <table:table-cell table:style-name="ce30" table:formula="of:=AVERAGE([.L5:.L9])" office:value-type="float" office:value="0.0032" calcext:value-type="float">
            <text:p>0.003</text:p>
          </table:table-cell>
          <table:table-cell table:style-name="ce30" table:formula="of:= AVERAGE([.O5:.O9])" office:value-type="float" office:value="0.0038" calcext:value-type="float">
            <text:p>0.004</text:p>
          </table:table-cell>
          <table:table-cell table:style-name="ce30" table:formula="of:= AVERAGE([.R5:.R9])" office:value-type="float" office:value="0.0038" calcext:value-type="float">
            <text:p>0.004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float" office:value="0.0038" calcext:value-type="float">
            <text:p>0.004</text:p>
          </table:table-cell>
          <table:table-cell table:style-name="ce31" table:formula="of:=AVERAGE([.D10:.D14])" office:value-type="float" office:value="0.0022" calcext:value-type="float">
            <text:p>0.002</text:p>
          </table:table-cell>
          <table:table-cell table:style-name="ce31" table:formula="of:=AVERAGE([.E10:.E14])" office:value-type="float" office:value="0.0016" calcext:value-type="float">
            <text:p>0.002</text:p>
          </table:table-cell>
          <table:table-cell table:style-name="ce30" table:formula="of:=AVERAGE([.F10:.F14])" office:value-type="float" office:value="0.004" calcext:value-type="float">
            <text:p>0.004</text:p>
          </table:table-cell>
          <table:table-cell table:style-name="ce31" table:formula="of:=AVERAGE([.G10:.G14])" office:value-type="float" office:value="0.0024" calcext:value-type="float">
            <text:p>0.002</text:p>
          </table:table-cell>
          <table:table-cell table:style-name="ce31" table:formula="of:=AVERAGE([.H10:.H14])" office:value-type="float" office:value="0.0016" calcext:value-type="float">
            <text:p>0.002</text:p>
          </table:table-cell>
          <table:table-cell table:style-name="ce30" table:formula="of:=AVERAGE([.I10:.I14])" office:value-type="float" office:value="0.0038" calcext:value-type="float">
            <text:p>0.004</text:p>
          </table:table-cell>
          <table:table-cell table:style-name="ce31" table:formula="of:=AVERAGE([.J10:.J14])" office:value-type="float" office:value="0.003" calcext:value-type="float">
            <text:p>0.003</text:p>
          </table:table-cell>
          <table:table-cell table:style-name="ce31" table:formula="of:=AVERAGE([.K10:.K14])" office:value-type="float" office:value="0.002" calcext:value-type="float">
            <text:p>0.002</text:p>
          </table:table-cell>
          <table:table-cell table:style-name="ce30" table:formula="of:=AVERAGE([.L10:.L14])" office:value-type="float" office:value="0.0038" calcext:value-type="float">
            <text:p>0.004</text:p>
          </table:table-cell>
          <table:table-cell table:style-name="ce31" table:formula="of:=AVERAGE([.M10:.M14])" office:value-type="float" office:value="0.003" calcext:value-type="float">
            <text:p>0.003</text:p>
          </table:table-cell>
          <table:table-cell table:style-name="ce31" table:formula="of:=AVERAGE([.N10:.N14])" office:value-type="float" office:value="0.0016" calcext:value-type="float">
            <text:p>0.002</text:p>
          </table:table-cell>
          <table:table-cell table:style-name="ce30" table:formula="of:=AVERAGE([.O10:.O14])" office:value-type="float" office:value="0.004" calcext:value-type="float">
            <text:p>0.004</text:p>
          </table:table-cell>
          <table:table-cell table:style-name="ce31" table:formula="of:=AVERAGE([.P10:.P14])" office:value-type="float" office:value="0.0018" calcext:value-type="float">
            <text:p>0.002</text:p>
          </table:table-cell>
          <table:table-cell table:style-name="ce31" table:formula="of:=AVERAGE([.Q10:.Q14])" office:value-type="float" office:value="0.0052" calcext:value-type="float">
            <text:p>0.005</text:p>
          </table:table-cell>
          <table:table-cell table:style-name="ce30" table:formula="of:=AVERAGE([.R10:.R14])" office:value-type="float" office:value="0.0042" calcext:value-type="float">
            <text:p>0.004</text:p>
          </table:table-cell>
          <table:table-cell table:style-name="ce31" table:formula="of:=AVERAGE([.S10:.S14])" office:value-type="float" office:value="0.0014" calcext:value-type="float">
            <text:p>0.001</text:p>
          </table:table-cell>
          <table:table-cell table:style-name="ce31" table:formula="of:=AVERAGE([.T10:.T14])" office:value-type="float" office:value="0.0058" calcext:value-type="float">
            <text:p>0.006</text:p>
          </table:table-cell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float" office:value="0.0038" calcext:value-type="float">
            <text:p>0.004</text:p>
          </table:table-cell>
          <table:table-cell table:style-name="ce30" table:formula="of:=AVERAGE([.F10:.F14])" office:value-type="float" office:value="0.004" calcext:value-type="float">
            <text:p>0.004</text:p>
          </table:table-cell>
          <table:table-cell table:style-name="ce30" table:formula="of:=AVERAGE([.I10:.I14])" office:value-type="float" office:value="0.0038" calcext:value-type="float">
            <text:p>0.004</text:p>
          </table:table-cell>
          <table:table-cell table:style-name="ce30" table:formula="of:=AVERAGE([.L10:.L14])" office:value-type="float" office:value="0.0038" calcext:value-type="float">
            <text:p>0.004</text:p>
          </table:table-cell>
          <table:table-cell table:style-name="ce30" table:formula="of:=AVERAGE([.O10:.O14])" office:value-type="float" office:value="0.004" calcext:value-type="float">
            <text:p>0.004</text:p>
          </table:table-cell>
          <table:table-cell table:style-name="ce30" table:formula="of:=AVERAGE([.R10:.R14])" office:value-type="float" office:value="0.0042" calcext:value-type="float">
            <text:p>0.004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float" office:value="0.0108" calcext:value-type="float">
            <text:p>0.011</text:p>
          </table:table-cell>
          <table:table-cell table:style-name="ce31" table:formula="of:=AVERAGE([.D15:.D19])" office:value-type="float" office:value="0.0104" calcext:value-type="float">
            <text:p>0.010</text:p>
          </table:table-cell>
          <table:table-cell table:style-name="ce31" table:formula="of:=AVERAGE([.E15:.E19])" office:value-type="float" office:value="0.0008" calcext:value-type="float">
            <text:p>0.001</text:p>
          </table:table-cell>
          <table:table-cell table:style-name="ce30" table:formula="of:=AVERAGE([.F15:.F19])" office:value-type="float" office:value="0.0092" calcext:value-type="float">
            <text:p>0.009</text:p>
          </table:table-cell>
          <table:table-cell table:style-name="ce31" table:formula="of:=AVERAGE([.G15:.G19])" office:value-type="float" office:value="0.005" calcext:value-type="float">
            <text:p>0.005</text:p>
          </table:table-cell>
          <table:table-cell table:style-name="ce31" table:formula="of:=AVERAGE([.H15:.H19])" office:value-type="float" office:value="0.0044" calcext:value-type="float">
            <text:p>0.004</text:p>
          </table:table-cell>
          <table:table-cell table:style-name="ce30" table:formula="of:=AVERAGE([.I15:.I19])" office:value-type="float" office:value="0.0062" calcext:value-type="float">
            <text:p>0.006</text:p>
          </table:table-cell>
          <table:table-cell table:style-name="ce31" table:formula="of:=AVERAGE([.J15:.J19])" office:value-type="float" office:value="0.007" calcext:value-type="float">
            <text:p>0.007</text:p>
          </table:table-cell>
          <table:table-cell table:style-name="ce31" table:formula="of:=AVERAGE([.K15:.K19])" office:value-type="float" office:value="0.0024" calcext:value-type="float">
            <text:p>0.002</text:p>
          </table:table-cell>
          <table:table-cell table:style-name="ce30" table:formula="of:=AVERAGE([.L15:.L19])" office:value-type="float" office:value="0.0044" calcext:value-type="float">
            <text:p>0.004</text:p>
          </table:table-cell>
          <table:table-cell table:style-name="ce31" table:formula="of:=AVERAGE([.M15:.M19])" office:value-type="float" office:value="0.005" calcext:value-type="float">
            <text:p>0.005</text:p>
          </table:table-cell>
          <table:table-cell table:style-name="ce31" table:formula="of:=AVERAGE([.N15:.N19])" office:value-type="float" office:value="0.0038" calcext:value-type="float">
            <text:p>0.004</text:p>
          </table:table-cell>
          <table:table-cell table:style-name="ce30" table:formula="of:=AVERAGE([.O15:.O19])" office:value-type="float" office:value="0.004" calcext:value-type="float">
            <text:p>0.004</text:p>
          </table:table-cell>
          <table:table-cell table:style-name="ce31" table:formula="of:=AVERAGE([.P15:.P19])" office:value-type="float" office:value="0.005" calcext:value-type="float">
            <text:p>0.005</text:p>
          </table:table-cell>
          <table:table-cell table:style-name="ce31" table:formula="of:=AVERAGE([.Q15:.Q19])" office:value-type="float" office:value="0.0064" calcext:value-type="float">
            <text:p>0.006</text:p>
          </table:table-cell>
          <table:table-cell table:style-name="ce30" table:formula="of:=AVERAGE([.R15:.R19])" office:value-type="float" office:value="0.0052" calcext:value-type="float">
            <text:p>0.005</text:p>
          </table:table-cell>
          <table:table-cell table:style-name="ce31" table:formula="of:=AVERAGE([.S15:.S19])" office:value-type="float" office:value="0.0068" calcext:value-type="float">
            <text:p>0.007</text:p>
          </table:table-cell>
          <table:table-cell table:style-name="ce31" table:formula="of:=AVERAGE([.T15:.T19])" office:value-type="float" office:value="0.0078" calcext:value-type="float">
            <text:p>0.008</text:p>
          </table:table-cell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float" office:value="0.0108" calcext:value-type="float">
            <text:p>0.011</text:p>
          </table:table-cell>
          <table:table-cell table:style-name="ce30" table:formula="of:=AVERAGE([.F15:.F19])" office:value-type="float" office:value="0.0092" calcext:value-type="float">
            <text:p>0.009</text:p>
          </table:table-cell>
          <table:table-cell table:style-name="ce30" table:formula="of:=AVERAGE([.I15:.I19])" office:value-type="float" office:value="0.0062" calcext:value-type="float">
            <text:p>0.006</text:p>
          </table:table-cell>
          <table:table-cell table:style-name="ce30" table:formula="of:=AVERAGE([.L15:.L19])" office:value-type="float" office:value="0.0044" calcext:value-type="float">
            <text:p>0.004</text:p>
          </table:table-cell>
          <table:table-cell table:style-name="ce30" table:formula="of:=AVERAGE([.O15:.O19])" office:value-type="float" office:value="0.004" calcext:value-type="float">
            <text:p>0.004</text:p>
          </table:table-cell>
          <table:table-cell table:style-name="ce30" table:formula="of:=AVERAGE([.R15:.R19])" office:value-type="float" office:value="0.0052" calcext:value-type="float">
            <text:p>0.005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0508" calcext:value-type="float">
            <text:p>0.051</text:p>
          </table:table-cell>
          <table:table-cell table:style-name="ce31" table:formula="of:=AVERAGE([.D20:.D24])" office:value-type="float" office:value="0.0498" calcext:value-type="float">
            <text:p>0.050</text:p>
          </table:table-cell>
          <table:table-cell table:style-name="ce31" table:formula="of:=AVERAGE([.E20:.E24])" office:value-type="float" office:value="0.0008" calcext:value-type="float">
            <text:p>0.001</text:p>
          </table:table-cell>
          <table:table-cell table:style-name="ce30" table:formula="of:=AVERAGE([.F20:.F24])" office:value-type="float" office:value="0.0444" calcext:value-type="float">
            <text:p>0.044</text:p>
          </table:table-cell>
          <table:table-cell table:style-name="ce31" table:formula="of:=AVERAGE([.G20:.G24])" office:value-type="float" office:value="0.0424" calcext:value-type="float">
            <text:p>0.042</text:p>
          </table:table-cell>
          <table:table-cell table:style-name="ce31" table:formula="of:=AVERAGE([.H20:.H24])" office:value-type="float" office:value="0.0022" calcext:value-type="float">
            <text:p>0.002</text:p>
          </table:table-cell>
          <table:table-cell table:style-name="ce30" table:formula="of:=AVERAGE([.I20:.I24])" office:value-type="float" office:value="0.0312" calcext:value-type="float">
            <text:p>0.031</text:p>
          </table:table-cell>
          <table:table-cell table:style-name="ce31" table:formula="of:=AVERAGE([.J20:.J24])" office:value-type="float" office:value="0.0552" calcext:value-type="float">
            <text:p>0.055</text:p>
          </table:table-cell>
          <table:table-cell table:style-name="ce31" table:formula="of:=AVERAGE([.K20:.K24])" office:value-type="float" office:value="0.0038" calcext:value-type="float">
            <text:p>0.004</text:p>
          </table:table-cell>
          <table:table-cell table:style-name="ce30" table:formula="of:=AVERAGE([.L20:.L24])" office:value-type="float" office:value="0.019" calcext:value-type="float">
            <text:p>0.019</text:p>
          </table:table-cell>
          <table:table-cell table:style-name="ce31" table:formula="of:=AVERAGE([.M20:.M24])" office:value-type="float" office:value="0.0598" calcext:value-type="float">
            <text:p>0.060</text:p>
          </table:table-cell>
          <table:table-cell table:style-name="ce31" table:formula="of:=AVERAGE([.N20:.N24])" office:value-type="float" office:value="0.0018" calcext:value-type="float">
            <text:p>0.002</text:p>
          </table:table-cell>
          <table:table-cell table:style-name="ce30" table:formula="of:=AVERAGE([.O20:.O24])" office:value-type="float" office:value="0.0088" calcext:value-type="float">
            <text:p>0.009</text:p>
          </table:table-cell>
          <table:table-cell table:style-name="ce31" table:formula="of:=AVERAGE([.P20:.P24])" office:value-type="float" office:value="0.0472" calcext:value-type="float">
            <text:p>0.047</text:p>
          </table:table-cell>
          <table:table-cell table:style-name="ce31" table:formula="of:=AVERAGE([.Q20:.Q24])" office:value-type="float" office:value="0.0024" calcext:value-type="float">
            <text:p>0.002</text:p>
          </table:table-cell>
          <table:table-cell table:style-name="ce30" table:formula="of:=AVERAGE([.R20:.R24])" office:value-type="float" office:value="0.0146" calcext:value-type="float">
            <text:p>0.015</text:p>
          </table:table-cell>
          <table:table-cell table:style-name="ce31" table:formula="of:=AVERAGE([.S20:.S24])" office:value-type="float" office:value="0.0796" calcext:value-type="float">
            <text:p>0.080</text:p>
          </table:table-cell>
          <table:table-cell table:style-name="ce31" table:formula="of:=AVERAGE([.T20:.T24])" office:value-type="float" office:value="0.0034" calcext:value-type="float">
            <text:p>0.003</text:p>
          </table:table-cell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float" office:value="0.0508" calcext:value-type="float">
            <text:p>0.051</text:p>
          </table:table-cell>
          <table:table-cell table:style-name="ce30" table:formula="of:=AVERAGE([.F20:.F24])" office:value-type="float" office:value="0.0444" calcext:value-type="float">
            <text:p>0.044</text:p>
          </table:table-cell>
          <table:table-cell table:style-name="ce30" table:formula="of:=AVERAGE([.I20:.I24])" office:value-type="float" office:value="0.0312" calcext:value-type="float">
            <text:p>0.031</text:p>
          </table:table-cell>
          <table:table-cell table:style-name="ce30" table:formula="of:=AVERAGE([.L20:.L24])" office:value-type="float" office:value="0.019" calcext:value-type="float">
            <text:p>0.019</text:p>
          </table:table-cell>
          <table:table-cell table:style-name="ce30" table:formula="of:=AVERAGE([.O20:.O24])" office:value-type="float" office:value="0.0088" calcext:value-type="float">
            <text:p>0.009</text:p>
          </table:table-cell>
          <table:table-cell table:style-name="ce30" table:formula="of:=AVERAGE([.R20:.R24])" office:value-type="float" office:value="0.0146" calcext:value-type="float">
            <text:p>0.015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2006" calcext:value-type="float">
            <text:p>0.201</text:p>
          </table:table-cell>
          <table:table-cell table:style-name="ce31" table:formula="of:=AVERAGE([.D25:.D29])" office:value-type="float" office:value="0.1988" calcext:value-type="float">
            <text:p>0.199</text:p>
          </table:table-cell>
          <table:table-cell table:style-name="ce31" table:formula="of:=AVERAGE([.E25:.E29])" office:value-type="float" office:value="0.002" calcext:value-type="float">
            <text:p>0.002</text:p>
          </table:table-cell>
          <table:table-cell table:style-name="ce30" table:formula="of:=AVERAGE([.F25:.F29])" office:value-type="float" office:value="0.1584" calcext:value-type="float">
            <text:p>0.158</text:p>
          </table:table-cell>
          <table:table-cell table:style-name="ce31" table:formula="of:=AVERAGE([.G25:.G29])" office:value-type="float" office:value="0.1572" calcext:value-type="float">
            <text:p>0.157</text:p>
          </table:table-cell>
          <table:table-cell table:style-name="ce31" table:formula="of:=AVERAGE([.H25:.H29])" office:value-type="float" office:value="0.0008" calcext:value-type="float">
            <text:p>0.001</text:p>
          </table:table-cell>
          <table:table-cell table:style-name="ce30" table:formula="of:=AVERAGE([.I25:.I29])" office:value-type="float" office:value="0.2744" calcext:value-type="float">
            <text:p>0.274</text:p>
          </table:table-cell>
          <table:table-cell table:style-name="ce31" table:formula="of:=AVERAGE([.J25:.J29])" office:value-type="float" office:value="0.1898" calcext:value-type="float">
            <text:p>0.190</text:p>
          </table:table-cell>
          <table:table-cell table:style-name="ce31" table:formula="of:=AVERAGE([.K25:.K29])" office:value-type="float" office:value="0.0022" calcext:value-type="float">
            <text:p>0.002</text:p>
          </table:table-cell>
          <table:table-cell table:style-name="ce30" table:formula="of:=AVERAGE([.L25:.L29])" office:value-type="float" office:value="0.0656" calcext:value-type="float">
            <text:p>0.066</text:p>
          </table:table-cell>
          <table:table-cell table:style-name="ce31" table:formula="of:=AVERAGE([.M25:.M29])" office:value-type="float" office:value="0.239" calcext:value-type="float">
            <text:p>0.239</text:p>
          </table:table-cell>
          <table:table-cell table:style-name="ce31" table:formula="of:=AVERAGE([.N25:.N29])" office:value-type="float" office:value="0.0034" calcext:value-type="float">
            <text:p>0.003</text:p>
          </table:table-cell>
          <table:table-cell table:style-name="ce30" table:formula="of:=AVERAGE([.O25:.O29])" office:value-type="float" office:value="0.0538" calcext:value-type="float">
            <text:p>0.054</text:p>
          </table:table-cell>
          <table:table-cell table:style-name="ce31" table:formula="of:=AVERAGE([.P25:.P29])" office:value-type="float" office:value="0.3734" calcext:value-type="float">
            <text:p>0.373</text:p>
          </table:table-cell>
          <table:table-cell table:style-name="ce31" table:formula="of:=AVERAGE([.Q25:.Q29])" office:value-type="float" office:value="0.0026" calcext:value-type="float">
            <text:p>0.003</text:p>
          </table:table-cell>
          <table:table-cell table:style-name="ce30" table:formula="of:=AVERAGE([.R25:.R29])" office:value-type="float" office:value="0.048" calcext:value-type="float">
            <text:p>0.048</text:p>
          </table:table-cell>
          <table:table-cell table:style-name="ce31" table:formula="of:=AVERAGE([.S25:.S29])" office:value-type="float" office:value="0.4336" calcext:value-type="float">
            <text:p>0.434</text:p>
          </table:table-cell>
          <table:table-cell table:style-name="ce31" table:formula="of:=AVERAGE([.T25:.T29])" office:value-type="float" office:value="0.0024" calcext:value-type="float">
            <text:p>0.002</text:p>
          </table:table-cell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float" office:value="0.2006" calcext:value-type="float">
            <text:p>0.201</text:p>
          </table:table-cell>
          <table:table-cell table:style-name="ce30" table:formula="of:=AVERAGE([.F25:.F29])" office:value-type="float" office:value="0.1584" calcext:value-type="float">
            <text:p>0.158</text:p>
          </table:table-cell>
          <table:table-cell table:style-name="ce30" table:formula="of:=AVERAGE([.I25:.I29])" office:value-type="float" office:value="0.2744" calcext:value-type="float">
            <text:p>0.274</text:p>
          </table:table-cell>
          <table:table-cell table:style-name="ce30" table:formula="of:=AVERAGE([.L25:.L29])" office:value-type="float" office:value="0.0656" calcext:value-type="float">
            <text:p>0.066</text:p>
          </table:table-cell>
          <table:table-cell table:style-name="ce30" table:formula="of:=AVERAGE([.O25:.O29])" office:value-type="float" office:value="0.0538" calcext:value-type="float">
            <text:p>0.054</text:p>
          </table:table-cell>
          <table:table-cell table:style-name="ce30" table:formula="of:=AVERAGE([.R25:.R29])" office:value-type="float" office:value="0.048" calcext:value-type="float">
            <text:p>0.048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1.742" calcext:value-type="float">
            <text:p>1.742</text:p>
          </table:table-cell>
          <table:table-cell table:style-name="ce31" table:formula="of:=AVERAGE([.D30:.D34])" office:value-type="float" office:value="1.73948" calcext:value-type="float">
            <text:p>1.739</text:p>
          </table:table-cell>
          <table:table-cell table:style-name="ce31" table:formula="of:=AVERAGE([.E30:.E34])" office:value-type="float" office:value="0.0006" calcext:value-type="float">
            <text:p>0.001</text:p>
          </table:table-cell>
          <table:table-cell table:style-name="ce30" table:formula="of:=AVERAGE([.F30:.F34])" office:value-type="float" office:value="1.2286" calcext:value-type="float">
            <text:p>1.229</text:p>
          </table:table-cell>
          <table:table-cell table:style-name="ce31" table:formula="of:=AVERAGE([.G30:.G34])" office:value-type="float" office:value="1.2242" calcext:value-type="float">
            <text:p>1.224</text:p>
          </table:table-cell>
          <table:table-cell table:style-name="ce31" table:formula="of:=AVERAGE([.H30:.H34])" office:value-type="float" office:value="0.0032" calcext:value-type="float">
            <text:p>0.003</text:p>
          </table:table-cell>
          <table:table-cell table:style-name="ce30" table:formula="of:=AVERAGE([.I30:.I34])" office:value-type="float" office:value="0.6458" calcext:value-type="float">
            <text:p>0.646</text:p>
          </table:table-cell>
          <table:table-cell table:style-name="ce31" table:formula="of:=AVERAGE([.J30:.J34])" office:value-type="float" office:value="1.2826" calcext:value-type="float">
            <text:p>1.283</text:p>
          </table:table-cell>
          <table:table-cell table:style-name="ce31" table:formula="of:=AVERAGE([.K30:.K34])" office:value-type="float" office:value="0.0034" calcext:value-type="float">
            <text:p>0.003</text:p>
          </table:table-cell>
          <table:table-cell table:style-name="ce30" table:formula="of:=AVERAGE([.L30:.L34])" office:value-type="float" office:value="0.3866" calcext:value-type="float">
            <text:p>0.387</text:p>
          </table:table-cell>
          <table:table-cell table:style-name="ce31" table:formula="of:=AVERAGE([.M30:.M34])" office:value-type="float" office:value="1.4978" calcext:value-type="float">
            <text:p>1.498</text:p>
          </table:table-cell>
          <table:table-cell table:style-name="ce31" table:formula="of:=AVERAGE([.N30:.N34])" office:value-type="float" office:value="0.004" calcext:value-type="float">
            <text:p>0.004</text:p>
          </table:table-cell>
          <table:table-cell table:style-name="ce30" table:formula="of:=AVERAGE([.O30:.O34])" office:value-type="float" office:value="0.282" calcext:value-type="float">
            <text:p>0.282</text:p>
          </table:table-cell>
          <table:table-cell table:style-name="ce31" table:formula="of:=AVERAGE([.P30:.P34])" office:value-type="float" office:value="1.944" calcext:value-type="float">
            <text:p>1.944</text:p>
          </table:table-cell>
          <table:table-cell table:style-name="ce31" table:formula="of:=AVERAGE([.Q30:.Q34])" office:value-type="float" office:value="0.0064" calcext:value-type="float">
            <text:p>0.006</text:p>
          </table:table-cell>
          <table:table-cell table:style-name="ce30" table:formula="of:=AVERAGE([.R30:.R34])" office:value-type="float" office:value="0.2128" calcext:value-type="float">
            <text:p>0.213</text:p>
          </table:table-cell>
          <table:table-cell table:style-name="ce31" table:formula="of:=AVERAGE([.S30:.S34])" office:value-type="float" office:value="2.2464" calcext:value-type="float">
            <text:p>2.246</text:p>
          </table:table-cell>
          <table:table-cell table:style-name="ce31" table:formula="of:=AVERAGE([.T30:.T34])" office:value-type="float" office:value="0.009" calcext:value-type="float">
            <text:p>0.009</text:p>
          </table:table-cell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float" office:value="1.742" calcext:value-type="float">
            <text:p>1.742</text:p>
          </table:table-cell>
          <table:table-cell table:style-name="ce30" table:formula="of:=AVERAGE([.F30:.F34])" office:value-type="float" office:value="1.2286" calcext:value-type="float">
            <text:p>1.229</text:p>
          </table:table-cell>
          <table:table-cell table:style-name="ce30" table:formula="of:=AVERAGE([.I30:.I34])" office:value-type="float" office:value="0.6458" calcext:value-type="float">
            <text:p>0.646</text:p>
          </table:table-cell>
          <table:table-cell table:style-name="ce30" table:formula="of:=AVERAGE([.L30:.L34])" office:value-type="float" office:value="0.3866" calcext:value-type="float">
            <text:p>0.387</text:p>
          </table:table-cell>
          <table:table-cell table:style-name="ce30" table:formula="of:=AVERAGE([.O30:.O34])" office:value-type="float" office:value="0.282" calcext:value-type="float">
            <text:p>0.282</text:p>
          </table:table-cell>
          <table:table-cell table:style-name="ce30" table:formula="of:=AVERAGE([.R30:.R34])" office:value-type="float" office:value="0.2128" calcext:value-type="float">
            <text:p>0.213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17.7252" calcext:value-type="float">
            <text:p>17.725</text:p>
          </table:table-cell>
          <table:table-cell table:style-name="ce31" table:formula="of:=AVERAGE([.D35:.D39])" office:value-type="float" office:value="17.712" calcext:value-type="float">
            <text:p>17.712</text:p>
          </table:table-cell>
          <table:table-cell table:style-name="ce31" table:formula="of:=AVERAGE([.E35:.E39])" office:value-type="float" office:value="0.0024" calcext:value-type="float">
            <text:p>0.002</text:p>
          </table:table-cell>
          <table:table-cell table:style-name="ce30" table:formula="of:=AVERAGE([.F35:.F39])" office:value-type="float" office:value="12.6814" calcext:value-type="float">
            <text:p>12.681</text:p>
          </table:table-cell>
          <table:table-cell table:style-name="ce31" table:formula="of:=AVERAGE([.G35:.G39])" office:value-type="float" office:value="12.665" calcext:value-type="float">
            <text:p>12.665</text:p>
          </table:table-cell>
          <table:table-cell table:style-name="ce31" table:formula="of:=AVERAGE([.H35:.H39])" office:value-type="float" office:value="0.006" calcext:value-type="float">
            <text:p>0.006</text:p>
          </table:table-cell>
          <table:table-cell table:style-name="ce30" table:formula="of:=AVERAGE([.I35:.I39])" office:value-type="float" office:value="6.4258" calcext:value-type="float">
            <text:p>6.426</text:p>
          </table:table-cell>
          <table:table-cell table:style-name="ce31" table:formula="of:=AVERAGE([.J35:.J39])" office:value-type="float" office:value="12.7806" calcext:value-type="float">
            <text:p>12.781</text:p>
          </table:table-cell>
          <table:table-cell table:style-name="ce31" table:formula="of:=AVERAGE([.K35:.K39])" office:value-type="float" office:value="0.0036" calcext:value-type="float">
            <text:p>0.004</text:p>
          </table:table-cell>
          <table:table-cell table:style-name="ce30" table:formula="of:=AVERAGE([.L35:.L39])" office:value-type="float" office:value="3.974" calcext:value-type="float">
            <text:p>3.974</text:p>
          </table:table-cell>
          <table:table-cell table:style-name="ce31" table:formula="of:=AVERAGE([.M35:.M39])" office:value-type="float" office:value="15.5698" calcext:value-type="float">
            <text:p>15.570</text:p>
          </table:table-cell>
          <table:table-cell table:style-name="ce31" table:formula="of:=AVERAGE([.N35:.N39])" office:value-type="float" office:value="0.0066" calcext:value-type="float">
            <text:p>0.007</text:p>
          </table:table-cell>
          <table:table-cell table:style-name="ce30" table:formula="of:=AVERAGE([.O35:.O39])" office:value-type="float" office:value="2.6794" calcext:value-type="float">
            <text:p>2.679</text:p>
          </table:table-cell>
          <table:table-cell table:style-name="ce31" table:formula="of:=AVERAGE([.P35:.P39])" office:value-type="float" office:value="18.9072" calcext:value-type="float">
            <text:p>18.907</text:p>
          </table:table-cell>
          <table:table-cell table:style-name="ce31" table:formula="of:=AVERAGE([.Q35:.Q39])" office:value-type="float" office:value="0.0138" calcext:value-type="float">
            <text:p>0.014</text:p>
          </table:table-cell>
          <table:table-cell table:style-name="ce30" table:formula="of:=AVERAGE([.R35:.R39])" office:value-type="float" office:value="2.0778" calcext:value-type="float">
            <text:p>2.078</text:p>
          </table:table-cell>
          <table:table-cell table:style-name="ce31" table:formula="of:=AVERAGE([.S35:.S39])" office:value-type="float" office:value="22.7072" calcext:value-type="float">
            <text:p>22.707</text:p>
          </table:table-cell>
          <table:table-cell table:style-name="ce31" table:formula="of:=AVERAGE([.T35:.T39])" office:value-type="float" office:value="0.0506" calcext:value-type="float">
            <text:p>0.051</text:p>
          </table:table-cell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float" office:value="17.7252" calcext:value-type="float">
            <text:p>17.725</text:p>
          </table:table-cell>
          <table:table-cell table:style-name="ce30" table:formula="of:=AVERAGE([.F35:.F39])" office:value-type="float" office:value="12.6814" calcext:value-type="float">
            <text:p>12.681</text:p>
          </table:table-cell>
          <table:table-cell table:style-name="ce30" table:formula="of:=AVERAGE([.I35:.I39])" office:value-type="float" office:value="6.4258" calcext:value-type="float">
            <text:p>6.426</text:p>
          </table:table-cell>
          <table:table-cell table:style-name="ce30" table:formula="of:=AVERAGE([.L35:.L40])" office:value-type="float" office:value="3.974" calcext:value-type="float">
            <text:p>3.974</text:p>
          </table:table-cell>
          <table:table-cell table:style-name="ce30" table:formula="of:=AVERAGE([.O35:.O39])" office:value-type="float" office:value="2.6794" calcext:value-type="float">
            <text:p>2.679</text:p>
          </table:table-cell>
          <table:table-cell table:style-name="ce30" table:formula="of:=AVERAGE([.R35:.R39])" office:value-type="float" office:value="2.0778" calcext:value-type="float">
            <text:p>2.078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6"/>
          <table:table-cell table:style-name="Default"/>
          <table:table-cell table:number-columns-repeated="37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10"/>
          <table:table-cell table:style-name="Default"/>
          <table:table-cell table:number-columns-repeated="3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2" table:number-rows-spanned="1">
            <text:p>Speedups (Average)</text:p>
          </table:table-cell>
          <table:covered-table-cell table:number-columns-repeated="11" table:style-name="ce28"/>
          <table:table-cell table:style-name="Default" table:number-columns-repeated="3"/>
          <table:table-cell table:number-columns-repeated="5"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1" office:value-type="string" calcext:value-type="string" table:number-columns-spanned="4" table:number-rows-spanned="1">
            <text:p>Speedups (Average)</text:p>
          </table:table-cell>
          <table:covered-table-cell table:number-columns-repeated="3" table:style-name="ce28"/>
          <table:table-cell table:style-name="Default" table:number-columns-repeated="2"/>
          <table:table-cell table:number-columns-repeated="36"/>
        </table:table-row>
        <table:table-row table:style-name="ro1">
          <table:covered-table-cell table:style-name="ce2"/>
          <table:table-cell table:style-name="ce26" office:value-type="string" calcext:value-type="string" table:number-columns-spanned="12" table:number-rows-spanned="1">
            <text:p>Parallel with Multi-Threading</text:p>
          </table:table-cell>
          <table:covered-table-cell table:style-name="ce26"/>
          <table:covered-table-cell table:number-columns-repeated="2" table:style-name="ce41"/>
          <table:covered-table-cell table:number-columns-repeated="2" table:style-name="Default"/>
          <table:covered-table-cell table:number-columns-repeated="6" table:style-name="ce41"/>
          <table:table-cell table:style-name="Default" table:number-columns-repeated="3"/>
          <table:table-cell table:number-columns-repeated="5"/>
          <table:covered-table-cell table:style-name="ce2"/>
          <table:table-cell table:style-name="ce26" office:value-type="string" calcext:value-type="string" table:number-columns-spanned="4" table:number-rows-spanned="1">
            <text:p>Parallel with Multi-Threading</text:p>
          </table:table-cell>
          <table:covered-table-cell table:number-columns-repeated="3" table:style-name="ce41"/>
          <table:table-cell table:style-name="Default"/>
          <table:table-cell table:number-columns-repeated="36"/>
          <table:table-cell table:style-name="Default"/>
        </table:table-row>
        <table:table-row table:style-name="ro1">
          <table:covered-table-cell table:style-name="ce3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7" office:value-type="string" calcext:value-type="string">
            <text:p>2 Threads</text:p>
          </table:covered-table-cell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7" office:value-type="string" calcext:value-type="string">
            <text:p>4 Threads</text:p>
          </table:covered-table-cell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7" office:value-type="string" calcext:value-type="string">
            <text:p>8 Threads</text:p>
          </table:covered-table-cell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7" office:value-type="string" calcext:value-type="string">
            <text:p>12 Threads</text:p>
          </table:covered-table-cell>
          <table:table-cell table:style-name="Default" table:number-columns-repeated="6"/>
          <table:table-cell table:number-columns-repeated="2"/>
          <table:covered-table-cell table:style-name="ce3"/>
          <table:table-cell table:style-name="ce27" office:value-type="string" calcext:value-type="string">
            <text:p>2 Threads</text:p>
          </table:table-cell>
          <table:table-cell table:style-name="ce27" office:value-type="string" calcext:value-type="string">
            <text:p>4 Threads</text:p>
          </table:table-cell>
          <table:table-cell table:style-name="ce27" office:value-type="string" calcext:value-type="string">
            <text:p>8 Threads</text:p>
          </table:table-cell>
          <table:table-cell table:style-name="ce27" office:value-type="string" calcext:value-type="string">
            <text:p>12 Threads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float" office:value="1" calcext:value-type="float">
            <text:p>1.000</text:p>
          </table:table-cell>
          <table:table-cell table:style-name="ce30" table:formula="of:=[.E47]/[.K47]" office:value-type="float" office:value="1.1875" calcext:value-type="float">
            <text:p>1.188</text:p>
          </table:table-cell>
          <table:table-cell table:style-name="ce30" table:formula="of:=[.E47]/[.N47]" office:value-type="float" office:value="1" calcext:value-type="float">
            <text:p>1.000</text:p>
          </table:table-cell>
          <table:table-cell table:style-name="ce30" table:formula="of:=[.E47]/[.Q47]" office:value-type="float" office:value="1" calcext:value-type="float">
            <text:p>1.000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float" office:value="1" calcext:value-type="float">
            <text:p>1.000</text:p>
          </table:table-cell>
          <table:table-cell table:style-name="ce31" table:formula="of:=[.F47]/[.I47]" office:value-type="float" office:value="1.5" calcext:value-type="float">
            <text:p>1.500</text:p>
          </table:table-cell>
          <table:table-cell table:style-name="ce31" table:formula="of:=[.G47]/[.J47]" office:value-type="float" office:value="0.4" calcext:value-type="float">
            <text:p>0.400</text:p>
          </table:table-cell>
          <table:table-cell table:style-name="ce30" table:formula="of:=[.E47]/[.K47]" office:value-type="float" office:value="1.1875" calcext:value-type="float">
            <text:p>1.188</text:p>
          </table:table-cell>
          <table:table-cell table:style-name="ce31" table:formula="of:=[.F47]/[.L47]" office:value-type="float" office:value="1.36363636363636" calcext:value-type="float">
            <text:p>1.364</text:p>
          </table:table-cell>
          <table:table-cell table:style-name="ce31" table:formula="of:=[.G47]/[.M47]" office:value-type="float" office:value="0.444444444444444" calcext:value-type="float">
            <text:p>0.444</text:p>
          </table:table-cell>
          <table:table-cell table:style-name="ce30" table:formula="of:=[.E47]/[.N47]" office:value-type="float" office:value="1" calcext:value-type="float">
            <text:p>1.000</text:p>
          </table:table-cell>
          <table:table-cell table:style-name="ce31" table:formula="of:=[.F47]/[.O47]" office:value-type="float" office:value="1.66666666666667" calcext:value-type="float">
            <text:p>1.667</text:p>
          </table:table-cell>
          <table:table-cell table:style-name="ce31" table:formula="of:=[.G47]/[.P47]" office:value-type="float" office:value="0.2" calcext:value-type="float">
            <text:p>0.200</text:p>
          </table:table-cell>
          <table:table-cell table:style-name="ce30" table:formula="of:=[.E47]/[.Q47]" office:value-type="float" office:value="1" calcext:value-type="float">
            <text:p>1.000</text:p>
          </table:table-cell>
          <table:table-cell table:style-name="ce31" table:formula="of:=[.F47]/[.R47]" office:value-type="float" office:value="2.14285714285714" calcext:value-type="float">
            <text:p>2.143</text:p>
          </table:table-cell>
          <table:table-cell table:style-name="ce31" table:formula="of:=[.G47]/[.S47]" office:value-type="float" office:value="0.153846153846154" calcext:value-type="float">
            <text:p>0.154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float" office:value="1.05263157894737" calcext:value-type="float">
            <text:p>1.053</text:p>
          </table:table-cell>
          <table:table-cell table:style-name="ce30" table:formula="of:=[.E48]/[.K48]" office:value-type="float" office:value="1.05263157894737" calcext:value-type="float">
            <text:p>1.053</text:p>
          </table:table-cell>
          <table:table-cell table:style-name="ce30" table:formula="of:=[.E48]/[.N48]" office:value-type="float" office:value="1" calcext:value-type="float">
            <text:p>1.000</text:p>
          </table:table-cell>
          <table:table-cell table:style-name="ce30" table:formula="of:=[.E48]/[.Q48]" office:value-type="float" office:value="0.952380952380952" calcext:value-type="float">
            <text:p>0.952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float" office:value="1.05263157894737" calcext:value-type="float">
            <text:p>1.053</text:p>
          </table:table-cell>
          <table:table-cell table:style-name="ce31" table:formula="of:=[.F48]/[.I48]" office:value-type="float" office:value="0.8" calcext:value-type="float">
            <text:p>0.800</text:p>
          </table:table-cell>
          <table:table-cell table:style-name="ce31" table:formula="of:=[.G48]/[.J48]" office:value-type="float" office:value="0.8" calcext:value-type="float">
            <text:p>0.800</text:p>
          </table:table-cell>
          <table:table-cell table:style-name="ce30" table:formula="of:=[.E48]/[.K48]" office:value-type="float" office:value="1.05263157894737" calcext:value-type="float">
            <text:p>1.053</text:p>
          </table:table-cell>
          <table:table-cell table:style-name="ce31" table:formula="of:=[.F48]/[.L48]" office:value-type="float" office:value="0.8" calcext:value-type="float">
            <text:p>0.800</text:p>
          </table:table-cell>
          <table:table-cell table:style-name="ce31" table:formula="of:=[.G48]/[.M48]" office:value-type="float" office:value="1" calcext:value-type="float">
            <text:p>1.000</text:p>
          </table:table-cell>
          <table:table-cell table:style-name="ce30" table:formula="of:=[.E48]/[.N48]" office:value-type="float" office:value="1" calcext:value-type="float">
            <text:p>1.000</text:p>
          </table:table-cell>
          <table:table-cell table:style-name="ce31" table:formula="of:=[.F48]/[.O48]" office:value-type="float" office:value="1.33333333333333" calcext:value-type="float">
            <text:p>1.333</text:p>
          </table:table-cell>
          <table:table-cell table:style-name="ce31" table:formula="of:=[.G48]/[.P48]" office:value-type="float" office:value="0.307692307692308" calcext:value-type="float">
            <text:p>0.308</text:p>
          </table:table-cell>
          <table:table-cell table:style-name="ce30" table:formula="of:=[.E48]/[.Q48]" office:value-type="float" office:value="0.952380952380952" calcext:value-type="float">
            <text:p>0.952</text:p>
          </table:table-cell>
          <table:table-cell table:style-name="ce31" table:formula="of:=[.F48]/[.R48]" office:value-type="float" office:value="1.71428571428571" calcext:value-type="float">
            <text:p>1.714</text:p>
          </table:table-cell>
          <table:table-cell table:style-name="ce31" table:formula="of:=[.G48]/[.S48]" office:value-type="float" office:value="0.275862068965517" calcext:value-type="float">
            <text:p>0.276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float" office:value="1.48387096774194" calcext:value-type="float">
            <text:p>1.484</text:p>
          </table:table-cell>
          <table:table-cell table:style-name="ce30" table:formula="of:=[.E49]/[.K49]" office:value-type="float" office:value="2.09090909090909" calcext:value-type="float">
            <text:p>2.091</text:p>
          </table:table-cell>
          <table:table-cell table:style-name="ce30" table:formula="of:=[.E49]/[.N49]" office:value-type="float" office:value="2.3" calcext:value-type="float">
            <text:p>2.300</text:p>
          </table:table-cell>
          <table:table-cell table:style-name="ce30" table:formula="of:=[.E49]/[.Q49]" office:value-type="float" office:value="1.76923076923077" calcext:value-type="float">
            <text:p>1.769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float" office:value="1.48387096774194" calcext:value-type="float">
            <text:p>1.484</text:p>
          </table:table-cell>
          <table:table-cell table:style-name="ce31" table:formula="of:=[.F49]/[.I49]" office:value-type="float" office:value="0.714285714285714" calcext:value-type="float">
            <text:p>0.714</text:p>
          </table:table-cell>
          <table:table-cell table:style-name="ce31" table:formula="of:=[.G49]/[.J49]" office:value-type="float" office:value="1.83333333333333" calcext:value-type="float">
            <text:p>1.833</text:p>
          </table:table-cell>
          <table:table-cell table:style-name="ce30" table:formula="of:=[.E49]/[.K49]" office:value-type="float" office:value="2.09090909090909" calcext:value-type="float">
            <text:p>2.091</text:p>
          </table:table-cell>
          <table:table-cell table:style-name="ce31" table:formula="of:=[.F49]/[.L49]" office:value-type="float" office:value="1" calcext:value-type="float">
            <text:p>1.000</text:p>
          </table:table-cell>
          <table:table-cell table:style-name="ce31" table:formula="of:=[.G49]/[.M49]" office:value-type="float" office:value="1.15789473684211" calcext:value-type="float">
            <text:p>1.158</text:p>
          </table:table-cell>
          <table:table-cell table:style-name="ce30" table:formula="of:=[.E49]/[.N49]" office:value-type="float" office:value="2.3" calcext:value-type="float">
            <text:p>2.300</text:p>
          </table:table-cell>
          <table:table-cell table:style-name="ce31" table:formula="of:=[.F49]/[.O49]" office:value-type="float" office:value="1" calcext:value-type="float">
            <text:p>1.000</text:p>
          </table:table-cell>
          <table:table-cell table:style-name="ce31" table:formula="of:=[.G49]/[.P49]" office:value-type="float" office:value="0.6875" calcext:value-type="float">
            <text:p>0.688</text:p>
          </table:table-cell>
          <table:table-cell table:style-name="ce30" table:formula="of:=[.E49]/[.Q49]" office:value-type="float" office:value="1.76923076923077" calcext:value-type="float">
            <text:p>1.769</text:p>
          </table:table-cell>
          <table:table-cell table:style-name="ce31" table:formula="of:=[.F49]/[.R49]" office:value-type="float" office:value="0.735294117647059" calcext:value-type="float">
            <text:p>0.735</text:p>
          </table:table-cell>
          <table:table-cell table:style-name="ce31" table:formula="of:=[.G49]/[.S49]" office:value-type="float" office:value="0.564102564102564" calcext:value-type="float">
            <text:p>0.564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float" office:value="1.42307692307692" calcext:value-type="float">
            <text:p>1.423</text:p>
          </table:table-cell>
          <table:table-cell table:style-name="ce30" table:formula="of:=[.E50]/[.K50]" office:value-type="float" office:value="2.33684210526316" calcext:value-type="float">
            <text:p>2.337</text:p>
          </table:table-cell>
          <table:table-cell table:style-name="ce30" table:formula="of:=[.E50]/[.N50]" office:value-type="float" office:value="5.04545454545455" calcext:value-type="float">
            <text:p>5.045</text:p>
          </table:table-cell>
          <table:table-cell table:style-name="ce30" table:formula="of:=[.E50]/[.Q50]" office:value-type="float" office:value="3.04109589041096" calcext:value-type="float">
            <text:p>3.041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float" office:value="1.42307692307692" calcext:value-type="float">
            <text:p>1.423</text:p>
          </table:table-cell>
          <table:table-cell table:style-name="ce31" table:formula="of:=[.F50]/[.I50]" office:value-type="float" office:value="0.768115942028985" calcext:value-type="float">
            <text:p>0.768</text:p>
          </table:table-cell>
          <table:table-cell table:style-name="ce31" table:formula="of:=[.G50]/[.J50]" office:value-type="float" office:value="0.578947368421052" calcext:value-type="float">
            <text:p>0.579</text:p>
          </table:table-cell>
          <table:table-cell table:style-name="ce30" table:formula="of:=[.E50]/[.K50]" office:value-type="float" office:value="2.33684210526316" calcext:value-type="float">
            <text:p>2.337</text:p>
          </table:table-cell>
          <table:table-cell table:style-name="ce31" table:formula="of:=[.F50]/[.L50]" office:value-type="float" office:value="0.709030100334448" calcext:value-type="float">
            <text:p>0.709</text:p>
          </table:table-cell>
          <table:table-cell table:style-name="ce31" table:formula="of:=[.G50]/[.M50]" office:value-type="float" office:value="1.22222222222222" calcext:value-type="float">
            <text:p>1.222</text:p>
          </table:table-cell>
          <table:table-cell table:style-name="ce30" table:formula="of:=[.E50]/[.N50]" office:value-type="float" office:value="5.04545454545455" calcext:value-type="float">
            <text:p>5.045</text:p>
          </table:table-cell>
          <table:table-cell table:style-name="ce31" table:formula="of:=[.F50]/[.O50]" office:value-type="float" office:value="0.898305084745763" calcext:value-type="float">
            <text:p>0.898</text:p>
          </table:table-cell>
          <table:table-cell table:style-name="ce31" table:formula="of:=[.G50]/[.P50]" office:value-type="float" office:value="0.916666666666666" calcext:value-type="float">
            <text:p>0.917</text:p>
          </table:table-cell>
          <table:table-cell table:style-name="ce30" table:formula="of:=[.E50]/[.Q50]" office:value-type="float" office:value="3.04109589041096" calcext:value-type="float">
            <text:p>3.041</text:p>
          </table:table-cell>
          <table:table-cell table:style-name="ce31" table:formula="of:=[.F50]/[.R50]" office:value-type="float" office:value="0.532663316582915" calcext:value-type="float">
            <text:p>0.533</text:p>
          </table:table-cell>
          <table:table-cell table:style-name="ce31" table:formula="of:=[.G50]/[.S50]" office:value-type="float" office:value="0.647058823529412" calcext:value-type="float">
            <text:p>0.647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float" office:value="0.577259475218659" calcext:value-type="float">
            <text:p>0.577</text:p>
          </table:table-cell>
          <table:table-cell table:style-name="ce30" table:formula="of:=[.E51]/[.K51]" office:value-type="float" office:value="2.41463414634146" calcext:value-type="float">
            <text:p>2.415</text:p>
          </table:table-cell>
          <table:table-cell table:style-name="ce30" table:formula="of:=[.E51]/[.N51]" office:value-type="float" office:value="2.94423791821561" calcext:value-type="float">
            <text:p>2.944</text:p>
          </table:table-cell>
          <table:table-cell table:style-name="ce30" table:formula="of:=[.E51]/[.Q51]" office:value-type="float" office:value="3.3" calcext:value-type="float">
            <text:p>3.300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float" office:value="0.577259475218659" calcext:value-type="float">
            <text:p>0.577</text:p>
          </table:table-cell>
          <table:table-cell table:style-name="ce31" table:formula="of:=[.F51]/[.I51]" office:value-type="float" office:value="0.828240252897787" calcext:value-type="float">
            <text:p>0.828</text:p>
          </table:table-cell>
          <table:table-cell table:style-name="ce31" table:formula="of:=[.G51]/[.J51]" office:value-type="float" office:value="0.363636363636364" calcext:value-type="float">
            <text:p>0.364</text:p>
          </table:table-cell>
          <table:table-cell table:style-name="ce30" table:formula="of:=[.E51]/[.K51]" office:value-type="float" office:value="2.41463414634146" calcext:value-type="float">
            <text:p>2.415</text:p>
          </table:table-cell>
          <table:table-cell table:style-name="ce31" table:formula="of:=[.F51]/[.L51]" office:value-type="float" office:value="0.657740585774059" calcext:value-type="float">
            <text:p>0.658</text:p>
          </table:table-cell>
          <table:table-cell table:style-name="ce31" table:formula="of:=[.G51]/[.M51]" office:value-type="float" office:value="0.235294117647059" calcext:value-type="float">
            <text:p>0.235</text:p>
          </table:table-cell>
          <table:table-cell table:style-name="ce30" table:formula="of:=[.E51]/[.N51]" office:value-type="float" office:value="2.94423791821561" calcext:value-type="float">
            <text:p>2.944</text:p>
          </table:table-cell>
          <table:table-cell table:style-name="ce31" table:formula="of:=[.F51]/[.O51]" office:value-type="float" office:value="0.420996250669523" calcext:value-type="float">
            <text:p>0.421</text:p>
          </table:table-cell>
          <table:table-cell table:style-name="ce31" table:formula="of:=[.G51]/[.P51]" office:value-type="float" office:value="0.307692307692308" calcext:value-type="float">
            <text:p>0.308</text:p>
          </table:table-cell>
          <table:table-cell table:style-name="ce30" table:formula="of:=[.E51]/[.Q51]" office:value-type="float" office:value="3.3" calcext:value-type="float">
            <text:p>3.300</text:p>
          </table:table-cell>
          <table:table-cell table:style-name="ce31" table:formula="of:=[.F51]/[.R51]" office:value-type="float" office:value="0.362546125461255" calcext:value-type="float">
            <text:p>0.363</text:p>
          </table:table-cell>
          <table:table-cell table:style-name="ce31" table:formula="of:=[.G51]/[.S51]" office:value-type="float" office:value="0.333333333333333" calcext:value-type="float">
            <text:p>0.333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float" office:value="1.90244657788789" calcext:value-type="float">
            <text:p>1.902</text:p>
          </table:table-cell>
          <table:table-cell table:style-name="ce30" table:formula="of:=[.E52]/[.K52]" office:value-type="float" office:value="3.17796171753751" calcext:value-type="float">
            <text:p>3.178</text:p>
          </table:table-cell>
          <table:table-cell table:style-name="ce30" table:formula="of:=[.E52]/[.N52]" office:value-type="float" office:value="4.35673758865248" calcext:value-type="float">
            <text:p>4.357</text:p>
          </table:table-cell>
          <table:table-cell table:style-name="ce30" table:formula="of:=[.E52]/[.Q52]" office:value-type="float" office:value="5.7734962406015" calcext:value-type="float">
            <text:p>5.773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float" office:value="1.90244657788789" calcext:value-type="float">
            <text:p>1.902</text:p>
          </table:table-cell>
          <table:table-cell table:style-name="ce31" table:formula="of:=[.F52]/[.I52]" office:value-type="float" office:value="0.954467487915172" calcext:value-type="float">
            <text:p>0.954</text:p>
          </table:table-cell>
          <table:table-cell table:style-name="ce31" table:formula="of:=[.G52]/[.J52]" office:value-type="float" office:value="0.941176470588235" calcext:value-type="float">
            <text:p>0.941</text:p>
          </table:table-cell>
          <table:table-cell table:style-name="ce30" table:formula="of:=[.E52]/[.K52]" office:value-type="float" office:value="3.17796171753751" calcext:value-type="float">
            <text:p>3.178</text:p>
          </table:table-cell>
          <table:table-cell table:style-name="ce31" table:formula="of:=[.F52]/[.L52]" office:value-type="float" office:value="0.817332087061023" calcext:value-type="float">
            <text:p>0.817</text:p>
          </table:table-cell>
          <table:table-cell table:style-name="ce31" table:formula="of:=[.G52]/[.M52]" office:value-type="float" office:value="0.8" calcext:value-type="float">
            <text:p>0.800</text:p>
          </table:table-cell>
          <table:table-cell table:style-name="ce30" table:formula="of:=[.E52]/[.N52]" office:value-type="float" office:value="4.35673758865248" calcext:value-type="float">
            <text:p>4.357</text:p>
          </table:table-cell>
          <table:table-cell table:style-name="ce31" table:formula="of:=[.F52]/[.O52]" office:value-type="float" office:value="0.629732510288066" calcext:value-type="float">
            <text:p>0.630</text:p>
          </table:table-cell>
          <table:table-cell table:style-name="ce31" table:formula="of:=[.G52]/[.P52]" office:value-type="float" office:value="0.5" calcext:value-type="float">
            <text:p>0.500</text:p>
          </table:table-cell>
          <table:table-cell table:style-name="ce30" table:formula="of:=[.E52]/[.Q52]" office:value-type="float" office:value="5.7734962406015" calcext:value-type="float">
            <text:p>5.773</text:p>
          </table:table-cell>
          <table:table-cell table:style-name="ce31" table:formula="of:=[.F52]/[.R52]" office:value-type="float" office:value="0.544960826210826" calcext:value-type="float">
            <text:p>0.545</text:p>
          </table:table-cell>
          <table:table-cell table:style-name="ce31" table:formula="of:=[.G52]/[.S52]" office:value-type="float" office:value="0.355555555555556" calcext:value-type="float">
            <text:p>0.356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97351302561549" calcext:value-type="float">
            <text:p>1.974</text:p>
          </table:table-cell>
          <table:table-cell table:style-name="ce30" table:formula="of:=[.E53]/[.K53]" office:value-type="float" office:value="3.19109209864117" calcext:value-type="float">
            <text:p>3.191</text:p>
          </table:table-cell>
          <table:table-cell table:style-name="ce30" table:formula="of:=[.E53]/[.N53]" office:value-type="float" office:value="4.7329252817795" calcext:value-type="float">
            <text:p>4.733</text:p>
          </table:table-cell>
          <table:table-cell table:style-name="ce30" table:formula="of:=[.E53]/[.Q53]" office:value-type="float" office:value="6.10328231783617" calcext:value-type="float">
            <text:p>6.103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float" office:value="1.97351302561549" calcext:value-type="float">
            <text:p>1.974</text:p>
          </table:table-cell>
          <table:table-cell table:style-name="ce31" table:formula="of:=[.F53]/[.I53]" office:value-type="float" office:value="0.990955041234371" calcext:value-type="float">
            <text:p>0.991</text:p>
          </table:table-cell>
          <table:table-cell table:style-name="ce31" table:formula="of:=[.G53]/[.J53]" office:value-type="float" office:value="1.66666666666667" calcext:value-type="float">
            <text:p>1.667</text:p>
          </table:table-cell>
          <table:table-cell table:style-name="ce30" table:formula="of:=[.E53]/[.K53]" office:value-type="float" office:value="3.19109209864117" calcext:value-type="float">
            <text:p>3.191</text:p>
          </table:table-cell>
          <table:table-cell table:style-name="ce31" table:formula="of:=[.F53]/[.L53]" office:value-type="float" office:value="0.813433698570309" calcext:value-type="float">
            <text:p>0.813</text:p>
          </table:table-cell>
          <table:table-cell table:style-name="ce31" table:formula="of:=[.G53]/[.M53]" office:value-type="float" office:value="0.909090909090909" calcext:value-type="float">
            <text:p>0.909</text:p>
          </table:table-cell>
          <table:table-cell table:style-name="ce30" table:formula="of:=[.E53]/[.N53]" office:value-type="float" office:value="4.7329252817795" calcext:value-type="float">
            <text:p>4.733</text:p>
          </table:table-cell>
          <table:table-cell table:style-name="ce31" table:formula="of:=[.F53]/[.O53]" office:value-type="float" office:value="0.669850638910045" calcext:value-type="float">
            <text:p>0.670</text:p>
          </table:table-cell>
          <table:table-cell table:style-name="ce31" table:formula="of:=[.G53]/[.P53]" office:value-type="float" office:value="0.434782608695652" calcext:value-type="float">
            <text:p>0.435</text:p>
          </table:table-cell>
          <table:table-cell table:style-name="ce30" table:formula="of:=[.E53]/[.Q53]" office:value-type="float" office:value="6.10328231783617" calcext:value-type="float">
            <text:p>6.103</text:p>
          </table:table-cell>
          <table:table-cell table:style-name="ce31" table:formula="of:=[.F53]/[.R53]" office:value-type="float" office:value="0.557752607102593" calcext:value-type="float">
            <text:p>0.558</text:p>
          </table:table-cell>
          <table:table-cell table:style-name="ce31" table:formula="of:=[.G53]/[.S53]" office:value-type="float" office:value="0.118577075098814" calcext:value-type="float">
            <text:p>0.119</text:p>
          </table:table-cell>
          <table:table-cell table:style-name="Default" table:number-columns-repeated="6"/>
          <table:table-cell table:number-columns-repeated="45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01:36:30.239406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19:34.721685363</meta:creation-date>
    <dc:date>2021-04-10T01:36:42.717265102</dc:date>
    <meta:editing-duration>PT6H44M31S</meta:editing-duration>
    <meta:editing-cycles>240</meta:editing-cycles>
    <meta:generator>LibreOffice/6.4.6.2$Linux_X86_64 LibreOffice_project/40$Build-2</meta:generator>
    <meta:document-statistic meta:table-count="1" meta:cell-count="123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555cm" svg:height="21.124cm" xlink:href=".." xlink:type="simple" chart:class="chart:bar" chart:style-name="ch1">
        <chart:title svg:x="13.601cm" svg:y="0.558cm" chart:style-name="ch2">
          <text:p>Pi Approximation (Monte Carlo Method) - C Version</text:p>
        </chart:title>
        <chart:subtitle svg:x="16.246cm" svg:y="1.759cm" chart:style-name="ch3">
          <text:p>Execution Times in Seconds</text:p>
        </chart:subtitle>
        <chart:legend chart:legend-position="end" svg:x="34.948cm" svg:y="8.769cm" style:legend-expansion="high" chart:style-name="ch4"/>
        <chart:plot-area chart:style-name="ch5" table:cell-range-address="'Performance Comparison - Sequential and Parallel with PThreads'.A45:'Performance Comparison - Sequential and Parallel with PThreads'.S53" chart:data-source-has-labels="both" svg:x="1.762cm" svg:y="2.864cm" svg:width="32.435cm" svg:height="16.857cm">
          <chartooo:coordinate-region svg:x="3.045cm" svg:y="3.063cm" svg:width="31.152cm" svg:height="15.613cm"/>
          <chart:axis chart:dimension="x" chart:name="primary-x" chart:style-name="ch6" chartooo:axis-type="auto">
            <chartooo:date-scale/>
            <chart:title svg:x="14.601cm" svg:y="20.143cm" chart:style-name="ch7">
              <text:p>Sequential/Parallel Configurations and Clocks</text:p>
            </chart:title>
            <chart:categories table:cell-range-address="'Performance Comparison - Sequential and Parallel with PThreads'.B45:'Performance Comparison - Sequential and Parallel with PThreads'.S46"/>
            <chart:grid chart:style-name="ch8" chart:class="major"/>
          </chart:axis>
          <chart:axis chart:dimension="y" chart:name="primary-y" chart:style-name="ch9">
            <chart:title svg:x="0.451cm" svg:y="13.32cm" chart:style-name="ch10">
              <text:p>Execution Times (Second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'Performance Comparison - Sequential and Parallel with PThreads'.B47:'Performance Comparison - Sequential and Parallel with PThreads'.S47" chart:label-cell-address="'Performance Comparison - Sequential and Parallel with PThreads'.A47:'Performance Comparison - Sequential and Parallel with PThreads'.A47" chart:class="chart:bar">
            <chart:data-point chart:repeated="18"/>
          </chart:series>
          <chart:series chart:style-name="ch13" chart:values-cell-range-address="'Performance Comparison - Sequential and Parallel with PThreads'.B48:'Performance Comparison - Sequential and Parallel with PThreads'.S48" chart:label-cell-address="'Performance Comparison - Sequential and Parallel with PThreads'.A48:'Performance Comparison - Sequential and Parallel with PThreads'.A48" chart:class="chart:bar">
            <chart:data-point chart:repeated="18"/>
          </chart:series>
          <chart:series chart:style-name="ch14" chart:values-cell-range-address="'Performance Comparison - Sequential and Parallel with PThreads'.B49:'Performance Comparison - Sequential and Parallel with PThreads'.S49" chart:label-cell-address="'Performance Comparison - Sequential and Parallel with PThreads'.A49:'Performance Comparison - Sequential and Parallel with PThreads'.A49" chart:class="chart:bar">
            <chart:data-point chart:repeated="18"/>
          </chart:series>
          <chart:series chart:style-name="ch15" chart:values-cell-range-address="'Performance Comparison - Sequential and Parallel with PThreads'.B50:'Performance Comparison - Sequential and Parallel with PThreads'.S50" chart:label-cell-address="'Performance Comparison - Sequential and Parallel with PThreads'.A50:'Performance Comparison - Sequential and Parallel with PThreads'.A50" chart:class="chart:bar">
            <chart:data-point chart:repeated="18"/>
          </chart:series>
          <chart:series chart:style-name="ch16" chart:values-cell-range-address="'Performance Comparison - Sequential and Parallel with PThreads'.B51:'Performance Comparison - Sequential and Parallel with PThreads'.S51" chart:label-cell-address="'Performance Comparison - Sequential and Parallel with PThreads'.A51:'Performance Comparison - Sequential and Parallel with PThreads'.A51" chart:class="chart:bar">
            <chart:data-point chart:repeated="18"/>
          </chart:series>
          <chart:series chart:style-name="ch17" chart:values-cell-range-address="'Performance Comparison - Sequential and Parallel with PThreads'.B52:'Performance Comparison - Sequential and Parallel with PThreads'.S52" chart:label-cell-address="'Performance Comparison - Sequential and Parallel with PThreads'.A52:'Performance Comparison - Sequential and Parallel with PThreads'.A52" chart:class="chart:bar">
            <chart:data-point chart:repeated="18"/>
          </chart:series>
          <chart:series chart:style-name="ch18" chart:values-cell-range-address="'Performance Comparison - Sequential and Parallel with PThreads'.B53:'Performance Comparison - Sequential and Parallel with PThreads'.S53" chart:label-cell-address="'Performance Comparison - Sequential and Parallel with PThreads'.A53:'Performance Comparison - Sequential and Parallel with PThreads'.A53" chart:class="chart:bar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B45:'Performance Comparison - Sequential and Parallel with PThreads'.S46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PThreads'.A47:'Performance Comparison - Sequential and Parallel with PThreads'.A47</svg:desc>
                </draw:g>
              </table:table-cell>
              <table:table-cell office:value-type="float" office:value="0.0032">
                <text:p>0.0032</text:p>
                <draw:g>
                  <svg:desc>'Performance Comparison - Sequential and Parallel with PThreads'.B47:'Performance Comparison - Sequential and Parallel with PThreads'.S47</svg:desc>
                </draw:g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0038">
                <text:p>0.0038</text:p>
              </table:table-cell>
              <table:table-cell office:value-type="float" office:value="0.003">
                <text:p>0.003</text:p>
              </table:table-cell>
              <table:table-cell office:value-type="float" office:value="0.0008">
                <text:p>0.0008</text:p>
              </table:table-cell>
              <table:table-cell office:value-type="float" office:value="0.0038">
                <text:p>0.0038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2">
                <text:p>0.0032</text:p>
              </table:table-cell>
              <table:table-cell office:value-type="float" office:value="0.0022">
                <text:p>0.0022</text:p>
              </table:table-cell>
              <table:table-cell office:value-type="float" office:value="0.0018">
                <text:p>0.0018</text:p>
              </table:table-cell>
              <table:table-cell office:value-type="float" office:value="0.0038">
                <text:p>0.0038</text:p>
              </table:table-cell>
              <table:table-cell office:value-type="float" office:value="0.0018">
                <text:p>0.0018</text:p>
              </table:table-cell>
              <table:table-cell office:value-type="float" office:value="0.004">
                <text:p>0.004</text:p>
              </table:table-cell>
              <table:table-cell office:value-type="float" office:value="0.0038">
                <text:p>0.0038</text:p>
              </table:table-cell>
              <table:table-cell office:value-type="float" office:value="0.0014">
                <text:p>0.0014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PThreads'.A48:'Performance Comparison - Sequential and Parallel with PThreads'.A48</svg:desc>
                </draw:g>
              </table:table-cell>
              <table:table-cell office:value-type="float" office:value="0.0038">
                <text:p>0.0038</text:p>
                <draw:g>
                  <svg:desc>'Performance Comparison - Sequential and Parallel with PThreads'.B48:'Performance Comparison - Sequential and Parallel with PThreads'.S48</svg:desc>
                </draw:g>
              </table:table-cell>
              <table:table-cell office:value-type="float" office:value="0.0022">
                <text:p>0.0022</text:p>
              </table:table-cell>
              <table:table-cell office:value-type="float" office:value="0.0016">
                <text:p>0.0016</text:p>
              </table:table-cell>
              <table:table-cell office:value-type="float" office:value="0.004">
                <text:p>0.004</text:p>
              </table:table-cell>
              <table:table-cell office:value-type="float" office:value="0.0024">
                <text:p>0.0024</text:p>
              </table:table-cell>
              <table:table-cell office:value-type="float" office:value="0.0016">
                <text:p>0.0016</text:p>
              </table:table-cell>
              <table:table-cell office:value-type="float" office:value="0.0038">
                <text:p>0.0038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8">
                <text:p>0.0038</text:p>
              </table:table-cell>
              <table:table-cell office:value-type="float" office:value="0.003">
                <text:p>0.003</text:p>
              </table:table-cell>
              <table:table-cell office:value-type="float" office:value="0.0016">
                <text:p>0.0016</text:p>
              </table:table-cell>
              <table:table-cell office:value-type="float" office:value="0.004">
                <text:p>0.004</text:p>
              </table:table-cell>
              <table:table-cell office:value-type="float" office:value="0.0018">
                <text:p>0.0018</text:p>
              </table:table-cell>
              <table:table-cell office:value-type="float" office:value="0.0052">
                <text:p>0.0052</text:p>
              </table:table-cell>
              <table:table-cell office:value-type="float" office:value="0.0042">
                <text:p>0.0042</text:p>
              </table:table-cell>
              <table:table-cell office:value-type="float" office:value="0.0014">
                <text:p>0.0014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PThreads'.A49:'Performance Comparison - Sequential and Parallel with PThreads'.A49</svg:desc>
                </draw:g>
              </table:table-cell>
              <table:table-cell office:value-type="float" office:value="0.0108">
                <text:p>0.0108</text:p>
                <draw:g>
                  <svg:desc>'Performance Comparison - Sequential and Parallel with PThreads'.B49:'Performance Comparison - Sequential and Parallel with PThreads'.S49</svg:desc>
                </draw:g>
              </table:table-cell>
              <table:table-cell office:value-type="float" office:value="0.0104">
                <text:p>0.0104</text:p>
              </table:table-cell>
              <table:table-cell office:value-type="float" office:value="0.0008">
                <text:p>0.0008</text:p>
              </table:table-cell>
              <table:table-cell office:value-type="float" office:value="0.0092">
                <text:p>0.0092</text:p>
              </table:table-cell>
              <table:table-cell office:value-type="float" office:value="0.005">
                <text:p>0.005</text:p>
              </table:table-cell>
              <table:table-cell office:value-type="float" office:value="0.0044">
                <text:p>0.0044</text:p>
              </table:table-cell>
              <table:table-cell office:value-type="float" office:value="0.0062">
                <text:p>0.0062</text:p>
              </table:table-cell>
              <table:table-cell office:value-type="float" office:value="0.007">
                <text:p>0.007</text:p>
              </table:table-cell>
              <table:table-cell office:value-type="float" office:value="0.0024">
                <text:p>0.0024</text:p>
              </table:table-cell>
              <table:table-cell office:value-type="float" office:value="0.0044">
                <text:p>0.0044</text:p>
              </table:table-cell>
              <table:table-cell office:value-type="float" office:value="0.005">
                <text:p>0.005</text:p>
              </table:table-cell>
              <table:table-cell office:value-type="float" office:value="0.0038">
                <text:p>0.0038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4">
                <text:p>0.0064</text:p>
              </table:table-cell>
              <table:table-cell office:value-type="float" office:value="0.0052">
                <text:p>0.0052</text:p>
              </table:table-cell>
              <table:table-cell office:value-type="float" office:value="0.0068">
                <text:p>0.0068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PThreads'.A50:'Performance Comparison - Sequential and Parallel with PThreads'.A50</svg:desc>
                </draw:g>
              </table:table-cell>
              <table:table-cell office:value-type="float" office:value="0.0508">
                <text:p>0.0508</text:p>
                <draw:g>
                  <svg:desc>'Performance Comparison - Sequential and Parallel with PThreads'.B50:'Performance Comparison - Sequential and Parallel with PThreads'.S50</svg:desc>
                </draw:g>
              </table:table-cell>
              <table:table-cell office:value-type="float" office:value="0.0498">
                <text:p>0.0498</text:p>
              </table:table-cell>
              <table:table-cell office:value-type="float" office:value="0.0008">
                <text:p>0.0008</text:p>
              </table:table-cell>
              <table:table-cell office:value-type="float" office:value="0.0444">
                <text:p>0.0444</text:p>
              </table:table-cell>
              <table:table-cell office:value-type="float" office:value="0.0424">
                <text:p>0.0424</text:p>
              </table:table-cell>
              <table:table-cell office:value-type="float" office:value="0.0022">
                <text:p>0.0022</text:p>
              </table:table-cell>
              <table:table-cell office:value-type="float" office:value="0.0312">
                <text:p>0.0312</text:p>
              </table:table-cell>
              <table:table-cell office:value-type="float" office:value="0.0552">
                <text:p>0.0552</text:p>
              </table:table-cell>
              <table:table-cell office:value-type="float" office:value="0.0038">
                <text:p>0.0038</text:p>
              </table:table-cell>
              <table:table-cell office:value-type="float" office:value="0.019">
                <text:p>0.019</text:p>
              </table:table-cell>
              <table:table-cell office:value-type="float" office:value="0.0598">
                <text:p>0.0598</text:p>
              </table:table-cell>
              <table:table-cell office:value-type="float" office:value="0.0018">
                <text:p>0.0018</text:p>
              </table:table-cell>
              <table:table-cell office:value-type="float" office:value="0.0088">
                <text:p>0.0088</text:p>
              </table:table-cell>
              <table:table-cell office:value-type="float" office:value="0.0472">
                <text:p>0.0472</text:p>
              </table:table-cell>
              <table:table-cell office:value-type="float" office:value="0.0024">
                <text:p>0.0024</text:p>
              </table:table-cell>
              <table:table-cell office:value-type="float" office:value="0.0146">
                <text:p>0.0146</text:p>
              </table:table-cell>
              <table:table-cell office:value-type="float" office:value="0.0796">
                <text:p>0.0796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PThreads'.A51:'Performance Comparison - Sequential and Parallel with PThreads'.A51</svg:desc>
                </draw:g>
              </table:table-cell>
              <table:table-cell office:value-type="float" office:value="0.2006">
                <text:p>0.2006</text:p>
                <draw:g>
                  <svg:desc>'Performance Comparison - Sequential and Parallel with PThreads'.B51:'Performance Comparison - Sequential and Parallel with PThreads'.S51</svg:desc>
                </draw:g>
              </table:table-cell>
              <table:table-cell office:value-type="float" office:value="0.1988">
                <text:p>0.1988</text:p>
              </table:table-cell>
              <table:table-cell office:value-type="float" office:value="0.002">
                <text:p>0.002</text:p>
              </table:table-cell>
              <table:table-cell office:value-type="float" office:value="0.1584">
                <text:p>0.1584</text:p>
              </table:table-cell>
              <table:table-cell office:value-type="float" office:value="0.1572">
                <text:p>0.1572</text:p>
              </table:table-cell>
              <table:table-cell office:value-type="float" office:value="0.0008">
                <text:p>0.0008</text:p>
              </table:table-cell>
              <table:table-cell office:value-type="float" office:value="0.2744">
                <text:p>0.2744</text:p>
              </table:table-cell>
              <table:table-cell office:value-type="float" office:value="0.1898">
                <text:p>0.1898</text:p>
              </table:table-cell>
              <table:table-cell office:value-type="float" office:value="0.0022">
                <text:p>0.0022</text:p>
              </table:table-cell>
              <table:table-cell office:value-type="float" office:value="0.0656">
                <text:p>0.0656</text:p>
              </table:table-cell>
              <table:table-cell office:value-type="float" office:value="0.239">
                <text:p>0.239</text:p>
              </table:table-cell>
              <table:table-cell office:value-type="float" office:value="0.0034">
                <text:p>0.0034</text:p>
              </table:table-cell>
              <table:table-cell office:value-type="float" office:value="0.0538">
                <text:p>0.0538</text:p>
              </table:table-cell>
              <table:table-cell office:value-type="float" office:value="0.3734">
                <text:p>0.3734</text:p>
              </table:table-cell>
              <table:table-cell office:value-type="float" office:value="0.0026">
                <text:p>0.0026</text:p>
              </table:table-cell>
              <table:table-cell office:value-type="float" office:value="0.048">
                <text:p>0.048</text:p>
              </table:table-cell>
              <table:table-cell office:value-type="float" office:value="0.4336">
                <text:p>0.4336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PThreads'.A52:'Performance Comparison - Sequential and Parallel with PThreads'.A52</svg:desc>
                </draw:g>
              </table:table-cell>
              <table:table-cell office:value-type="float" office:value="1.742">
                <text:p>1.742</text:p>
                <draw:g>
                  <svg:desc>'Performance Comparison - Sequential and Parallel with PThreads'.B52:'Performance Comparison - Sequential and Parallel with PThreads'.S52</svg:desc>
                </draw:g>
              </table:table-cell>
              <table:table-cell office:value-type="float" office:value="1.73948">
                <text:p>1.73948</text:p>
              </table:table-cell>
              <table:table-cell office:value-type="float" office:value="0.0006">
                <text:p>0.0006</text:p>
              </table:table-cell>
              <table:table-cell office:value-type="float" office:value="1.2286">
                <text:p>1.2286</text:p>
              </table:table-cell>
              <table:table-cell office:value-type="float" office:value="1.2242">
                <text:p>1.2242</text:p>
              </table:table-cell>
              <table:table-cell office:value-type="float" office:value="0.0032">
                <text:p>0.0032</text:p>
              </table:table-cell>
              <table:table-cell office:value-type="float" office:value="0.6458">
                <text:p>0.6458</text:p>
              </table:table-cell>
              <table:table-cell office:value-type="float" office:value="1.2826">
                <text:p>1.2826</text:p>
              </table:table-cell>
              <table:table-cell office:value-type="float" office:value="0.0034">
                <text:p>0.0034</text:p>
              </table:table-cell>
              <table:table-cell office:value-type="float" office:value="0.3866">
                <text:p>0.3866</text:p>
              </table:table-cell>
              <table:table-cell office:value-type="float" office:value="1.4978">
                <text:p>1.4978</text:p>
              </table:table-cell>
              <table:table-cell office:value-type="float" office:value="0.004">
                <text:p>0.004</text:p>
              </table:table-cell>
              <table:table-cell office:value-type="float" office:value="0.282">
                <text:p>0.282</text:p>
              </table:table-cell>
              <table:table-cell office:value-type="float" office:value="1.944">
                <text:p>1.944</text:p>
              </table:table-cell>
              <table:table-cell office:value-type="float" office:value="0.0064">
                <text:p>0.0064</text:p>
              </table:table-cell>
              <table:table-cell office:value-type="float" office:value="0.2128">
                <text:p>0.2128</text:p>
              </table:table-cell>
              <table:table-cell office:value-type="float" office:value="2.2464">
                <text:p>2.246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PThreads'.A53:'Performance Comparison - Sequential and Parallel with PThreads'.A53</svg:desc>
                </draw:g>
              </table:table-cell>
              <table:table-cell office:value-type="float" office:value="17.7252">
                <text:p>17.7252</text:p>
                <draw:g>
                  <svg:desc>'Performance Comparison - Sequential and Parallel with PThreads'.B53:'Performance Comparison - Sequential and Parallel with PThreads'.S53</svg:desc>
                </draw:g>
              </table:table-cell>
              <table:table-cell office:value-type="float" office:value="17.712">
                <text:p>17.712</text:p>
              </table:table-cell>
              <table:table-cell office:value-type="float" office:value="0.0024">
                <text:p>0.0024</text:p>
              </table:table-cell>
              <table:table-cell office:value-type="float" office:value="12.6814">
                <text:p>12.6814</text:p>
              </table:table-cell>
              <table:table-cell office:value-type="float" office:value="12.665">
                <text:p>12.665</text:p>
              </table:table-cell>
              <table:table-cell office:value-type="float" office:value="0.006">
                <text:p>0.006</text:p>
              </table:table-cell>
              <table:table-cell office:value-type="float" office:value="6.4258">
                <text:p>6.4258</text:p>
              </table:table-cell>
              <table:table-cell office:value-type="float" office:value="12.7806">
                <text:p>12.7806</text:p>
              </table:table-cell>
              <table:table-cell office:value-type="float" office:value="0.0036">
                <text:p>0.0036</text:p>
              </table:table-cell>
              <table:table-cell office:value-type="float" office:value="3.974">
                <text:p>3.974</text:p>
              </table:table-cell>
              <table:table-cell office:value-type="float" office:value="15.5698">
                <text:p>15.5698</text:p>
              </table:table-cell>
              <table:table-cell office:value-type="float" office:value="0.0066">
                <text:p>0.0066</text:p>
              </table:table-cell>
              <table:table-cell office:value-type="float" office:value="2.6794">
                <text:p>2.6794</text:p>
              </table:table-cell>
              <table:table-cell office:value-type="float" office:value="18.9072">
                <text:p>18.9072</text:p>
              </table:table-cell>
              <table:table-cell office:value-type="float" office:value="0.0138">
                <text:p>0.0138</text:p>
              </table:table-cell>
              <table:table-cell office:value-type="float" office:value="2.0778">
                <text:p>2.0778</text:p>
              </table:table-cell>
              <table:table-cell office:value-type="float" office:value="22.7072">
                <text:p>22.7072</text:p>
              </table:table-cell>
              <table:table-cell office:value-type="float" office:value="0.0506">
                <text:p>0.0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12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12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121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7.589cm" svg:height="21.143cm" xlink:href=".." xlink:type="simple" chart:class="chart:line" chart:style-name="ch1">
        <chart:title svg:x="13.618cm" svg:y="0.558cm" chart:style-name="ch2">
          <text:p>Pi Approximation (Monte Carlo Method) - C Version</text:p>
        </chart:title>
        <chart:subtitle svg:x="15.39cm" svg:y="1.759cm" chart:style-name="ch3">
          <text:p>Speedups Achieved in Percentage (%)</text:p>
        </chart:subtitle>
        <chart:legend chart:legend-position="end" svg:x="33.229cm" svg:y="7.533cm" style:legend-expansion="high" chart:style-name="ch4"/>
        <chart:plot-area chart:style-name="ch5" table:cell-range-address="'Performance Comparison - Sequential and Parallel with PThreads'.A59:'Performance Comparison - Sequential and Parallel with PThreads'.M67" chart:data-source-has-labels="both" svg:x="1.762cm" svg:y="2.864cm" svg:width="30.716cm" svg:height="16.876cm">
          <chartooo:coordinate-region svg:x="2.86cm" svg:y="3.063cm" svg:width="28.69cm" svg:height="16.03cm"/>
          <chart:axis chart:dimension="x" chart:name="primary-x" chart:style-name="ch6" chartooo:axis-type="auto">
            <chartooo:date-scale/>
            <chart:title svg:x="15.819cm" svg:y="20.162cm" chart:style-name="ch7">
              <text:p>Number of Points</text:p>
            </chart:title>
            <chart:categories table:cell-range-address="'Performance Comparison - Sequential and Parallel with PThreads'.A61:'Performance Comparison - Sequential and Parallel with PThreads'.A67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391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B61:'Performance Comparison - Sequential and Parallel with PThreads'.B67" chart:label-cell-address="'Performance Comparison - Sequential and Parallel with PThreads'.B59:'Performance Comparison - Sequential and Parallel with PThreads'.B60" chart:class="chart:line">
            <chart:data-point chart:repeated="7"/>
          </chart:series>
          <chart:series chart:style-name="ch13" chart:values-cell-range-address="'Performance Comparison - Sequential and Parallel with PThreads'.C61:'Performance Comparison - Sequential and Parallel with PThreads'.C67" chart:label-cell-address="'Performance Comparison - Sequential and Parallel with PThreads'.C59:'Performance Comparison - Sequential and Parallel with PThreads'.C60" chart:class="chart:line">
            <chart:data-point chart:repeated="7"/>
          </chart:series>
          <chart:series chart:style-name="ch14" chart:values-cell-range-address="'Performance Comparison - Sequential and Parallel with PThreads'.D61:'Performance Comparison - Sequential and Parallel with PThreads'.D67" chart:label-cell-address="'Performance Comparison - Sequential and Parallel with PThreads'.D59:'Performance Comparison - Sequential and Parallel with PThreads'.D60" chart:class="chart:line">
            <chart:data-point chart:repeated="7"/>
          </chart:series>
          <chart:series chart:style-name="ch15" chart:values-cell-range-address="'Performance Comparison - Sequential and Parallel with PThreads'.E61:'Performance Comparison - Sequential and Parallel with PThreads'.E67" chart:label-cell-address="'Performance Comparison - Sequential and Parallel with PThreads'.E59:'Performance Comparison - Sequential and Parallel with PThreads'.E60" chart:class="chart:line">
            <chart:data-point chart:repeated="7"/>
          </chart:series>
          <chart:series chart:style-name="ch16" chart:values-cell-range-address="'Performance Comparison - Sequential and Parallel with PThreads'.F61:'Performance Comparison - Sequential and Parallel with PThreads'.F67" chart:label-cell-address="'Performance Comparison - Sequential and Parallel with PThreads'.F59:'Performance Comparison - Sequential and Parallel with PThreads'.F60" chart:class="chart:line">
            <chart:data-point chart:repeated="7"/>
          </chart:series>
          <chart:series chart:style-name="ch17" chart:values-cell-range-address="'Performance Comparison - Sequential and Parallel with PThreads'.G61:'Performance Comparison - Sequential and Parallel with PThreads'.G67" chart:label-cell-address="'Performance Comparison - Sequential and Parallel with PThreads'.G59:'Performance Comparison - Sequential and Parallel with PThreads'.G60" chart:class="chart:line">
            <chart:data-point chart:repeated="7"/>
          </chart:series>
          <chart:series chart:style-name="ch18" chart:values-cell-range-address="'Performance Comparison - Sequential and Parallel with PThreads'.H61:'Performance Comparison - Sequential and Parallel with PThreads'.H67" chart:label-cell-address="'Performance Comparison - Sequential and Parallel with PThreads'.H59:'Performance Comparison - Sequential and Parallel with PThreads'.H60" chart:class="chart:line">
            <chart:data-point chart:repeated="7"/>
          </chart:series>
          <chart:series chart:style-name="ch19" chart:values-cell-range-address="'Performance Comparison - Sequential and Parallel with PThreads'.I61:'Performance Comparison - Sequential and Parallel with PThreads'.I67" chart:label-cell-address="'Performance Comparison - Sequential and Parallel with PThreads'.I59:'Performance Comparison - Sequential and Parallel with PThreads'.I60" chart:class="chart:line">
            <chart:data-point chart:repeated="7"/>
          </chart:series>
          <chart:series chart:style-name="ch20" chart:values-cell-range-address="'Performance Comparison - Sequential and Parallel with PThreads'.J61:'Performance Comparison - Sequential and Parallel with PThreads'.J67" chart:label-cell-address="'Performance Comparison - Sequential and Parallel with PThreads'.J59:'Performance Comparison - Sequential and Parallel with PThreads'.J60" chart:class="chart:line">
            <chart:data-point chart:repeated="7"/>
          </chart:series>
          <chart:series chart:style-name="ch21" chart:values-cell-range-address="'Performance Comparison - Sequential and Parallel with PThreads'.K61:'Performance Comparison - Sequential and Parallel with PThreads'.K67" chart:label-cell-address="'Performance Comparison - Sequential and Parallel with PThreads'.K59:'Performance Comparison - Sequential and Parallel with PThreads'.K60" chart:class="chart:line">
            <chart:data-point chart:repeated="7"/>
          </chart:series>
          <chart:series chart:style-name="ch22" chart:values-cell-range-address="'Performance Comparison - Sequential and Parallel with PThreads'.L61:'Performance Comparison - Sequential and Parallel with PThreads'.L67" chart:label-cell-address="'Performance Comparison - Sequential and Parallel with PThreads'.L59:'Performance Comparison - Sequential and Parallel with PThreads'.L60" chart:class="chart:line">
            <chart:data-point chart:repeated="7"/>
          </chart:series>
          <chart:series chart:style-name="ch23" chart:values-cell-range-address="'Performance Comparison - Sequential and Parallel with PThreads'.M61:'Performance Comparison - Sequential and Parallel with PThreads'.M67" chart:label-cell-address="'Performance Comparison - Sequential and Parallel with PThreads'.M59:'Performance Comparison - Sequential and Parallel with PThreads'.M60" chart:class="chart:line">
            <chart:data-point chart:repeated="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B59:'Performance Comparison - Sequential and Parallel with PThreads'.B60</svg:desc>
                </draw:g>
              </table:table-cell>
              <table:table-cell office:value-type="string">
                <text:p>2 Threads User</text:p>
                <text:list>
                  <text:list-item>
                    <text:p>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C59:'Performance Comparison - Sequential and Parallel with PThreads'.C60</svg:desc>
                </draw:g>
              </table:table-cell>
              <table:table-cell office:value-type="string">
                <text:p>2 Threads System</text:p>
                <text:list>
                  <text:list-item>
                    <text:p>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D59:'Performance Comparison - Sequential and Parallel with PThreads'.D60</svg:desc>
                </draw:g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E59:'Performance Comparison - Sequential and Parallel with PThreads'.E60</svg:desc>
                </draw:g>
              </table:table-cell>
              <table:table-cell office:value-type="string">
                <text:p>4 Threads User</text:p>
                <text:list>
                  <text:list-item>
                    <text:p>4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F59:'Performance Comparison - Sequential and Parallel with PThreads'.F60</svg:desc>
                </draw:g>
              </table:table-cell>
              <table:table-cell office:value-type="string">
                <text:p>4 Threads System</text:p>
                <text:list>
                  <text:list-item>
                    <text:p>4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G59:'Performance Comparison - Sequential and Parallel with PThreads'.G60</svg:desc>
                </draw:g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H59:'Performance Comparison - Sequential and Parallel with PThreads'.H60</svg:desc>
                </draw:g>
              </table:table-cell>
              <table:table-cell office:value-type="string">
                <text:p>8 Threads User</text:p>
                <text:list>
                  <text:list-item>
                    <text:p>8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I59:'Performance Comparison - Sequential and Parallel with PThreads'.I60</svg:desc>
                </draw:g>
              </table:table-cell>
              <table:table-cell office:value-type="string">
                <text:p>8 Threads System</text:p>
                <text:list>
                  <text:list-item>
                    <text:p>8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J59:'Performance Comparison - Sequential and Parallel with PThreads'.J60</svg:desc>
                </draw:g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K59:'Performance Comparison - Sequential and Parallel with PThreads'.K60</svg:desc>
                </draw:g>
              </table:table-cell>
              <table:table-cell office:value-type="string">
                <text:p>12 Threads User</text:p>
                <text:list>
                  <text:list-item>
                    <text:p>1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PThreads'.L59:'Performance Comparison - Sequential and Parallel with PThreads'.L60</svg:desc>
                </draw:g>
              </table:table-cell>
              <table:table-cell office:value-type="string">
                <text:p>12 Threads System</text:p>
                <text:list>
                  <text:list-item>
                    <text:p>1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PThreads'.M59:'Performance Comparison - Sequential and Parallel with PThreads'.M6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PThreads'.A61:'Performance Comparison - Sequential and Parallel with PThreads'.A67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B61:'Performance Comparison - Sequential and Parallel with PThreads'.B67</svg:desc>
                </draw:g>
              </table:table-cell>
              <table:table-cell office:value-type="float" office:value="1.5">
                <text:p>1.5</text:p>
                <draw:g>
                  <svg:desc>'Performance Comparison - Sequential and Parallel with PThreads'.C61:'Performance Comparison - Sequential and Parallel with PThreads'.C67</svg:desc>
                </draw:g>
              </table:table-cell>
              <table:table-cell office:value-type="float" office:value="0.4">
                <text:p>0.4</text:p>
                <draw:g>
                  <svg:desc>'Performance Comparison - Sequential and Parallel with PThreads'.D61:'Performance Comparison - Sequential and Parallel with PThreads'.D67</svg:desc>
                </draw:g>
              </table:table-cell>
              <table:table-cell office:value-type="float" office:value="1.1875">
                <text:p>1.1875</text:p>
                <draw:g>
                  <svg:desc>'Performance Comparison - Sequential and Parallel with PThreads'.E61:'Performance Comparison - Sequential and Parallel with PThreads'.E67</svg:desc>
                </draw:g>
              </table:table-cell>
              <table:table-cell office:value-type="float" office:value="1.36363636363636">
                <text:p>1.36363636363636</text:p>
                <draw:g>
                  <svg:desc>'Performance Comparison - Sequential and Parallel with PThreads'.F61:'Performance Comparison - Sequential and Parallel with PThreads'.F67</svg:desc>
                </draw:g>
              </table:table-cell>
              <table:table-cell office:value-type="float" office:value="0.444444444444444">
                <text:p>0.444444444444444</text:p>
                <draw:g>
                  <svg:desc>'Performance Comparison - Sequential and Parallel with PThreads'.G61:'Performance Comparison - Sequential and Parallel with PThreads'.G67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H61:'Performance Comparison - Sequential and Parallel with PThreads'.H67</svg:desc>
                </draw:g>
              </table:table-cell>
              <table:table-cell office:value-type="float" office:value="1.66666666666667">
                <text:p>1.66666666666667</text:p>
                <draw:g>
                  <svg:desc>'Performance Comparison - Sequential and Parallel with PThreads'.I61:'Performance Comparison - Sequential and Parallel with PThreads'.I67</svg:desc>
                </draw:g>
              </table:table-cell>
              <table:table-cell office:value-type="float" office:value="0.2">
                <text:p>0.2</text:p>
                <draw:g>
                  <svg:desc>'Performance Comparison - Sequential and Parallel with PThreads'.J61:'Performance Comparison - Sequential and Parallel with PThreads'.J67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K61:'Performance Comparison - Sequential and Parallel with PThreads'.K67</svg:desc>
                </draw:g>
              </table:table-cell>
              <table:table-cell office:value-type="float" office:value="2.14285714285714">
                <text:p>2.14285714285714</text:p>
                <draw:g>
                  <svg:desc>'Performance Comparison - Sequential and Parallel with PThreads'.L61:'Performance Comparison - Sequential and Parallel with PThreads'.L67</svg:desc>
                </draw:g>
              </table:table-cell>
              <table:table-cell office:value-type="float" office:value="0.153846153846154">
                <text:p>0.153846153846154</text:p>
                <draw:g>
                  <svg:desc>'Performance Comparison - Sequential and Parallel with PThreads'.M61:'Performance Comparison - Sequential and Parallel with PThreads'.M6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0.275862068965517">
                <text:p>0.2758620689655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8387096774194">
                <text:p>1.4838709677419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1">
                <text:p>1</text:p>
              </table:table-cell>
              <table:table-cell office:value-type="float" office:value="1.15789473684211">
                <text:p>1.15789473684211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0.6875">
                <text:p>0.6875</text:p>
              </table:table-cell>
              <table:table-cell office:value-type="float" office:value="1.76923076923077">
                <text:p>1.76923076923077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0.768115942028985">
                <text:p>0.768115942028985</text:p>
              </table:table-cell>
              <table:table-cell office:value-type="float" office:value="0.578947368421052">
                <text:p>0.578947368421052</text:p>
              </table:table-cell>
              <table:table-cell office:value-type="float" office:value="2.33684210526316">
                <text:p>2.33684210526316</text:p>
              </table:table-cell>
              <table:table-cell office:value-type="float" office:value="0.709030100334448">
                <text:p>0.709030100334448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5.04545454545455">
                <text:p>5.04545454545455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916666666666666">
                <text:p>0.916666666666666</text:p>
              </table:table-cell>
              <table:table-cell office:value-type="float" office:value="3.04109589041096">
                <text:p>3.04109589041096</text:p>
              </table:table-cell>
              <table:table-cell office:value-type="float" office:value="0.532663316582915">
                <text:p>0.53266331658291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0.828240252897787">
                <text:p>0.82824025289778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2.41463414634146">
                <text:p>2.41463414634146</text:p>
              </table:table-cell>
              <table:table-cell office:value-type="float" office:value="0.657740585774059">
                <text:p>0.657740585774059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2.94423791821561">
                <text:p>2.94423791821561</text:p>
              </table:table-cell>
              <table:table-cell office:value-type="float" office:value="0.420996250669523">
                <text:p>0.42099625066952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3.3">
                <text:p>3.3</text:p>
              </table:table-cell>
              <table:table-cell office:value-type="float" office:value="0.362546125461255">
                <text:p>0.36254612546125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90244657788789">
                <text:p>1.90244657788789</text:p>
              </table:table-cell>
              <table:table-cell office:value-type="float" office:value="0.954467487915172">
                <text:p>0.954467487915172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3.17796171753751">
                <text:p>3.17796171753751</text:p>
              </table:table-cell>
              <table:table-cell office:value-type="float" office:value="0.817332087061023">
                <text:p>0.817332087061023</text:p>
              </table:table-cell>
              <table:table-cell office:value-type="float" office:value="0.8">
                <text:p>0.8</text:p>
              </table:table-cell>
              <table:table-cell office:value-type="float" office:value="4.35673758865248">
                <text:p>4.35673758865248</text:p>
              </table:table-cell>
              <table:table-cell office:value-type="float" office:value="0.629732510288066">
                <text:p>0.629732510288066</text:p>
              </table:table-cell>
              <table:table-cell office:value-type="float" office:value="0.5">
                <text:p>0.5</text:p>
              </table:table-cell>
              <table:table-cell office:value-type="float" office:value="5.7734962406015">
                <text:p>5.7734962406015</text:p>
              </table:table-cell>
              <table:table-cell office:value-type="float" office:value="0.544960826210826">
                <text:p>0.544960826210826</text:p>
              </table:table-cell>
              <table:table-cell office:value-type="float" office:value="0.355555555555556">
                <text:p>0.355555555555556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7351302561549">
                <text:p>1.97351302561549</text:p>
              </table:table-cell>
              <table:table-cell office:value-type="float" office:value="0.990955041234371">
                <text:p>0.99095504123437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3.19109209864117">
                <text:p>3.19109209864117</text:p>
              </table:table-cell>
              <table:table-cell office:value-type="float" office:value="0.813433698570309">
                <text:p>0.8134336985703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4.7329252817795">
                <text:p>4.7329252817795</text:p>
              </table:table-cell>
              <table:table-cell office:value-type="float" office:value="0.669850638910045">
                <text:p>0.669850638910045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6.10328231783617">
                <text:p>6.10328231783617</text:p>
              </table:table-cell>
              <table:table-cell office:value-type="float" office:value="0.557752607102593">
                <text:p>0.557752607102593</text:p>
              </table:table-cell>
              <table:table-cell office:value-type="float" office:value="0.118577075098814">
                <text:p>0.1185770750988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831cm" svg:height="14.529cm" xlink:href=".." xlink:type="simple" chart:class="chart:area" chart:style-name="ch1">
        <chart:title svg:x="7.739cm" svg:y="0.426cm" chart:style-name="ch2">
          <text:p>Pi Approximation (Monte Carlo Method) - C Version</text:p>
        </chart:title>
        <chart:subtitle svg:x="8.558cm" svg:y="1.495cm" chart:style-name="ch3">
          <text:p>Execution Times in Seconds (Standard Deviation)</text:p>
        </chart:subtitle>
        <chart:legend chart:legend-position="end" svg:x="23.224cm" svg:y="5.471cm" style:legend-expansion="high" chart:style-name="ch4"/>
        <chart:plot-area chart:style-name="ch5" table:cell-range-address="'Performance Comparison - Sequential and Parallel with PThreads'.V3:'Performance Comparison - Sequential and Parallel with PThreads'.AN11" chart:data-source-has-labels="both" svg:x="1.527cm" svg:y="2.468cm" svg:width="21.181cm" svg:height="10.79cm">
          <chartooo:coordinate-region svg:x="2.625cm" svg:y="2.468cm" svg:width="20.083cm" svg:height="8.751cm"/>
          <chart:axis chart:dimension="x" chart:name="primary-x" chart:style-name="ch6" chartooo:axis-type="auto">
            <chartooo:date-scale/>
            <chart:title svg:x="8.739cm" svg:y="13.548cm" chart:style-name="ch7">
              <text:p>Sequential/Parallel Configurations and Clocks</text:p>
            </chart:title>
            <chart:categories table:cell-range-address="'Performance Comparison - Sequential and Parallel with PThreads'.W3:'Performance Comparison - Sequential and Parallel with PThreads'.AN4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1.492cm" chart:style-name="ch11">
              <text:p>Execution Times in Seconds (Standard Deviation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W5:'Performance Comparison - Sequential and Parallel with PThreads'.AN5" chart:label-cell-address="'Performance Comparison - Sequential and Parallel with PThreads'.V5:'Performance Comparison - Sequential and Parallel with PThreads'.V5" chart:class="chart:area">
            <chart:data-point chart:repeated="18"/>
          </chart:series>
          <chart:series chart:style-name="ch13" chart:values-cell-range-address="'Performance Comparison - Sequential and Parallel with PThreads'.W6:'Performance Comparison - Sequential and Parallel with PThreads'.AN6" chart:label-cell-address="'Performance Comparison - Sequential and Parallel with PThreads'.V6:'Performance Comparison - Sequential and Parallel with PThreads'.V6" chart:class="chart:area">
            <chart:data-point chart:repeated="18"/>
          </chart:series>
          <chart:series chart:style-name="ch14" chart:values-cell-range-address="'Performance Comparison - Sequential and Parallel with PThreads'.W7:'Performance Comparison - Sequential and Parallel with PThreads'.AN7" chart:label-cell-address="'Performance Comparison - Sequential and Parallel with PThreads'.V7:'Performance Comparison - Sequential and Parallel with PThreads'.V7" chart:class="chart:area">
            <chart:data-point chart:repeated="18"/>
          </chart:series>
          <chart:series chart:style-name="ch15" chart:values-cell-range-address="'Performance Comparison - Sequential and Parallel with PThreads'.W8:'Performance Comparison - Sequential and Parallel with PThreads'.AN8" chart:label-cell-address="'Performance Comparison - Sequential and Parallel with PThreads'.V8:'Performance Comparison - Sequential and Parallel with PThreads'.V8" chart:class="chart:area">
            <chart:data-point chart:repeated="18"/>
          </chart:series>
          <chart:series chart:style-name="ch16" chart:values-cell-range-address="'Performance Comparison - Sequential and Parallel with PThreads'.W9:'Performance Comparison - Sequential and Parallel with PThreads'.AN9" chart:label-cell-address="'Performance Comparison - Sequential and Parallel with PThreads'.V9:'Performance Comparison - Sequential and Parallel with PThreads'.V9" chart:class="chart:area">
            <chart:data-point chart:repeated="18"/>
          </chart:series>
          <chart:series chart:style-name="ch17" chart:values-cell-range-address="'Performance Comparison - Sequential and Parallel with PThreads'.W10:'Performance Comparison - Sequential and Parallel with PThreads'.AN10" chart:label-cell-address="'Performance Comparison - Sequential and Parallel with PThreads'.V10:'Performance Comparison - Sequential and Parallel with PThreads'.V10" chart:class="chart:area">
            <chart:data-point chart:repeated="18"/>
          </chart:series>
          <chart:series chart:style-name="ch18" chart:values-cell-range-address="'Performance Comparison - Sequential and Parallel with PThreads'.W11:'Performance Comparison - Sequential and Parallel with PThreads'.AN11" chart:label-cell-address="'Performance Comparison - Sequential and Parallel with PThreads'.V11:'Performance Comparison - Sequential and Parallel with PThreads'.V11" chart:class="chart:area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PThreads'.W3:'Performance Comparison - Sequential and Parallel with PThreads'.AN4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PThreads'.V5:'Performance Comparison - Sequential and Parallel with PThreads'.V5</svg:desc>
                </draw:g>
              </table:table-cell>
              <table:table-cell office:value-type="float" office:value="0.000447213595499958">
                <text:p>0.000447213595499958</text:p>
                <draw:g>
                  <svg:desc>'Performance Comparison - Sequential and Parallel with PThreads'.W5:'Performance Comparison - Sequential and Parallel with PThreads'.AN5</svg:desc>
                </draw:g>
              </table:table-cell>
              <table:table-cell office:value-type="float" office:value="0.00114017542509914">
                <text:p>0.00114017542509914</text:p>
              </table:table-cell>
              <table:table-cell office:value-type="float" office:value="0.00134164078649987">
                <text:p>0.00134164078649987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173205080756888">
                <text:p>0.00173205080756888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109544511501033">
                <text:p>0.00109544511501033</text:p>
              </table:table-cell>
              <table:table-cell office:value-type="float" office:value="0.00204939015319192">
                <text:p>0.00204939015319192</text:p>
              </table:table-cell>
              <table:table-cell office:value-type="float" office:value="0.00216794833886788">
                <text:p>0.00216794833886788</text:p>
              </table:table-cell>
              <table:table-cell office:value-type="float" office:value="0.00109544511501033">
                <text:p>0.00109544511501033</text:p>
              </table:table-cell>
              <table:table-cell office:value-type="float" office:value="0.00238746727726266">
                <text:p>0.00238746727726266</text:p>
              </table:table-cell>
              <table:table-cell office:value-type="float" office:value="0.00282842712474619">
                <text:p>0.00282842712474619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151657508881031">
                <text:p>0.00151657508881031</text:p>
              </table:table-cell>
              <table:table-cell office:value-type="float" office:value="0.00130384048104053">
                <text:p>0.00130384048104053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PThreads'.V6:'Performance Comparison - Sequential and Parallel with PThreads'.V6</svg:desc>
                </draw:g>
              </table:table-cell>
              <table:table-cell office:value-type="float" office:value="0.000447213595499958">
                <text:p>0.000447213595499958</text:p>
                <draw:g>
                  <svg:desc>'Performance Comparison - Sequential and Parallel with PThreads'.W6:'Performance Comparison - Sequential and Parallel with PThreads'.AN6</svg:desc>
                </draw:g>
              </table:table-cell>
              <table:table-cell office:value-type="float" office:value="0.00204939015319192">
                <text:p>0.00204939015319192</text:p>
              </table:table-cell>
              <table:table-cell office:value-type="float" office:value="0.0018165902124585">
                <text:p>0.0018165902124585</text:p>
              </table:table-cell>
              <table:table-cell office:value-type="float" office:value="0">
                <text:p>0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367423461417477">
                <text:p>0.00367423461417477</text:p>
              </table:table-cell>
              <table:table-cell office:value-type="float" office:value="0.00234520787991171">
                <text:p>0.00234520787991171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">
                <text:p>0.002</text:p>
              </table:table-cell>
              <table:table-cell office:value-type="float" office:value="0.00134164078649987">
                <text:p>0.00134164078649987</text:p>
              </table:table-cell>
              <table:table-cell office:value-type="float" office:value="0">
                <text:p>0</text:p>
              </table:table-cell>
              <table:table-cell office:value-type="float" office:value="0.00248997991959775">
                <text:p>0.00248997991959775</text:p>
              </table:table-cell>
              <table:table-cell office:value-type="float" office:value="0.00248997991959775">
                <text:p>0.00248997991959775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167332005306815">
                <text:p>0.00167332005306815</text:p>
              </table:table-cell>
              <table:table-cell office:value-type="float" office:value="0.00356370593624109">
                <text:p>0.00356370593624109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PThreads'.V7:'Performance Comparison - Sequential and Parallel with PThreads'.V7</svg:desc>
                </draw:g>
              </table:table-cell>
              <table:table-cell office:value-type="float" office:value="0.000836660026534075">
                <text:p>0.000836660026534075</text:p>
                <draw:g>
                  <svg:desc>'Performance Comparison - Sequential and Parallel with PThreads'.W7:'Performance Comparison - Sequential and Parallel with PThreads'.AN7</svg:desc>
                </draw:g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234520787991172">
                <text:p>0.00234520787991172</text:p>
              </table:table-cell>
              <table:table-cell office:value-type="float" office:value="0.00260768096208106">
                <text:p>0.00260768096208106</text:p>
              </table:table-cell>
              <table:table-cell office:value-type="float" office:value="0.00130384048104053">
                <text:p>0.00130384048104053</text:p>
              </table:table-cell>
              <table:table-cell office:value-type="float" office:value="0.00458257569495584">
                <text:p>0.00458257569495584</text:p>
              </table:table-cell>
              <table:table-cell office:value-type="float" office:value="0.00391152144312159">
                <text:p>0.00391152144312159</text:p>
              </table:table-cell>
              <table:table-cell office:value-type="float" office:value="0.000894427190999916">
                <text:p>0.000894427190999916</text:p>
              </table:table-cell>
              <table:table-cell office:value-type="float" office:value="0.00479583152331272">
                <text:p>0.00479583152331272</text:p>
              </table:table-cell>
              <table:table-cell office:value-type="float" office:value="0.00496990945591567">
                <text:p>0.00496990945591567</text:p>
              </table:table-cell>
              <table:table-cell office:value-type="float" office:value="0.00122474487139159">
                <text:p>0.00122474487139159</text:p>
              </table:table-cell>
              <table:table-cell office:value-type="float" office:value="0.00489897948556636">
                <text:p>0.00489897948556636</text:p>
              </table:table-cell>
              <table:table-cell office:value-type="float" office:value="0.00585662018573853">
                <text:p>0.00585662018573853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630079360080935">
                <text:p>0.00630079360080935</text:p>
              </table:table-cell>
              <table:table-cell office:value-type="float" office:value="0.00609918027279076">
                <text:p>0.00609918027279076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PThreads'.V8:'Performance Comparison - Sequential and Parallel with PThreads'.V8</svg:desc>
                </draw:g>
              </table:table-cell>
              <table:table-cell office:value-type="float" office:value="0.00178885438199983">
                <text:p>0.00178885438199983</text:p>
                <draw:g>
                  <svg:desc>'Performance Comparison - Sequential and Parallel with PThreads'.W8:'Performance Comparison - Sequential and Parallel with PThreads'.AN8</svg:desc>
                </draw:g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000447213595499958">
                <text:p>0.000447213595499958</text:p>
              </table:table-cell>
              <table:table-cell office:value-type="float" office:value="0.00357770876399966">
                <text:p>0.00357770876399966</text:p>
              </table:table-cell>
              <table:table-cell office:value-type="float" office:value="0.00384707681233427">
                <text:p>0.00384707681233427</text:p>
              </table:table-cell>
              <table:table-cell office:value-type="float" office:value="0.00258843582110896">
                <text:p>0.00258843582110896</text:p>
              </table:table-cell>
              <table:table-cell office:value-type="float" office:value="0.000836660026534076">
                <text:p>0.000836660026534076</text:p>
              </table:table-cell>
              <table:table-cell office:value-type="float" office:value="0.00277488738510232">
                <text:p>0.00277488738510232</text:p>
              </table:table-cell>
              <table:table-cell office:value-type="float" office:value="0.00294957624075053">
                <text:p>0.00294957624075053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0.00420713679359253">
                <text:p>0.00420713679359253</text:p>
              </table:table-cell>
              <table:table-cell office:value-type="float" office:value="0.00248997991959775">
                <text:p>0.00248997991959775</text:p>
              </table:table-cell>
              <table:table-cell office:value-type="float" office:value="0.00454972526643093">
                <text:p>0.00454972526643093</text:p>
              </table:table-cell>
              <table:table-cell office:value-type="float" office:value="0.0276532095786366">
                <text:p>0.0276532095786366</text:p>
              </table:table-cell>
              <table:table-cell office:value-type="float" office:value="0.00230217288664427">
                <text:p>0.00230217288664427</text:p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712741187248218">
                <text:p>0.00712741187248218</text:p>
              </table:table-cell>
              <table:table-cell office:value-type="float" office:value="0.00650384501660364">
                <text:p>0.00650384501660364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PThreads'.V9:'Performance Comparison - Sequential and Parallel with PThreads'.V9</svg:desc>
                </draw:g>
              </table:table-cell>
              <table:table-cell office:value-type="float" office:value="0.00151657508881031">
                <text:p>0.00151657508881031</text:p>
                <draw:g>
                  <svg:desc>'Performance Comparison - Sequential and Parallel with PThreads'.W9:'Performance Comparison - Sequential and Parallel with PThreads'.AN9</svg:desc>
                </draw:g>
              </table:table-cell>
              <table:table-cell office:value-type="float" office:value="0.00294957624075053">
                <text:p>0.00294957624075053</text:p>
              </table:table-cell>
              <table:table-cell office:value-type="float" office:value="0.00393700393700591">
                <text:p>0.00393700393700591</text:p>
              </table:table-cell>
              <table:table-cell office:value-type="float" office:value="0.000547722557505167">
                <text:p>0.000547722557505167</text:p>
              </table:table-cell>
              <table:table-cell office:value-type="float" office:value="0.00130384048104053">
                <text:p>0.00130384048104053</text:p>
              </table:table-cell>
              <table:table-cell office:value-type="float" office:value="0.00178885438199983">
                <text:p>0.00178885438199983</text:p>
              </table:table-cell>
              <table:table-cell office:value-type="float" office:value="0.394444292644728">
                <text:p>0.394444292644728</text:p>
              </table:table-cell>
              <table:table-cell office:value-type="float" office:value="0.00370135110466435">
                <text:p>0.00370135110466435</text:p>
              </table:table-cell>
              <table:table-cell office:value-type="float" office:value="0.00216794833886788">
                <text:p>0.00216794833886788</text:p>
              </table:table-cell>
              <table:table-cell office:value-type="float" office:value="0.003286335345031">
                <text:p>0.003286335345031</text:p>
              </table:table-cell>
              <table:table-cell office:value-type="float" office:value="0.0103198837202751">
                <text:p>0.0103198837202751</text:p>
              </table:table-cell>
              <table:table-cell office:value-type="float" office:value="0.00313049516849971">
                <text:p>0.00313049516849971</text:p>
              </table:table-cell>
              <table:table-cell office:value-type="float" office:value="0.0033466401061363">
                <text:p>0.0033466401061363</text:p>
              </table:table-cell>
              <table:table-cell office:value-type="float" office:value="0.0246130046926417">
                <text:p>0.0246130046926417</text:p>
              </table:table-cell>
              <table:table-cell office:value-type="float" office:value="0.00371483512420134">
                <text:p>0.00371483512420134</text:p>
              </table:table-cell>
              <table:table-cell office:value-type="float" office:value="0.00360555127546399">
                <text:p>0.00360555127546399</text:p>
              </table:table-cell>
              <table:table-cell office:value-type="float" office:value="0.0444612190566116">
                <text:p>0.0444612190566116</text:p>
              </table:table-cell>
              <table:table-cell office:value-type="float" office:value="0.00219089023002066">
                <text:p>0.00219089023002066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PThreads'.V10:'Performance Comparison - Sequential and Parallel with PThreads'.V10</svg:desc>
                </draw:g>
              </table:table-cell>
              <table:table-cell office:value-type="float" office:value="0.0299332590941915">
                <text:p>0.0299332590941915</text:p>
                <draw:g>
                  <svg:desc>'Performance Comparison - Sequential and Parallel with PThreads'.W10:'Performance Comparison - Sequential and Parallel with PThreads'.AN10</svg:desc>
                </draw:g>
              </table:table-cell>
              <table:table-cell office:value-type="float" office:value="0.0290560148678376">
                <text:p>0.0290560148678376</text:p>
              </table:table-cell>
              <table:table-cell office:value-type="float" office:value="0.000547722557505166">
                <text:p>0.000547722557505166</text:p>
              </table:table-cell>
              <table:table-cell office:value-type="float" office:value="0.00832466215530689">
                <text:p>0.00832466215530689</text:p>
              </table:table-cell>
              <table:table-cell office:value-type="float" office:value="0.00898331787259027">
                <text:p>0.00898331787259027</text:p>
              </table:table-cell>
              <table:table-cell office:value-type="float" office:value="0.00204939015319192">
                <text:p>0.00204939015319192</text:p>
              </table:table-cell>
              <table:table-cell office:value-type="float" office:value="0.00526307894677631">
                <text:p>0.00526307894677631</text:p>
              </table:table-cell>
              <table:table-cell office:value-type="float" office:value="0.00996493853468248">
                <text:p>0.00996493853468248</text:p>
              </table:table-cell>
              <table:table-cell office:value-type="float" office:value="0.00219089023002066">
                <text:p>0.00219089023002066</text:p>
              </table:table-cell>
              <table:table-cell office:value-type="float" office:value="0.00680441033448161">
                <text:p>0.00680441033448161</text:p>
              </table:table-cell>
              <table:table-cell office:value-type="float" office:value="0.0242528348858437">
                <text:p>0.0242528348858437</text:p>
              </table:table-cell>
              <table:table-cell office:value-type="float" office:value="0.00282842712474619">
                <text:p>0.00282842712474619</text:p>
              </table:table-cell>
              <table:table-cell office:value-type="float" office:value="0.00474341649025257">
                <text:p>0.00474341649025257</text:p>
              </table:table-cell>
              <table:table-cell office:value-type="float" office:value="0.0557718567021038">
                <text:p>0.0557718567021038</text:p>
              </table:table-cell>
              <table:table-cell office:value-type="float" office:value="0.00357770876399966">
                <text:p>0.00357770876399966</text:p>
              </table:table-cell>
              <table:table-cell office:value-type="float" office:value="0.00653452370108181">
                <text:p>0.00653452370108181</text:p>
              </table:table-cell>
              <table:table-cell office:value-type="float" office:value="0.0146389890361323">
                <text:p>0.0146389890361323</text:p>
              </table:table-cell>
              <table:table-cell office:value-type="float" office:value="0.00412310562561766">
                <text:p>0.00412310562561766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PThreads'.V11:'Performance Comparison - Sequential and Parallel with PThreads'.V11</svg:desc>
                </draw:g>
              </table:table-cell>
              <table:table-cell office:value-type="float" office:value="0.406148618119034">
                <text:p>0.406148618119034</text:p>
                <draw:g>
                  <svg:desc>'Performance Comparison - Sequential and Parallel with PThreads'.W11:'Performance Comparison - Sequential and Parallel with PThreads'.AN11</svg:desc>
                </draw:g>
              </table:table-cell>
              <table:table-cell office:value-type="float" office:value="0.392252469718166">
                <text:p>0.392252469718166</text:p>
              </table:table-cell>
              <table:table-cell office:value-type="float" office:value="0.00313049516849971">
                <text:p>0.00313049516849971</text:p>
              </table:table-cell>
              <table:table-cell office:value-type="float" office:value="0.309603456053062">
                <text:p>0.309603456053062</text:p>
              </table:table-cell>
              <table:table-cell office:value-type="float" office:value="0.285925689646803">
                <text:p>0.285925689646803</text:p>
              </table:table-cell>
              <table:table-cell office:value-type="float" office:value="0.00809320702811932">
                <text:p>0.00809320702811932</text:p>
              </table:table-cell>
              <table:table-cell office:value-type="float" office:value="0.250876862225276">
                <text:p>0.250876862225276</text:p>
              </table:table-cell>
              <table:table-cell office:value-type="float" office:value="0.490929017272355">
                <text:p>0.490929017272355</text:p>
              </table:table-cell>
              <table:table-cell office:value-type="float" office:value="0.00151657508881031">
                <text:p>0.00151657508881031</text:p>
              </table:table-cell>
              <table:table-cell office:value-type="float" office:value="0.135607890625878">
                <text:p>0.135607890625878</text:p>
              </table:table-cell>
              <table:table-cell office:value-type="float" office:value="0.563503061216175">
                <text:p>0.563503061216175</text:p>
              </table:table-cell>
              <table:table-cell office:value-type="float" office:value="0.00527257053058563">
                <text:p>0.00527257053058563</text:p>
              </table:table-cell>
              <table:table-cell office:value-type="float" office:value="0.0319499608763452">
                <text:p>0.0319499608763452</text:p>
              </table:table-cell>
              <table:table-cell office:value-type="float" office:value="0.19031868011312">
                <text:p>0.19031868011312</text:p>
              </table:table-cell>
              <table:table-cell office:value-type="float" office:value="0.00884307638777366">
                <text:p>0.00884307638777366</text:p>
              </table:table-cell>
              <table:table-cell office:value-type="float" office:value="0.0262716577322407">
                <text:p>0.0262716577322407</text:p>
              </table:table-cell>
              <table:table-cell office:value-type="float" office:value="0.197121028812249">
                <text:p>0.197121028812249</text:p>
              </table:table-cell>
              <table:table-cell office:value-type="float" office:value="0.013630847369111">
                <text:p>0.013630847369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346cm" svg:height="21.614cm" xlink:href=".." xlink:type="simple" chart:class="chart:line" chart:style-name="ch1">
        <chart:title svg:x="10.497cm" svg:y="0.568cm" chart:style-name="ch2">
          <text:p>Pi Approximation (Monte Carlo Method) - C Version</text:p>
        </chart:title>
        <chart:subtitle svg:x="12.269cm" svg:y="1.779cm" chart:style-name="ch3">
          <text:p>Speedups Achieved in Percentage (%)</text:p>
        </chart:subtitle>
        <chart:legend chart:legend-position="end" svg:x="28.282cm" svg:y="9.761cm" style:legend-expansion="high" chart:style-name="ch4"/>
        <chart:plot-area chart:style-name="ch5" table:cell-range-address="'Performance Comparison - Sequential and Parallel with PThreads'.V59:'Performance Comparison - Sequential and Parallel with PThreads'.Z66" chart:data-source-has-labels="both" svg:x="1.637cm" svg:y="2.894cm" svg:width="26.019cm" svg:height="17.307cm">
          <chartooo:coordinate-region svg:x="2.735cm" svg:y="3.094cm" svg:width="23.993cm" svg:height="16.46cm"/>
          <chart:axis chart:dimension="x" chart:name="primary-x" chart:style-name="ch6" chartooo:axis-type="auto">
            <chartooo:date-scale/>
            <chart:title svg:x="13.345cm" svg:y="20.633cm" chart:style-name="ch7">
              <text:p>Number of Points</text:p>
            </chart:title>
            <chart:categories table:cell-range-address="'Performance Comparison - Sequential and Parallel with PThreads'.V60:'Performance Comparison - Sequential and Parallel with PThreads'.V6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636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W60:'Performance Comparison - Sequential and Parallel with PThreads'.W66" chart:label-cell-address="'Performance Comparison - Sequential and Parallel with PThreads'.W59:'Performance Comparison - Sequential and Parallel with PThreads'.W59" chart:class="chart:line">
            <chart:data-point chart:repeated="7"/>
          </chart:series>
          <chart:series chart:style-name="ch13" chart:values-cell-range-address="'Performance Comparison - Sequential and Parallel with PThreads'.X60:'Performance Comparison - Sequential and Parallel with PThreads'.X66" chart:label-cell-address="'Performance Comparison - Sequential and Parallel with PThreads'.X59:'Performance Comparison - Sequential and Parallel with PThreads'.X59" chart:class="chart:line">
            <chart:data-point chart:repeated="7"/>
          </chart:series>
          <chart:series chart:style-name="ch14" chart:values-cell-range-address="'Performance Comparison - Sequential and Parallel with PThreads'.Y60:'Performance Comparison - Sequential and Parallel with PThreads'.Y66" chart:label-cell-address="'Performance Comparison - Sequential and Parallel with PThreads'.Y59:'Performance Comparison - Sequential and Parallel with PThreads'.Y59" chart:class="chart:line">
            <chart:data-point chart:repeated="7"/>
          </chart:series>
          <chart:series chart:style-name="ch15" chart:values-cell-range-address="'Performance Comparison - Sequential and Parallel with PThreads'.Z60:'Performance Comparison - Sequential and Parallel with PThreads'.Z66" chart:label-cell-address="'Performance Comparison - Sequential and Parallel with PThreads'.Z59:'Performance Comparison - Sequential and Parallel with PThreads'.Z59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'Performance Comparison - Sequential and Parallel with PThreads'.W59:'Performance Comparison - Sequential and Parallel with PThreads'.W59</svg:desc>
                </draw:g>
              </table:table-cell>
              <table:table-cell office:value-type="string">
                <text:p>4 Threads</text:p>
                <draw:g>
                  <svg:desc>'Performance Comparison - Sequential and Parallel with PThreads'.X59:'Performance Comparison - Sequential and Parallel with PThreads'.X59</svg:desc>
                </draw:g>
              </table:table-cell>
              <table:table-cell office:value-type="string">
                <text:p>8 Threads</text:p>
                <draw:g>
                  <svg:desc>'Performance Comparison - Sequential and Parallel with PThreads'.Y59:'Performance Comparison - Sequential and Parallel with PThreads'.Y59</svg:desc>
                </draw:g>
              </table:table-cell>
              <table:table-cell office:value-type="string">
                <text:p>12 Threads</text:p>
                <draw:g>
                  <svg:desc>'Performance Comparison - Sequential and Parallel with PThreads'.Z59:'Performance Comparison - Sequential and Parallel with PThreads'.Z5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PThreads'.V60:'Performance Comparison - Sequential and Parallel with PThreads'.V66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W60:'Performance Comparison - Sequential and Parallel with PThreads'.W66</svg:desc>
                </draw:g>
              </table:table-cell>
              <table:table-cell office:value-type="float" office:value="1.1875">
                <text:p>1.1875</text:p>
                <draw:g>
                  <svg:desc>'Performance Comparison - Sequential and Parallel with PThreads'.X60:'Performance Comparison - Sequential and Parallel with PThreads'.X66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Y60:'Performance Comparison - Sequential and Parallel with PThreads'.Y66</svg:desc>
                </draw:g>
              </table:table-cell>
              <table:table-cell office:value-type="float" office:value="1">
                <text:p>1</text:p>
                <draw:g>
                  <svg:desc>'Performance Comparison - Sequential and Parallel with PThreads'.Z60:'Performance Comparison - Sequential and Parallel with PThreads'.Z6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1.05263157894737">
                <text:p>1.05263157894737</text:p>
              </table:table-cell>
              <table:table-cell office:value-type="float" office:value="1">
                <text:p>1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8387096774194">
                <text:p>1.48387096774194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2.3">
                <text:p>2.3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2.33684210526316">
                <text:p>2.33684210526316</text:p>
              </table:table-cell>
              <table:table-cell office:value-type="float" office:value="5.04545454545455">
                <text:p>5.04545454545455</text:p>
              </table:table-cell>
              <table:table-cell office:value-type="float" office:value="3.04109589041096">
                <text:p>3.0410958904109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2.41463414634146">
                <text:p>2.41463414634146</text:p>
              </table:table-cell>
              <table:table-cell office:value-type="float" office:value="2.94423791821561">
                <text:p>2.9442379182156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.90244657788789">
                <text:p>1.90244657788789</text:p>
              </table:table-cell>
              <table:table-cell office:value-type="float" office:value="3.17796171753751">
                <text:p>3.17796171753751</text:p>
              </table:table-cell>
              <table:table-cell office:value-type="float" office:value="4.35673758865248">
                <text:p>4.35673758865248</text:p>
              </table:table-cell>
              <table:table-cell office:value-type="float" office:value="5.7734962406015">
                <text:p>5.7734962406015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97351302561549">
                <text:p>1.97351302561549</text:p>
              </table:table-cell>
              <table:table-cell office:value-type="float" office:value="3.19109209864117">
                <text:p>3.19109209864117</text:p>
              </table:table-cell>
              <table:table-cell office:value-type="float" office:value="4.7329252817795">
                <text:p>4.7329252817795</text:p>
              </table:table-cell>
              <table:table-cell office:value-type="float" office:value="6.10328231783617">
                <text:p>6.10328231783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215cm" svg:height="21.1cm" xlink:href=".." xlink:type="simple" chart:class="chart:bar" chart:style-name="ch1">
        <chart:title svg:x="10.931cm" svg:y="0.558cm" chart:style-name="ch2">
          <text:p>Pi Approximation (Monte Carlo Method) - C Version</text:p>
        </chart:title>
        <chart:subtitle svg:x="13.576cm" svg:y="1.759cm" chart:style-name="ch3">
          <text:p>Execution Times in Seconds</text:p>
        </chart:subtitle>
        <chart:legend chart:legend-position="end" svg:x="29.608cm" svg:y="8.757cm" style:legend-expansion="high" chart:style-name="ch4"/>
        <chart:plot-area chart:style-name="ch5" table:cell-range-address="'Performance Comparison - Sequential and Parallel with PThreads'.V46:'Performance Comparison - Sequential and Parallel with PThreads'.AB53" chart:data-source-has-labels="both" svg:x="1.655cm" svg:y="2.864cm" svg:width="27.309cm" svg:height="16.833cm">
          <chartooo:coordinate-region svg:x="2.938cm" svg:y="3.063cm" svg:width="26.026cm" svg:height="15.987cm"/>
          <chart:axis chart:dimension="x" chart:name="primary-x" chart:style-name="ch6" chartooo:axis-type="auto">
            <chartooo:date-scale/>
            <chart:title svg:x="11.931cm" svg:y="20.119cm" chart:style-name="ch7">
              <text:p>Sequential/Parallel Configurations and Clocks</text:p>
            </chart:title>
            <chart:categories table:cell-range-address="'Performance Comparison - Sequential and Parallel with PThreads'.W46:'Performance Comparison - Sequential and Parallel with PThreads'.AB4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3.308cm" chart:style-name="ch11">
              <text:p>Execution Times (Second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PThreads'.W47:'Performance Comparison - Sequential and Parallel with PThreads'.AB47" chart:label-cell-address="'Performance Comparison - Sequential and Parallel with PThreads'.V47:'Performance Comparison - Sequential and Parallel with PThreads'.V47" chart:class="chart:bar">
            <chart:data-point chart:repeated="6"/>
          </chart:series>
          <chart:series chart:style-name="ch13" chart:values-cell-range-address="'Performance Comparison - Sequential and Parallel with PThreads'.W48:'Performance Comparison - Sequential and Parallel with PThreads'.AB48" chart:label-cell-address="'Performance Comparison - Sequential and Parallel with PThreads'.V48:'Performance Comparison - Sequential and Parallel with PThreads'.V48" chart:class="chart:bar">
            <chart:data-point chart:repeated="6"/>
          </chart:series>
          <chart:series chart:style-name="ch14" chart:values-cell-range-address="'Performance Comparison - Sequential and Parallel with PThreads'.W49:'Performance Comparison - Sequential and Parallel with PThreads'.AB49" chart:label-cell-address="'Performance Comparison - Sequential and Parallel with PThreads'.V49:'Performance Comparison - Sequential and Parallel with PThreads'.V49" chart:class="chart:bar">
            <chart:data-point chart:repeated="6"/>
          </chart:series>
          <chart:series chart:style-name="ch15" chart:values-cell-range-address="'Performance Comparison - Sequential and Parallel with PThreads'.W50:'Performance Comparison - Sequential and Parallel with PThreads'.AB50" chart:label-cell-address="'Performance Comparison - Sequential and Parallel with PThreads'.V50:'Performance Comparison - Sequential and Parallel with PThreads'.V50" chart:class="chart:bar">
            <chart:data-point chart:repeated="6"/>
          </chart:series>
          <chart:series chart:style-name="ch16" chart:values-cell-range-address="'Performance Comparison - Sequential and Parallel with PThreads'.W51:'Performance Comparison - Sequential and Parallel with PThreads'.AB51" chart:label-cell-address="'Performance Comparison - Sequential and Parallel with PThreads'.V51:'Performance Comparison - Sequential and Parallel with PThreads'.V51" chart:class="chart:bar">
            <chart:data-point chart:repeated="6"/>
          </chart:series>
          <chart:series chart:style-name="ch17" chart:values-cell-range-address="'Performance Comparison - Sequential and Parallel with PThreads'.W52:'Performance Comparison - Sequential and Parallel with PThreads'.AB52" chart:label-cell-address="'Performance Comparison - Sequential and Parallel with PThreads'.V52:'Performance Comparison - Sequential and Parallel with PThreads'.V52" chart:class="chart:bar">
            <chart:data-point chart:repeated="6"/>
          </chart:series>
          <chart:series chart:style-name="ch18" chart:values-cell-range-address="'Performance Comparison - Sequential and Parallel with PThreads'.W53:'Performance Comparison - Sequential and Parallel with PThreads'.AB53" chart:label-cell-address="'Performance Comparison - Sequential and Parallel with PThreads'.V53:'Performance Comparison - Sequential and Parallel with PThreads'.V53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Performance Comparison - Sequential and Parallel with PThreads'.W46:'Performance Comparison - Sequential and Parallel with PThreads'.AB46</svg:desc>
                </draw:g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2 Threads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PThreads'.V47:'Performance Comparison - Sequential and Parallel with PThreads'.V47</svg:desc>
                </draw:g>
              </table:table-cell>
              <table:table-cell office:value-type="float" office:value="0.0032">
                <text:p>0.0032</text:p>
                <draw:g>
                  <svg:desc>'Performance Comparison - Sequential and Parallel with PThreads'.W47:'Performance Comparison - Sequential and Parallel with PThreads'.AB47</svg:desc>
                </draw:g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0.0032">
                <text:p>0.0032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PThreads'.V48:'Performance Comparison - Sequential and Parallel with PThreads'.V48</svg:desc>
                </draw:g>
              </table:table-cell>
              <table:table-cell office:value-type="float" office:value="0.0038">
                <text:p>0.0038</text:p>
                <draw:g>
                  <svg:desc>'Performance Comparison - Sequential and Parallel with PThreads'.W48:'Performance Comparison - Sequential and Parallel with PThreads'.AB48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0.004">
                <text:p>0.004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PThreads'.V49:'Performance Comparison - Sequential and Parallel with PThreads'.V49</svg:desc>
                </draw:g>
              </table:table-cell>
              <table:table-cell office:value-type="float" office:value="0.0108">
                <text:p>0.0108</text:p>
                <draw:g>
                  <svg:desc>'Performance Comparison - Sequential and Parallel with PThreads'.W49:'Performance Comparison - Sequential and Parallel with PThreads'.AB49</svg:desc>
                </draw:g>
              </table:table-cell>
              <table:table-cell office:value-type="float" office:value="0.0092">
                <text:p>0.0092</text:p>
              </table:table-cell>
              <table:table-cell office:value-type="float" office:value="0.0062">
                <text:p>0.0062</text:p>
              </table:table-cell>
              <table:table-cell office:value-type="float" office:value="0.0044">
                <text:p>0.0044</text:p>
              </table:table-cell>
              <table:table-cell office:value-type="float" office:value="0.004">
                <text:p>0.004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PThreads'.V50:'Performance Comparison - Sequential and Parallel with PThreads'.V50</svg:desc>
                </draw:g>
              </table:table-cell>
              <table:table-cell office:value-type="float" office:value="0.0508">
                <text:p>0.0508</text:p>
                <draw:g>
                  <svg:desc>'Performance Comparison - Sequential and Parallel with PThreads'.W50:'Performance Comparison - Sequential and Parallel with PThreads'.AB50</svg:desc>
                </draw:g>
              </table:table-cell>
              <table:table-cell office:value-type="float" office:value="0.0444">
                <text:p>0.0444</text:p>
              </table:table-cell>
              <table:table-cell office:value-type="float" office:value="0.0312">
                <text:p>0.0312</text:p>
              </table:table-cell>
              <table:table-cell office:value-type="float" office:value="0.019">
                <text:p>0.019</text:p>
              </table:table-cell>
              <table:table-cell office:value-type="float" office:value="0.0088">
                <text:p>0.0088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PThreads'.V51:'Performance Comparison - Sequential and Parallel with PThreads'.V51</svg:desc>
                </draw:g>
              </table:table-cell>
              <table:table-cell office:value-type="float" office:value="0.2006">
                <text:p>0.2006</text:p>
                <draw:g>
                  <svg:desc>'Performance Comparison - Sequential and Parallel with PThreads'.W51:'Performance Comparison - Sequential and Parallel with PThreads'.AB51</svg:desc>
                </draw:g>
              </table:table-cell>
              <table:table-cell office:value-type="float" office:value="0.1584">
                <text:p>0.1584</text:p>
              </table:table-cell>
              <table:table-cell office:value-type="float" office:value="0.2744">
                <text:p>0.2744</text:p>
              </table:table-cell>
              <table:table-cell office:value-type="float" office:value="0.0656">
                <text:p>0.0656</text:p>
              </table:table-cell>
              <table:table-cell office:value-type="float" office:value="0.0538">
                <text:p>0.053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PThreads'.V52:'Performance Comparison - Sequential and Parallel with PThreads'.V52</svg:desc>
                </draw:g>
              </table:table-cell>
              <table:table-cell office:value-type="float" office:value="1.742">
                <text:p>1.742</text:p>
                <draw:g>
                  <svg:desc>'Performance Comparison - Sequential and Parallel with PThreads'.W52:'Performance Comparison - Sequential and Parallel with PThreads'.AB52</svg:desc>
                </draw:g>
              </table:table-cell>
              <table:table-cell office:value-type="float" office:value="1.2286">
                <text:p>1.2286</text:p>
              </table:table-cell>
              <table:table-cell office:value-type="float" office:value="0.6458">
                <text:p>0.6458</text:p>
              </table:table-cell>
              <table:table-cell office:value-type="float" office:value="0.3866">
                <text:p>0.3866</text:p>
              </table:table-cell>
              <table:table-cell office:value-type="float" office:value="0.282">
                <text:p>0.282</text:p>
              </table:table-cell>
              <table:table-cell office:value-type="float" office:value="0.2128">
                <text:p>0.2128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PThreads'.V53:'Performance Comparison - Sequential and Parallel with PThreads'.V53</svg:desc>
                </draw:g>
              </table:table-cell>
              <table:table-cell office:value-type="float" office:value="17.7252">
                <text:p>17.7252</text:p>
                <draw:g>
                  <svg:desc>'Performance Comparison - Sequential and Parallel with PThreads'.W53:'Performance Comparison - Sequential and Parallel with PThreads'.AB53</svg:desc>
                </draw:g>
              </table:table-cell>
              <table:table-cell office:value-type="float" office:value="12.6814">
                <text:p>12.6814</text:p>
              </table:table-cell>
              <table:table-cell office:value-type="float" office:value="6.4258">
                <text:p>6.4258</text:p>
              </table:table-cell>
              <table:table-cell office:value-type="float" office:value="3.974">
                <text:p>3.974</text:p>
              </table:table-cell>
              <table:table-cell office:value-type="float" office:value="2.6794">
                <text:p>2.6794</text:p>
              </table:table-cell>
              <table:table-cell office:value-type="float" office:value="2.0778">
                <text:p>2.0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